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214cm"/>
    </style:style>
    <style:style style:name="co3" style:family="table-column">
      <style:table-column-properties fo:break-before="auto" style:column-width="2.94cm"/>
    </style:style>
    <style:style style:name="co4" style:family="table-column">
      <style:table-column-properties fo:break-before="auto" style:column-width="3.607cm"/>
    </style:style>
    <style:style style:name="co5" style:family="table-column">
      <style:table-column-properties fo:break-before="auto" style:column-width="3.274cm"/>
    </style:style>
    <style:style style:name="co6" style:family="table-column">
      <style:table-column-properties fo:break-before="auto" style:column-width="1.526cm"/>
    </style:style>
    <style:style style:name="co7" style:family="table-column">
      <style:table-column-properties fo:break-before="auto" style:column-width="1.969cm"/>
    </style:style>
    <style:style style:name="co8" style:family="table-column">
      <style:table-column-properties fo:break-before="auto" style:column-width="4.246cm"/>
    </style:style>
    <style:style style:name="co9" style:family="table-column">
      <style:table-column-properties fo:break-before="auto" style:column-width="3.385cm"/>
    </style:style>
    <style:style style:name="co10" style:family="table-column">
      <style:table-column-properties fo:break-before="auto" style:column-width="3.69cm"/>
    </style:style>
    <style:style style:name="co11" style:family="table-column">
      <style:table-column-properties fo:break-before="auto" style:column-width="5.327cm"/>
    </style:style>
    <style:style style:name="co12" style:family="table-column">
      <style:table-column-properties fo:break-before="auto" style:column-width="1.774cm"/>
    </style:style>
    <style:style style:name="co13" style:family="table-column">
      <style:table-column-properties fo:break-before="auto" style:column-width="4.078cm"/>
    </style:style>
    <style:style style:name="co14" style:family="table-column">
      <style:table-column-properties fo:break-before="auto" style:column-width="0.693cm"/>
    </style:style>
    <style:style style:name="co15" style:family="table-column">
      <style:table-column-properties fo:break-before="auto" style:column-width="3.995cm"/>
    </style:style>
    <style:style style:name="co16" style:family="table-column">
      <style:table-column-properties fo:break-before="auto" style:column-width="5.438cm"/>
    </style:style>
    <style:style style:name="co17" style:family="table-column">
      <style:table-column-properties fo:break-before="auto" style:column-width="4.828cm"/>
    </style:style>
    <style:style style:name="co18" style:family="table-column">
      <style:table-column-properties fo:break-before="auto" style:column-width="6.188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0.473cm" fo:break-before="auto" style:use-optimal-row-height="fals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office:automatic-styles>
  <office:body>
    <office:spreadsheet>
      <table:table table:name="index" table:style-name="ta1" table:print="false">
        <table:table-column table:style-name="co1" table:number-columns-repeated="2" table:default-cell-style-name="Default"/>
        <table:table-row table:style-name="ro1">
          <table:table-cell office:value-type="string">
            <text:p>name</text:p>
          </table:table-cell>
          <table:table-cell office:value-type="string">
            <text:p>bbz_birds</text:p>
          </table:table-cell>
        </table:table-row>
        <table:table-row table:style-name="ro1">
          <table:table-cell office:value-type="string">
            <text:p>description</text:p>
          </table:table-cell>
          <table:table-cell office:value-type="string">
            <text:p>Птицы Богдинско-Баскунчакского заповедника</text:p>
          </table:table-cell>
        </table:table-row>
        <table:table-row table:style-name="ro1">
          <table:table-cell office:value-type="string">
            <text:p>author</text:p>
          </table:table-cell>
          <table:table-cell office:value-type="string">
            <text:p>Гребенников К.А.</text:p>
          </table:table-cell>
        </table:table-row>
        <table:table-row table:style-name="ro1">
          <table:table-cell office:value-type="string">
            <text:p>rank</text:p>
          </table:table-cell>
          <table:table-cell office:value-type="string">
            <text:p>class</text:p>
          </table:table-cell>
        </table:table-row>
        <table:table-row table:style-name="ro1">
          <table:table-cell office:value-type="string">
            <text:p>pseudonym</text:p>
          </table:table-cell>
          <table:table-cell office:value-type="string">
            <text:p>класс</text:p>
          </table:table-cell>
        </table:table-row>
      </table:table>
      <table:table table:name="content" table:style-name="ta1" table:print="false">
        <table:table-column table:style-name="co1" table:default-cell-style-name="Default"/>
        <table:table-column table:style-name="co2" table:default-cell-style-name="Default"/>
        <table:table-row table:style-name="ro1">
          <table:table-cell office:value-type="string">
            <text:p>ID</text:p>
          </table:table-cell>
          <table:table-cell office:value-type="string">
            <text:p>Порядковый номер таксона</text:p>
          </table:table-cell>
        </table:table-row>
        <table:table-row table:style-name="ro1">
          <table:table-cell office:value-type="string">
            <text:p>name</text:p>
          </table:table-cell>
          <table:table-cell office:value-type="string">
            <text:p>Научное название таксона</text:p>
          </table:table-cell>
        </table:table-row>
        <table:table-row table:style-name="ro1">
          <table:table-cell office:value-type="string">
            <text:p>original</text:p>
          </table:table-cell>
          <table:table-cell office:value-type="string">
            <text:p>Оригинальное научное название таксона (по описанию)</text:p>
          </table:table-cell>
        </table:table-row>
        <table:table-row table:style-name="ro1">
          <table:table-cell office:value-type="string">
            <text:p>autor</text:p>
          </table:table-cell>
          <table:table-cell office:value-type="string">
            <text:p>Автор научного названия (полностью - Ivanon, 2000)</text:p>
          </table:table-cell>
        </table:table-row>
        <table:table-row table:style-name="ro1">
          <table:table-cell office:value-type="string">
            <text:p>aut_abbr</text:p>
          </table:table-cell>
          <table:table-cell office:value-type="string">
            <text:p>Автор научного названия (сокращение - Iv.)</text:p>
          </table:table-cell>
        </table:table-row>
        <table:table-row table:style-name="ro1">
          <table:table-cell office:value-type="string">
            <text:p>pseudonym</text:p>
          </table:table-cell>
          <table:table-cell office:value-type="string">
            <text:p>Национальное (народное) название таксона</text:p>
          </table:table-cell>
        </table:table-row>
        <table:table-row table:style-name="ro1">
          <table:table-cell office:value-type="string">
            <text:p>description</text:p>
          </table:table-cell>
          <table:table-cell office:value-type="string">
            <text:p>Произвольное описание таксона</text:p>
          </table:table-cell>
        </table:table-row>
        <table:table-row table:style-name="ro1">
          <table:table-cell office:value-type="string">
            <text:p>frequency</text:p>
          </table:table-cell>
          <table:table-cell office:value-type="string">
            <text:p>Частота встречаемости таксона</text:p>
          </table:table-cell>
        </table:table-row>
        <table:table-row table:style-name="ro1">
          <table:table-cell office:value-type="string">
            <text:p>inhabit</text:p>
          </table:table-cell>
          <table:table-cell office:value-type="string">
            <text:p>Характер обитания таксона (постоянно, пролетный и т.п.)</text:p>
          </table:table-cell>
        </table:table-row>
        <table:table-row table:style-name="ro1">
          <table:table-cell office:value-type="string">
            <text:p>distribution</text:p>
          </table:table-cell>
          <table:table-cell office:value-type="string">
            <text:p>Распространение таксона</text:p>
          </table:table-cell>
        </table:table-row>
        <table:table-row table:style-name="ro1">
          <table:table-cell office:value-type="string">
            <text:p>phenology</text:p>
          </table:table-cell>
          <table:table-cell office:value-type="string">
            <text:p>Фенология таксона</text:p>
          </table:table-cell>
        </table:table-row>
        <table:table-row table:style-name="ro1">
          <table:table-cell office:value-type="string">
            <text:p>ecology</text:p>
          </table:table-cell>
          <table:table-cell office:value-type="string">
            <text:p>Экологические особенности таксона</text:p>
          </table:table-cell>
        </table:table-row>
        <table:table-row table:style-name="ro1">
          <table:table-cell office:value-type="string">
            <text:p>biology</text:p>
          </table:table-cell>
          <table:table-cell office:value-type="string">
            <text:p>Биологические особенности таксона</text:p>
          </table:table-cell>
        </table:table-row>
      </table:table>
      <table:table table:name="content synonym" table:style-name="ta1" table:print="false">
        <table:table-column table:style-name="co1" table:number-columns-repeated="2" table:default-cell-style-name="Default"/>
        <table:table-row table:style-name="ro1">
          <table:table-cell office:value-type="string">
            <text:p>name</text:p>
          </table:table-cell>
          <table:table-cell office:value-type="string">
            <text:p>Полное написание синонимичного названия (Herba vulgaris)</text:p>
          </table:table-cell>
        </table:table-row>
        <table:table-row table:style-name="ro1">
          <table:table-cell office:value-type="string">
            <text:p>abbreviation</text:p>
          </table:table-cell>
          <table:table-cell office:value-type="string">
            <text:p>Сокращенное написание синонимичного названия (H. vulgaris, vulgaris)</text:p>
          </table:table-cell>
        </table:table-row>
        <table:table-row table:style-name="ro1">
          <table:table-cell office:value-type="string">
            <text:p>autor</text:p>
          </table:table-cell>
          <table:table-cell office:value-type="string">
            <text:p>Автор синонимичного названия (полностью - Ivanon, 2000)</text:p>
          </table:table-cell>
        </table:table-row>
        <table:table-row table:style-name="ro1">
          <table:table-cell office:value-type="string">
            <text:p>aut_abbr</text:p>
          </table:table-cell>
          <table:table-cell office:value-type="string">
            <text:p>Автор синонимичного научного названия (сокращение - Iv.)</text:p>
          </table:table-cell>
        </table:table-row>
        <table:table-row table:style-name="ro1">
          <table:table-cell office:value-type="string">
            <text:p>synonymy</text:p>
          </table:table-cell>
          <table:table-cell office:value-type="string">
            <text:p>Автор синонимии (библиографическая ссылка - Сидорович, 2005)</text:p>
          </table:table-cell>
        </table:table-row>
      </table:table>
      <table:table table:name="class" table:style-name="ta1" table:print="false">
        <table:table-column table:style-name="co1" table:number-columns-repeated="13" table:default-cell-style-name="Default"/>
        <table:table-row table:style-name="ro1">
          <table:table-cell office:value-type="string">
            <text:p>ID</text:p>
          </table:table-cell>
          <table:table-cell office:value-type="string">
            <text:p>name</text:p>
          </table:table-cell>
          <table:table-cell office:value-type="string">
            <text:p>original</text:p>
          </table:table-cell>
          <table:table-cell office:value-type="string">
            <text:p>autor</text:p>
          </table:table-cell>
          <table:table-cell office:value-type="string">
            <text:p>aut_abbr</text:p>
          </table:table-cell>
          <table:table-cell office:value-type="string">
            <text:p>pseudonym</text:p>
          </table:table-cell>
          <table:table-cell office:value-type="string">
            <text:p>description</text:p>
          </table:table-cell>
          <table:table-cell office:value-type="string">
            <text:p>frequency</text:p>
          </table:table-cell>
          <table:table-cell office:value-type="string">
            <text:p>inhabit</text:p>
          </table:table-cell>
          <table:table-cell office:value-type="string">
            <text:p>distribution</text:p>
          </table:table-cell>
          <table:table-cell office:value-type="string">
            <text:p>phenology</text:p>
          </table:table-cell>
          <table:table-cell office:value-type="string">
            <text:p>ecology</text:p>
          </table:table-cell>
          <table:table-cell office:value-type="string">
            <text:p>biology</text:p>
          </table:table-cell>
        </table:table-row>
        <table:table-row table:style-name="ro1">
          <table:table-cell/>
          <table:table-cell office:value-type="string">
            <text:p>Aves</text:p>
          </table:table-cell>
          <table:table-cell table:number-columns-repeated="3"/>
          <table:table-cell office:value-type="string">
            <text:p>Птицы</text:p>
          </table:table-cell>
          <table:table-cell table:number-columns-repeated="7"/>
        </table:table-row>
        <table:named-expressions/>
      </table:table>
      <table:table table:name="class synonym" table:style-name="ta1" table:print="false">
        <table:table-column table:style-name="co1" table:number-columns-repeated="6" table:default-cell-style-name="Default"/>
        <table:table-row table:style-name="ro1">
          <table:table-cell table:number-columns-repeated="2" office:value-type="string">
            <text:p>name</text:p>
          </table:table-cell>
          <table:table-cell office:value-type="string">
            <text:p>abbreviation</text:p>
          </table:table-cell>
          <table:table-cell office:value-type="string">
            <text:p>autor</text:p>
          </table:table-cell>
          <table:table-cell office:value-type="string">
            <text:p>aut_abbr</text:p>
          </table:table-cell>
          <table:table-cell office:value-type="string">
            <text:p>synonymy</text:p>
          </table:table-cell>
        </table:table-row>
      </table:table>
      <table:table table:name="ranks" table:style-name="ta1" table:print="false">
        <table:table-column table:style-name="co1" table:number-columns-repeated="3" table:default-cell-style-name="Default"/>
        <table:table-row table:style-name="ro1">
          <table:table-cell office:value-type="string">
            <text:p>taxons</text:p>
          </table:table-cell>
          <table:table-cell office:value-type="string">
            <text:p>taxon</text:p>
          </table:table-cell>
          <table:table-cell office:value-type="string">
            <text:p>pseudonym</text:p>
          </table:table-cell>
        </table:table-row>
        <table:table-row table:style-name="ro1">
          <table:table-cell/>
          <table:table-cell office:value-type="string">
            <text:p>class</text:p>
          </table:table-cell>
          <table:table-cell office:value-type="string">
            <text:p>класс</text:p>
          </table:table-cell>
        </table:table-row>
        <table:table-row table:style-name="ro1">
          <table:table-cell office:value-type="string">
            <text:p>orders</text:p>
          </table:table-cell>
          <table:table-cell office:value-type="string">
            <text:p>order</text:p>
          </table:table-cell>
          <table:table-cell office:value-type="string">
            <text:p>отряд</text:p>
          </table:table-cell>
        </table:table-row>
        <table:table-row table:style-name="ro1">
          <table:table-cell office:value-type="string">
            <text:p>families</text:p>
          </table:table-cell>
          <table:table-cell office:value-type="string">
            <text:p>family</text:p>
          </table:table-cell>
          <table:table-cell office:value-type="string">
            <text:p>семейство</text:p>
          </table:table-cell>
        </table:table-row>
        <table:table-row table:style-name="ro1">
          <table:table-cell office:value-type="string">
            <text:p>species</text:p>
          </table:table-cell>
          <table:table-cell office:value-type="string">
            <text:p>sp.</text:p>
          </table:table-cell>
          <table:table-cell office:value-type="string">
            <text:p>вид</text:p>
          </table:table-cell>
        </table:table-row>
      </table:table>
      <table:table table:name="orders" table:style-name="ta1" table:print="false">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1" table:number-columns-repeated="7" table:default-cell-style-name="Default"/>
        <table:table-row table:style-name="ro2">
          <table:table-cell office:value-type="string">
            <text:p>p_rank</text:p>
          </table:table-cell>
          <table:table-cell office:value-type="string">
            <text:p>parent</text:p>
          </table:table-cell>
          <table:table-cell office:value-type="string">
            <text:p>ID</text:p>
          </table:table-cell>
          <table:table-cell office:value-type="string">
            <text:p>name</text:p>
          </table:table-cell>
          <table:table-cell office:value-type="string">
            <text:p>original</text:p>
          </table:table-cell>
          <table:table-cell office:value-type="string">
            <text:p>autor</text:p>
          </table:table-cell>
          <table:table-cell office:value-type="string">
            <text:p>aut_abbr</text:p>
          </table:table-cell>
          <table:table-cell office:value-type="string">
            <text:p>pseudonym</text:p>
          </table:table-cell>
          <table:table-cell office:value-type="string">
            <text:p>description</text:p>
          </table:table-cell>
          <table:table-cell office:value-type="string">
            <text:p>frequency</text:p>
          </table:table-cell>
          <table:table-cell office:value-type="string">
            <text:p>inhabit</text:p>
          </table:table-cell>
          <table:table-cell office:value-type="string">
            <text:p>distribution</text:p>
          </table:table-cell>
          <table:table-cell office:value-type="string">
            <text:p>phenology</text:p>
          </table:table-cell>
          <table:table-cell office:value-type="string">
            <text:p>ecology</text:p>
          </table:table-cell>
          <table:table-cell office:value-type="string">
            <text:p>biology</text:p>
          </table:table-cell>
        </table:table-row>
        <table:table-row table:style-name="ro2">
          <table:table-cell office:value-type="string">
            <text:p>class</text:p>
          </table:table-cell>
          <table:table-cell office:value-type="string">
            <text:p>Aves</text:p>
          </table:table-cell>
          <table:table-cell/>
          <table:table-cell office:value-type="string">
            <text:p>Gaviiformes</text:p>
          </table:table-cell>
          <table:table-cell table:number-columns-repeated="3"/>
          <table:table-cell office:value-type="string">
            <text:p>Гагар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Podicipediformes</text:p>
          </table:table-cell>
          <table:table-cell table:number-columns-repeated="3"/>
          <table:table-cell office:value-type="string">
            <text:p>Поганк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Pelecaniformes</text:p>
          </table:table-cell>
          <table:table-cell table:number-columns-repeated="3"/>
          <table:table-cell office:value-type="string">
            <text:p>Пеликан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iconiiformes</text:p>
          </table:table-cell>
          <table:table-cell table:number-columns-repeated="3"/>
          <table:table-cell office:value-type="string">
            <text:p>Аист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Anseriformes</text:p>
          </table:table-cell>
          <table:table-cell table:number-columns-repeated="3"/>
          <table:table-cell office:value-type="string">
            <text:p>Гус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Falconiformes</text:p>
          </table:table-cell>
          <table:table-cell table:number-columns-repeated="3"/>
          <table:table-cell office:value-type="string">
            <text:p>Сокол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Galliformes</text:p>
          </table:table-cell>
          <table:table-cell table:number-columns-repeated="3"/>
          <table:table-cell office:value-type="string">
            <text:p>Кур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Gruiformes</text:p>
          </table:table-cell>
          <table:table-cell table:number-columns-repeated="3"/>
          <table:table-cell office:value-type="string">
            <text:p>Журавл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haradriiformes</text:p>
          </table:table-cell>
          <table:table-cell table:number-columns-repeated="3"/>
          <table:table-cell office:value-type="string">
            <text:p>Ржанк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Pterocliformes</text:p>
          </table:table-cell>
          <table:table-cell table:number-columns-repeated="3"/>
          <table:table-cell office:value-type="string">
            <text:p>Рябк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olumbiformes</text:p>
          </table:table-cell>
          <table:table-cell table:number-columns-repeated="3"/>
          <table:table-cell office:value-type="string">
            <text:p>Голуб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uculiformes</text:p>
          </table:table-cell>
          <table:table-cell table:number-columns-repeated="3"/>
          <table:table-cell office:value-type="string">
            <text:p>Кукушк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Strigiformes</text:p>
          </table:table-cell>
          <table:table-cell table:number-columns-repeated="3"/>
          <table:table-cell office:value-type="string">
            <text:p>Сов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aprimulgiformes</text:p>
          </table:table-cell>
          <table:table-cell table:number-columns-repeated="3"/>
          <table:table-cell office:value-type="string">
            <text:p>Козодо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Apodiformes</text:p>
          </table:table-cell>
          <table:table-cell table:number-columns-repeated="3"/>
          <table:table-cell office:value-type="string">
            <text:p>Стриж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Coraciiformes</text:p>
          </table:table-cell>
          <table:table-cell table:number-columns-repeated="3"/>
          <table:table-cell office:value-type="string">
            <text:p>Ракше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Upupiformes</text:p>
          </table:table-cell>
          <table:table-cell table:number-columns-repeated="3"/>
          <table:table-cell office:value-type="string">
            <text:p>Удод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Piciformes</text:p>
          </table:table-cell>
          <table:table-cell table:number-columns-repeated="3"/>
          <table:table-cell office:value-type="string">
            <text:p>Дятлообразные</text:p>
          </table:table-cell>
          <table:table-cell table:number-columns-repeated="7"/>
        </table:table-row>
        <table:table-row table:style-name="ro2">
          <table:table-cell office:value-type="string">
            <text:p>class</text:p>
          </table:table-cell>
          <table:table-cell office:value-type="string">
            <text:p>Aves</text:p>
          </table:table-cell>
          <table:table-cell/>
          <table:table-cell office:value-type="string">
            <text:p>Passeriformes</text:p>
          </table:table-cell>
          <table:table-cell table:number-columns-repeated="3"/>
          <table:table-cell office:value-type="string">
            <text:p>Воробьинообразные</text:p>
          </table:table-cell>
          <table:table-cell table:number-columns-repeated="7"/>
        </table:table-row>
        <table:table-row table:style-name="ro2" table:number-rows-repeated="1048350">
          <table:table-cell table:number-columns-repeated="15"/>
        </table:table-row>
        <table:table-row table:style-name="ro3" table:number-rows-repeated="205">
          <table:table-cell table:number-columns-repeated="15"/>
        </table:table-row>
        <table:table-row table:style-name="ro3">
          <table:table-cell table:number-columns-repeated="15"/>
        </table:table-row>
        <table:named-expressions/>
      </table:table>
      <table:table table:name="orders synonym" table:style-name="ta1" table:print="false">
        <table:table-column table:style-name="co1" table:number-columns-repeated="6" table:default-cell-style-name="Default"/>
        <table:table-row table:style-name="ro1">
          <table:table-cell office:value-type="string">
            <text:p>order</text:p>
          </table:table-cell>
          <table:table-cell office:value-type="string">
            <text:p>name</text:p>
          </table:table-cell>
          <table:table-cell office:value-type="string">
            <text:p>abbreviation</text:p>
          </table:table-cell>
          <table:table-cell office:value-type="string">
            <text:p>autor</text:p>
          </table:table-cell>
          <table:table-cell office:value-type="string">
            <text:p>aut_abbr</text:p>
          </table:table-cell>
          <table:table-cell office:value-type="string">
            <text:p>synonymy</text:p>
          </table:table-cell>
        </table:table-row>
      </table:table>
      <table:table table:name="families" table:style-name="ta1" table:print="false">
        <table:table-column table:style-name="co1" table:default-cell-style-name="Default"/>
        <table:table-column table:style-name="co9" table:default-cell-style-name="Default"/>
        <table:table-column table:style-name="co1" table:default-cell-style-name="Default"/>
        <table:table-column table:style-name="co10" table:default-cell-style-name="Default"/>
        <table:table-column table:style-name="co1" table:number-columns-repeated="3" table:default-cell-style-name="Default"/>
        <table:table-column table:style-name="co11" table:default-cell-style-name="Default"/>
        <table:table-column table:style-name="co1" table:number-columns-repeated="7" table:default-cell-style-name="Default"/>
        <table:table-row table:style-name="ro4">
          <table:table-cell office:value-type="string">
            <text:p>p_rank</text:p>
          </table:table-cell>
          <table:table-cell office:value-type="string">
            <text:p>parent</text:p>
          </table:table-cell>
          <table:table-cell office:value-type="string">
            <text:p>ID</text:p>
          </table:table-cell>
          <table:table-cell office:value-type="string">
            <text:p>name</text:p>
          </table:table-cell>
          <table:table-cell office:value-type="string">
            <text:p>original</text:p>
          </table:table-cell>
          <table:table-cell office:value-type="string">
            <text:p>autor</text:p>
          </table:table-cell>
          <table:table-cell office:value-type="string">
            <text:p>aut_abbr</text:p>
          </table:table-cell>
          <table:table-cell office:value-type="string">
            <text:p>pseudonym</text:p>
          </table:table-cell>
          <table:table-cell office:value-type="string">
            <text:p>description</text:p>
          </table:table-cell>
          <table:table-cell office:value-type="string">
            <text:p>frequency</text:p>
          </table:table-cell>
          <table:table-cell office:value-type="string">
            <text:p>inhabit</text:p>
          </table:table-cell>
          <table:table-cell office:value-type="string">
            <text:p>distribution</text:p>
          </table:table-cell>
          <table:table-cell office:value-type="string">
            <text:p>phenology</text:p>
          </table:table-cell>
          <table:table-cell office:value-type="string">
            <text:p>ecology</text:p>
          </table:table-cell>
          <table:table-cell office:value-type="string">
            <text:p>biology</text:p>
          </table:table-cell>
        </table:table-row>
        <table:table-row table:style-name="ro4">
          <table:table-cell office:value-type="string">
            <text:p>order</text:p>
          </table:table-cell>
          <table:table-cell office:value-type="string">
            <text:p>Gaviiformes</text:p>
          </table:table-cell>
          <table:table-cell/>
          <table:table-cell office:value-type="string">
            <text:p>Gaviidae</text:p>
          </table:table-cell>
          <table:table-cell table:number-columns-repeated="3"/>
          <table:table-cell office:value-type="string">
            <text:p>ГАГАРОВЫЕ</text:p>
          </table:table-cell>
          <table:table-cell table:number-columns-repeated="7"/>
        </table:table-row>
        <table:table-row table:style-name="ro4">
          <table:table-cell office:value-type="string">
            <text:p>order</text:p>
          </table:table-cell>
          <table:table-cell office:value-type="string">
            <text:p>Podicipediformes</text:p>
          </table:table-cell>
          <table:table-cell/>
          <table:table-cell office:value-type="string">
            <text:p>Podicipedidae</text:p>
          </table:table-cell>
          <table:table-cell table:number-columns-repeated="3"/>
          <table:table-cell office:value-type="string">
            <text:p>ПОГАНКОВЫЕ</text:p>
          </table:table-cell>
          <table:table-cell table:number-columns-repeated="7"/>
        </table:table-row>
        <table:table-row table:style-name="ro4">
          <table:table-cell office:value-type="string">
            <text:p>order</text:p>
          </table:table-cell>
          <table:table-cell office:value-type="string">
            <text:p>Pelecaniformes</text:p>
          </table:table-cell>
          <table:table-cell/>
          <table:table-cell office:value-type="string">
            <text:p>Pelicanidae</text:p>
          </table:table-cell>
          <table:table-cell table:number-columns-repeated="3"/>
          <table:table-cell office:value-type="string">
            <text:p>ПЕЛИКАНОВЫЕ</text:p>
          </table:table-cell>
          <table:table-cell table:number-columns-repeated="7"/>
        </table:table-row>
        <table:table-row table:style-name="ro4">
          <table:table-cell office:value-type="string">
            <text:p>order</text:p>
          </table:table-cell>
          <table:table-cell office:value-type="string">
            <text:p>Pelecaniformes</text:p>
          </table:table-cell>
          <table:table-cell/>
          <table:table-cell office:value-type="string">
            <text:p>Phalacrocoracidae</text:p>
          </table:table-cell>
          <table:table-cell table:number-columns-repeated="3"/>
          <table:table-cell office:value-type="string">
            <text:p>БАКЛАНОВЫЕ</text:p>
          </table:table-cell>
          <table:table-cell table:number-columns-repeated="7"/>
        </table:table-row>
        <table:table-row table:style-name="ro4">
          <table:table-cell office:value-type="string">
            <text:p>order</text:p>
          </table:table-cell>
          <table:table-cell office:value-type="string">
            <text:p>Ciconiiformes</text:p>
          </table:table-cell>
          <table:table-cell/>
          <table:table-cell office:value-type="string">
            <text:p>Ardeidae</text:p>
          </table:table-cell>
          <table:table-cell table:number-columns-repeated="3"/>
          <table:table-cell office:value-type="string">
            <text:p>ЦАПЛЕВЫЕ</text:p>
          </table:table-cell>
          <table:table-cell table:number-columns-repeated="7"/>
        </table:table-row>
        <table:table-row table:style-name="ro4">
          <table:table-cell office:value-type="string">
            <text:p>order</text:p>
          </table:table-cell>
          <table:table-cell office:value-type="string">
            <text:p>Anseriformes</text:p>
          </table:table-cell>
          <table:table-cell/>
          <table:table-cell office:value-type="string">
            <text:p>Anatidae</text:p>
          </table:table-cell>
          <table:table-cell table:number-columns-repeated="3"/>
          <table:table-cell office:value-type="string">
            <text:p>УТИНЫЕ</text:p>
          </table:table-cell>
          <table:table-cell table:number-columns-repeated="7"/>
        </table:table-row>
        <table:table-row table:style-name="ro4">
          <table:table-cell office:value-type="string">
            <text:p>order</text:p>
          </table:table-cell>
          <table:table-cell office:value-type="string">
            <text:p>Falconiformes</text:p>
          </table:table-cell>
          <table:table-cell/>
          <table:table-cell office:value-type="string">
            <text:p>Accipitridae</text:p>
          </table:table-cell>
          <table:table-cell table:number-columns-repeated="3"/>
          <table:table-cell office:value-type="string">
            <text:p>ЯСТРЕБИНЫЕ</text:p>
          </table:table-cell>
          <table:table-cell table:number-columns-repeated="7"/>
        </table:table-row>
        <table:table-row table:style-name="ro4">
          <table:table-cell office:value-type="string">
            <text:p>order</text:p>
          </table:table-cell>
          <table:table-cell office:value-type="string">
            <text:p>Falconiformes</text:p>
          </table:table-cell>
          <table:table-cell/>
          <table:table-cell office:value-type="string">
            <text:p>Falconidae</text:p>
          </table:table-cell>
          <table:table-cell table:number-columns-repeated="3"/>
          <table:table-cell office:value-type="string">
            <text:p>СОКОЛИНЫЕ</text:p>
          </table:table-cell>
          <table:table-cell table:number-columns-repeated="7"/>
        </table:table-row>
        <table:table-row table:style-name="ro4">
          <table:table-cell office:value-type="string">
            <text:p>order</text:p>
          </table:table-cell>
          <table:table-cell office:value-type="string">
            <text:p>Galliformes</text:p>
          </table:table-cell>
          <table:table-cell/>
          <table:table-cell office:value-type="string">
            <text:p>Phasianidae</text:p>
          </table:table-cell>
          <table:table-cell table:number-columns-repeated="3"/>
          <table:table-cell office:value-type="string">
            <text:p>ФАЗАНОВЫЕ</text:p>
          </table:table-cell>
          <table:table-cell table:number-columns-repeated="7"/>
        </table:table-row>
        <table:table-row table:style-name="ro4">
          <table:table-cell office:value-type="string">
            <text:p>order</text:p>
          </table:table-cell>
          <table:table-cell office:value-type="string">
            <text:p>Gruiformes</text:p>
          </table:table-cell>
          <table:table-cell/>
          <table:table-cell office:value-type="string">
            <text:p>Gruidae</text:p>
          </table:table-cell>
          <table:table-cell table:number-columns-repeated="3"/>
          <table:table-cell office:value-type="string">
            <text:p>ЖУРАВЛИНЫЕ</text:p>
          </table:table-cell>
          <table:table-cell table:number-columns-repeated="7"/>
        </table:table-row>
        <table:table-row table:style-name="ro4">
          <table:table-cell office:value-type="string">
            <text:p>order</text:p>
          </table:table-cell>
          <table:table-cell office:value-type="string">
            <text:p>Gruiformes</text:p>
          </table:table-cell>
          <table:table-cell/>
          <table:table-cell office:value-type="string">
            <text:p>Ralliidae</text:p>
          </table:table-cell>
          <table:table-cell table:number-columns-repeated="3"/>
          <table:table-cell office:value-type="string">
            <text:p>ПАСТУШКОВЫЕ</text:p>
          </table:table-cell>
          <table:table-cell table:number-columns-repeated="7"/>
        </table:table-row>
        <table:table-row table:style-name="ro4">
          <table:table-cell office:value-type="string">
            <text:p>order</text:p>
          </table:table-cell>
          <table:table-cell office:value-type="string">
            <text:p>Gruiformes</text:p>
          </table:table-cell>
          <table:table-cell/>
          <table:table-cell office:value-type="string">
            <text:p>Otididae</text:p>
          </table:table-cell>
          <table:table-cell table:number-columns-repeated="3"/>
          <table:table-cell office:value-type="string">
            <text:p>ДРОФИНЫЕ</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Burhinidae</text:p>
          </table:table-cell>
          <table:table-cell table:number-columns-repeated="3"/>
          <table:table-cell office:value-type="string">
            <text:p>АВДОТКОВЫЕ</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Charadriidae</text:p>
          </table:table-cell>
          <table:table-cell table:number-columns-repeated="3"/>
          <table:table-cell office:value-type="string">
            <text:p>РЖАНКОВЫЕ</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Haematopodidae</text:p>
          </table:table-cell>
          <table:table-cell table:number-columns-repeated="3"/>
          <table:table-cell office:value-type="string">
            <text:p>КУЛИКИ-СОРОКИ</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Scolopacidae</text:p>
          </table:table-cell>
          <table:table-cell table:number-columns-repeated="3"/>
          <table:table-cell office:value-type="string">
            <text:p>БЕКАСОВЫЕ</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Glareolidae</text:p>
          </table:table-cell>
          <table:table-cell table:number-columns-repeated="3"/>
          <table:table-cell office:value-type="string">
            <text:p>ТИРКУШКОВЫЕ</text:p>
          </table:table-cell>
          <table:table-cell table:number-columns-repeated="7"/>
        </table:table-row>
        <table:table-row table:style-name="ro4">
          <table:table-cell office:value-type="string">
            <text:p>order</text:p>
          </table:table-cell>
          <table:table-cell office:value-type="string">
            <text:p>Charadriiformes</text:p>
          </table:table-cell>
          <table:table-cell/>
          <table:table-cell office:value-type="string">
            <text:p>Laridae</text:p>
          </table:table-cell>
          <table:table-cell table:number-columns-repeated="3"/>
          <table:table-cell office:value-type="string">
            <text:p>ЧАЙКОВЫЕ</text:p>
          </table:table-cell>
          <table:table-cell table:number-columns-repeated="7"/>
        </table:table-row>
        <table:table-row table:style-name="ro4">
          <table:table-cell office:value-type="string">
            <text:p>order</text:p>
          </table:table-cell>
          <table:table-cell office:value-type="string">
            <text:p>Pterocliformes</text:p>
          </table:table-cell>
          <table:table-cell/>
          <table:table-cell office:value-type="string">
            <text:p>Pteroclididae</text:p>
          </table:table-cell>
          <table:table-cell table:number-columns-repeated="3"/>
          <table:table-cell office:value-type="string">
            <text:p>РЯБКОВЫЕ</text:p>
          </table:table-cell>
          <table:table-cell table:number-columns-repeated="7"/>
        </table:table-row>
        <table:table-row table:style-name="ro4">
          <table:table-cell office:value-type="string">
            <text:p>order</text:p>
          </table:table-cell>
          <table:table-cell office:value-type="string">
            <text:p>Columbiformes</text:p>
          </table:table-cell>
          <table:table-cell/>
          <table:table-cell office:value-type="string">
            <text:p>Columbidae</text:p>
          </table:table-cell>
          <table:table-cell table:number-columns-repeated="3"/>
          <table:table-cell office:value-type="string">
            <text:p>ГОЛУБИНЫЕ</text:p>
          </table:table-cell>
          <table:table-cell table:number-columns-repeated="7"/>
        </table:table-row>
        <table:table-row table:style-name="ro4">
          <table:table-cell office:value-type="string">
            <text:p>order</text:p>
          </table:table-cell>
          <table:table-cell office:value-type="string">
            <text:p>Cuculiformes</text:p>
          </table:table-cell>
          <table:table-cell/>
          <table:table-cell office:value-type="string">
            <text:p>Cuculidae</text:p>
          </table:table-cell>
          <table:table-cell table:number-columns-repeated="3"/>
          <table:table-cell office:value-type="string">
            <text:p>КУКУШКОВЫЕ</text:p>
          </table:table-cell>
          <table:table-cell table:number-columns-repeated="7"/>
        </table:table-row>
        <table:table-row table:style-name="ro4">
          <table:table-cell office:value-type="string">
            <text:p>order</text:p>
          </table:table-cell>
          <table:table-cell office:value-type="string">
            <text:p>Strigiformes</text:p>
          </table:table-cell>
          <table:table-cell/>
          <table:table-cell office:value-type="string">
            <text:p>Strigidae</text:p>
          </table:table-cell>
          <table:table-cell table:number-columns-repeated="3"/>
          <table:table-cell office:value-type="string">
            <text:p>СОВИНЫЕ</text:p>
          </table:table-cell>
          <table:table-cell table:number-columns-repeated="7"/>
        </table:table-row>
        <table:table-row table:style-name="ro4">
          <table:table-cell office:value-type="string">
            <text:p>order</text:p>
          </table:table-cell>
          <table:table-cell office:value-type="string">
            <text:p>Caprimulgiformes</text:p>
          </table:table-cell>
          <table:table-cell/>
          <table:table-cell office:value-type="string">
            <text:p>Caprimulgidae</text:p>
          </table:table-cell>
          <table:table-cell table:number-columns-repeated="3"/>
          <table:table-cell office:value-type="string">
            <text:p>КОЗОДОЕВЫЕ</text:p>
          </table:table-cell>
          <table:table-cell table:number-columns-repeated="7"/>
        </table:table-row>
        <table:table-row table:style-name="ro4">
          <table:table-cell office:value-type="string">
            <text:p>order</text:p>
          </table:table-cell>
          <table:table-cell office:value-type="string">
            <text:p>Apodiformes</text:p>
          </table:table-cell>
          <table:table-cell/>
          <table:table-cell office:value-type="string">
            <text:p>Apodidae</text:p>
          </table:table-cell>
          <table:table-cell table:number-columns-repeated="3"/>
          <table:table-cell office:value-type="string">
            <text:p>СТРИЖИНЫЕ</text:p>
          </table:table-cell>
          <table:table-cell table:number-columns-repeated="7"/>
        </table:table-row>
        <table:table-row table:style-name="ro4">
          <table:table-cell office:value-type="string">
            <text:p>order</text:p>
          </table:table-cell>
          <table:table-cell office:value-type="string">
            <text:p>Coraciiformes</text:p>
          </table:table-cell>
          <table:table-cell/>
          <table:table-cell office:value-type="string">
            <text:p>Coraciidae</text:p>
          </table:table-cell>
          <table:table-cell table:number-columns-repeated="3"/>
          <table:table-cell office:value-type="string">
            <text:p>СИЗОВОРОНКОВЫЕ</text:p>
          </table:table-cell>
          <table:table-cell table:number-columns-repeated="7"/>
        </table:table-row>
        <table:table-row table:style-name="ro4">
          <table:table-cell office:value-type="string">
            <text:p>order</text:p>
          </table:table-cell>
          <table:table-cell office:value-type="string">
            <text:p>Coraciiformes</text:p>
          </table:table-cell>
          <table:table-cell/>
          <table:table-cell office:value-type="string">
            <text:p>Alcedinidae</text:p>
          </table:table-cell>
          <table:table-cell table:number-columns-repeated="3"/>
          <table:table-cell office:value-type="string">
            <text:p>ЗИМОРОДКОВЫЕ</text:p>
          </table:table-cell>
          <table:table-cell table:number-columns-repeated="7"/>
        </table:table-row>
        <table:table-row table:style-name="ro4">
          <table:table-cell office:value-type="string">
            <text:p>order</text:p>
          </table:table-cell>
          <table:table-cell office:value-type="string">
            <text:p>Coraciiformes</text:p>
          </table:table-cell>
          <table:table-cell/>
          <table:table-cell office:value-type="string">
            <text:p>Meropidae</text:p>
          </table:table-cell>
          <table:table-cell table:number-columns-repeated="3"/>
          <table:table-cell office:value-type="string">
            <text:p>ЩУРКОВЫЕ</text:p>
          </table:table-cell>
          <table:table-cell table:number-columns-repeated="7"/>
        </table:table-row>
        <table:table-row table:style-name="ro4">
          <table:table-cell office:value-type="string">
            <text:p>order</text:p>
          </table:table-cell>
          <table:table-cell office:value-type="string">
            <text:p>Upupiformes</text:p>
          </table:table-cell>
          <table:table-cell/>
          <table:table-cell office:value-type="string">
            <text:p>Upupidae</text:p>
          </table:table-cell>
          <table:table-cell table:number-columns-repeated="3"/>
          <table:table-cell office:value-type="string">
            <text:p>УДОДОВЫЕ</text:p>
          </table:table-cell>
          <table:table-cell table:number-columns-repeated="7"/>
        </table:table-row>
        <table:table-row table:style-name="ro4">
          <table:table-cell office:value-type="string">
            <text:p>order</text:p>
          </table:table-cell>
          <table:table-cell office:value-type="string">
            <text:p>Piciformes</text:p>
          </table:table-cell>
          <table:table-cell/>
          <table:table-cell office:value-type="string">
            <text:p>Picidae</text:p>
          </table:table-cell>
          <table:table-cell table:number-columns-repeated="3"/>
          <table:table-cell office:value-type="string">
            <text:p>ДЯТЛ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Hirundinidae</text:p>
          </table:table-cell>
          <table:table-cell table:number-columns-repeated="3"/>
          <table:table-cell office:value-type="string">
            <text:p>ЛАСТОЧ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Alaudidae</text:p>
          </table:table-cell>
          <table:table-cell table:number-columns-repeated="3"/>
          <table:table-cell office:value-type="string">
            <text:p>ЖАВОРОН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Motacillidae</text:p>
          </table:table-cell>
          <table:table-cell table:number-columns-repeated="3"/>
          <table:table-cell office:value-type="string">
            <text:p>ТРЯСОГУЗ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Laniidae</text:p>
          </table:table-cell>
          <table:table-cell table:number-columns-repeated="3"/>
          <table:table-cell office:value-type="string">
            <text:p>СОРОКОПУТ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Oriolidae</text:p>
          </table:table-cell>
          <table:table-cell table:number-columns-repeated="3"/>
          <table:table-cell office:value-type="string">
            <text:p>ИВОЛГ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Sturnidae</text:p>
          </table:table-cell>
          <table:table-cell table:number-columns-repeated="3"/>
          <table:table-cell office:value-type="string">
            <text:p>СКВОРЦ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Corvidae</text:p>
          </table:table-cell>
          <table:table-cell table:number-columns-repeated="3"/>
          <table:table-cell office:value-type="string">
            <text:p>ВРАН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Bombycillidae</text:p>
          </table:table-cell>
          <table:table-cell table:number-columns-repeated="3"/>
          <table:table-cell office:value-type="string">
            <text:p>СВИРИСТЕЛЕ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Sylviidae</text:p>
          </table:table-cell>
          <table:table-cell table:number-columns-repeated="3"/>
          <table:table-cell office:value-type="string">
            <text:p>СЛАВ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Regulidae</text:p>
          </table:table-cell>
          <table:table-cell table:number-columns-repeated="3"/>
          <table:table-cell office:value-type="string">
            <text:p>КОРОЛЬ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Muscicapidae</text:p>
          </table:table-cell>
          <table:table-cell table:number-columns-repeated="3"/>
          <table:table-cell office:value-type="string">
            <text:p>МУХОЛОВ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Paradoxornithidae</text:p>
          </table:table-cell>
          <table:table-cell table:number-columns-repeated="3"/>
          <table:table-cell office:value-type="string">
            <text:p>СУТОР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Aegithalidae</text:p>
          </table:table-cell>
          <table:table-cell table:number-columns-repeated="3"/>
          <table:table-cell office:value-type="string">
            <text:p>ДЛИННОХВОСТЫЕ СИНИЦЫ</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Paridae</text:p>
          </table:table-cell>
          <table:table-cell table:number-columns-repeated="3"/>
          <table:table-cell office:value-type="string">
            <text:p>СИНИЦИЕ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Certhiidae</text:p>
          </table:table-cell>
          <table:table-cell table:number-columns-repeated="3"/>
          <table:table-cell office:value-type="string">
            <text:p>ПИЩУХ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Passeridae</text:p>
          </table:table-cell>
          <table:table-cell table:number-columns-repeated="3"/>
          <table:table-cell office:value-type="string">
            <text:p>ВОРОБИН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Fringillidae</text:p>
          </table:table-cell>
          <table:table-cell table:number-columns-repeated="3"/>
          <table:table-cell office:value-type="string">
            <text:p>ВЬЮРКОВЫЕ</text:p>
          </table:table-cell>
          <table:table-cell table:number-columns-repeated="7"/>
        </table:table-row>
        <table:table-row table:style-name="ro4">
          <table:table-cell office:value-type="string">
            <text:p>order</text:p>
          </table:table-cell>
          <table:table-cell office:value-type="string">
            <text:p>Passeriformes</text:p>
          </table:table-cell>
          <table:table-cell/>
          <table:table-cell office:value-type="string">
            <text:p>Emberizidae</text:p>
          </table:table-cell>
          <table:table-cell table:number-columns-repeated="3"/>
          <table:table-cell office:value-type="string">
            <text:p>ОВСЯНКОВЫЕ</text:p>
          </table:table-cell>
          <table:table-cell table:number-columns-repeated="7"/>
        </table:table-row>
        <table:table-row table:style-name="ro4" table:number-rows-repeated="1048527">
          <table:table-cell table:number-columns-repeated="15"/>
        </table:table-row>
        <table:table-row table:style-name="ro4">
          <table:table-cell table:number-columns-repeated="15"/>
        </table:table-row>
        <table:named-expressions/>
      </table:table>
      <table:table table:name="families synonym" table:style-name="ta1" table:print="false">
        <table:table-column table:style-name="co1" table:number-columns-repeated="6" table:default-cell-style-name="Default"/>
        <table:table-row table:style-name="ro1">
          <table:table-cell office:value-type="string">
            <text:p>family</text:p>
          </table:table-cell>
          <table:table-cell office:value-type="string">
            <text:p>name</text:p>
          </table:table-cell>
          <table:table-cell office:value-type="string">
            <text:p>abbreviation</text:p>
          </table:table-cell>
          <table:table-cell office:value-type="string">
            <text:p>autor</text:p>
          </table:table-cell>
          <table:table-cell office:value-type="string">
            <text:p>aut_abbr</text:p>
          </table:table-cell>
          <table:table-cell office:value-type="string">
            <text:p>synonymy</text:p>
          </table:table-cell>
        </table:table-row>
      </table:table>
      <table:table table:name="species" table:style-name="ta1" table:print="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number-columns-repeated="6" table:default-cell-style-name="Default"/>
        <table:table-row table:style-name="ro5">
          <table:table-cell office:value-type="string">
            <text:p>p_rank</text:p>
          </table:table-cell>
          <table:table-cell office:value-type="string">
            <text:p>parent</text:p>
          </table:table-cell>
          <table:table-cell office:value-type="string">
            <text:p>ID</text:p>
          </table:table-cell>
          <table:table-cell office:value-type="string">
            <text:p>name</text:p>
          </table:table-cell>
          <table:table-cell office:value-type="string">
            <text:p>original</text:p>
          </table:table-cell>
          <table:table-cell office:value-type="string">
            <text:p>autor</text:p>
          </table:table-cell>
          <table:table-cell office:value-type="string">
            <text:p>aut_abbr</text:p>
          </table:table-cell>
          <table:table-cell office:value-type="string">
            <text:p>pseudonym</text:p>
          </table:table-cell>
          <table:table-cell office:value-type="string">
            <text:p>description</text:p>
          </table:table-cell>
          <table:table-cell office:value-type="string">
            <text:p>frequency</text:p>
          </table:table-cell>
          <table:table-cell office:value-type="string">
            <text:p>inhabit</text:p>
          </table:table-cell>
          <table:table-cell office:value-type="string">
            <text:p>distribution</text:p>
          </table:table-cell>
          <table:table-cell office:value-type="string">
            <text:p>phenology</text:p>
          </table:table-cell>
          <table:table-cell office:value-type="string">
            <text:p>ecology</text:p>
          </table:table-cell>
          <table:table-cell office:value-type="string">
            <text:p>biology</text:p>
          </table:table-cell>
        </table:table-row>
        <table:table-row table:style-name="ro5">
          <table:table-cell office:value-type="string">
            <text:p>family</text:p>
          </table:table-cell>
          <table:table-cell office:value-type="string">
            <text:p>Gaviidae</text:p>
          </table:table-cell>
          <table:table-cell/>
          <table:table-cell office:value-type="string">
            <text:p>Gavia arctica</text:p>
          </table:table-cell>
          <table:table-cell/>
          <table:table-cell office:value-type="string">
            <text:p>(L., 1758)</text:p>
          </table:table-cell>
          <table:table-cell/>
          <table:table-cell office:value-type="string">
            <text:p>Чернозобая гагара</text:p>
          </table:table-cell>
          <table:table-cell office:value-type="string">
            <text:p>Одна особь отмечена на Горькой речке 2.09.2010 (Амосов, 2010 г).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Podicipedidae</text:p>
          </table:table-cell>
          <table:table-cell/>
          <table:table-cell office:value-type="string">
            <text:p>Tachybaptus ruficollis</text:p>
          </table:table-cell>
          <table:table-cell/>
          <table:table-cell office:value-type="string">
            <text:p>(Pall.,1764)</text:p>
          </table:table-cell>
          <table:table-cell/>
          <table:table-cell office:value-type="string">
            <text:p>Малая поганка</text:p>
          </table:table-cell>
          <table:table-cell office:value-type="string">
            <text:p>На гнездовании не отмечен. Н. Д. Реуцким 29.08.2001 встречена стайка из 10 особей малых поганок на озере Карасун (Летопись, 2002). 24.06.2004 одна особь отмечена там же Е. Э. Ткаченко (Летопись, 2005).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odicipedidae</text:p>
          </table:table-cell>
          <table:table-cell/>
          <table:table-cell office:value-type="string">
            <text:p>Podiceps nigricollis</text:p>
          </table:table-cell>
          <table:table-cell/>
          <table:table-cell office:value-type="string">
            <text:p>C. L. Brehm, 1831</text:p>
          </table:table-cell>
          <table:table-cell/>
          <table:table-cell office:value-type="string">
            <text:p>Черношейная поганка</text:p>
          </table:table-cell>
          <table:table-cell office:value-type="string">
            <text:p>Возможно, редко и не ежегодно гнездится, но этот факт не доказан. В 2006 году пару черношейных поганок отмечали 26.04 С. Е. Черенков, Т. В. Гудим и В. С. Семашко на пруду Нижний Кордон, 1 особь на пруду Кордон 27.04 и пару на пруду в верховьях Кордонной балки 5.05. Скорее всего, гнездится на прудах в Кордонной балке, особенно вероятно, на Нижнем Кордоне (Летопись, 2007). Вид отмечался и в последующие годы на р. Горькая и оз. Карасун.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odicipedidae</text:p>
          </table:table-cell>
          <table:table-cell/>
          <table:table-cell office:value-type="string">
            <text:p>Podiceps auritus</text:p>
          </table:table-cell>
          <table:table-cell/>
          <table:table-cell office:value-type="string">
            <text:p>(L, 1758)</text:p>
          </table:table-cell>
          <table:table-cell/>
          <table:table-cell office:value-type="string">
            <text:p>Красношейная поганка</text:p>
          </table:table-cell>
          <table:table-cell office:value-type="string">
            <text:p>По наблюдениям В. В. Хохлова, И. В. Параушкина и др. 3 особи отмечены на озере Карасун 25 апреля 2003 г. (Летопись, 2004). В 2005 г., 3.05 трех красношейных поганок наблюдала Е. Э. Ткаченко на речке Горькой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odicipedidae</text:p>
          </table:table-cell>
          <table:table-cell/>
          <table:table-cell office:value-type="string">
            <text:p>Podiceps grisegena</text:p>
          </table:table-cell>
          <table:table-cell/>
          <table:table-cell office:value-type="string">
            <text:p>(Boddaert, 1783)</text:p>
          </table:table-cell>
          <table:table-cell/>
          <table:table-cell office:value-type="string">
            <text:p>Серощекая поганка</text:p>
          </table:table-cell>
          <table:table-cell office:value-type="string">
            <text:p>Гнездование не зарегистрировано. Пару серощеких поганок наблюдал Н. Д. Реуцкий 23.05.2001 на Горькой речке (Летопись, 2002). Стаю из девяти птиц обнаружили 25.04.2003 на озере Карасун (В. В. Хохлов и др., цит. по: Летопись, 2004), а 12.10 одна поганка зарегистрирована на озере Карасун (Летопись, 2004). В 2009 году одну серощекую поганку наблюдали 10.06. на оз. Карасун и 30.07. на Горькой речке.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odicipedidae</text:p>
          </table:table-cell>
          <table:table-cell/>
          <table:table-cell office:value-type="string">
            <text:p>Podiceps cristatus</text:p>
          </table:table-cell>
          <table:table-cell/>
          <table:table-cell office:value-type="string">
            <text:p>(L., 1758)</text:p>
          </table:table-cell>
          <table:table-cell/>
          <table:table-cell office:value-type="string">
            <text:p>Чомга</text:p>
          </table:table-cell>
          <table:table-cell office:value-type="string">
            <text:p>Впервые был отмечен 11.06.2003 на Кордонных прудах Е. Э. Ткаченко (Летопись, 2004), а 9.05.2005 был встречен на озере Карасун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elicanidae</text:p>
          </table:table-cell>
          <table:table-cell/>
          <table:table-cell office:value-type="string">
            <text:p>Pelecanus crispus</text:p>
          </table:table-cell>
          <table:table-cell/>
          <table:table-cell office:value-type="string">
            <text:p>Bruch, 1832</text:p>
          </table:table-cell>
          <table:table-cell/>
          <table:table-cell office:value-type="string">
            <text:p>Кудрявый пеликан</text:p>
          </table:table-cell>
          <table:table-cell office:value-type="string">
            <text:p>Отмечен лишь однажды И. В. Головачевым в 2003 г. на пруду балки Кордонная (Красная книга Астраханской области, 2004).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Phalacrocoracidae</text:p>
          </table:table-cell>
          <table:table-cell/>
          <table:table-cell office:value-type="string">
            <text:p>Phalacrocorax carbo</text:p>
          </table:table-cell>
          <table:table-cell/>
          <table:table-cell office:value-type="string">
            <text:p>(L., 1758)</text:p>
          </table:table-cell>
          <table:table-cell/>
          <table:table-cell office:value-type="string">
            <text:p>Большой баклан</text:p>
          </table:table-cell>
          <table:table-cell office:value-type="string">
            <text:p>В Нижнем Поволжье - гнездящийся вид (Русанов, 2011). На территории заповедника случаев гнездования не было. Не ежегодно встречается только на прудах Кордонной балки в летнее время. Источник: Амосов, 2012</text:p>
          </table:table-cell>
          <table:table-cell office:value-type="string">
            <text:p>Немногочисленный</text:p>
          </table:table-cell>
          <table:table-cell office:value-type="string">
            <text:p>пролетный вид</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Botaurus stellaris</text:p>
          </table:table-cell>
          <table:table-cell/>
          <table:table-cell office:value-type="string">
            <text:p>(L., 1758)</text:p>
          </table:table-cell>
          <table:table-cell/>
          <table:table-cell office:value-type="string">
            <text:p>Большая выпь</text:p>
          </table:table-cell>
          <table:table-cell office:value-type="string">
            <text:p>Возможно, гнездящийся вид. Встречается в тростниковых зарослях Кордонных прудов, речки Горькой и низовьях балок в гнездовое время.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Ixobrychus minutus</text:p>
          </table:table-cell>
          <table:table-cell/>
          <table:table-cell office:value-type="string">
            <text:p>(L., 1766)</text:p>
          </table:table-cell>
          <table:table-cell/>
          <table:table-cell office:value-type="string">
            <text:p>Волчок</text:p>
          </table:table-cell>
          <table:table-cell office:value-type="string">
            <text:p>Встречается в тростниковых зарослях по берегу озера Баскунчак, низовьях балок и побережий водоемов.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Nycticorax nycticorax</text:p>
          </table:table-cell>
          <table:table-cell/>
          <table:table-cell office:value-type="string">
            <text:p>(L., 1758)</text:p>
          </table:table-cell>
          <table:table-cell/>
          <table:table-cell office:value-type="string">
            <text:p>Кваква</text:p>
          </table:table-cell>
          <table:table-cell office:value-type="string">
            <text:p>Единственный раз на территории заповедника кваква отмечена сотрудниками РУДН в начале мая 2003 г. Встреч этого вида в последующие годы не было.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Casmerodius albus</text:p>
          </table:table-cell>
          <table:table-cell/>
          <table:table-cell office:value-type="string">
            <text:p>(L., 1758)</text:p>
          </table:table-cell>
          <table:table-cell/>
          <table:table-cell office:value-type="string">
            <text:p>Большая белая цапля</text:p>
          </table:table-cell>
          <table:table-cell office:value-type="string">
            <text:p>Встречается не ежегодно в летний период в водоемах Кордонной балки по 1-2 птицы. Гнездование не отмечено.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Egretta garzetta</text:p>
          </table:table-cell>
          <table:table-cell/>
          <table:table-cell office:value-type="string">
            <text:p>(L., 1758)</text:p>
          </table:table-cell>
          <table:table-cell/>
          <table:table-cell office:value-type="string">
            <text:p>Малая белая цапля</text:p>
          </table:table-cell>
          <table:table-cell office:value-type="string">
            <text:p>В конце апреля - начале мая 2001 г. этих цапель видели на нижнем пруду Кордонной балки студенты РУДН (Летопись, 2002).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Ardea cinerea</text:p>
          </table:table-cell>
          <table:table-cell/>
          <table:table-cell office:value-type="string">
            <text:p>L., 1758</text:p>
          </table:table-cell>
          <table:table-cell/>
          <table:table-cell office:value-type="string">
            <text:p>Серая цапля</text:p>
          </table:table-cell>
          <table:table-cell office:value-type="string">
            <text:p>Встречается по берегам пресных и солоноватых водоемов заповедника не каждый год, чаще весной, но иногда и в течение всего лета. Не гнездится. Источник: Амосов, 2012</text:p>
          </table:table-cell>
          <table:table-cell office:value-type="string">
            <text:p>Немногочислен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rdeidae</text:p>
          </table:table-cell>
          <table:table-cell/>
          <table:table-cell office:value-type="string">
            <text:p>Ardea purpurea</text:p>
          </table:table-cell>
          <table:table-cell/>
          <table:table-cell office:value-type="string">
            <text:p>L., 1766</text:p>
          </table:table-cell>
          <table:table-cell/>
          <table:table-cell office:value-type="string">
            <text:p>Рыжая цапля</text:p>
          </table:table-cell>
          <table:table-cell office:value-type="string">
            <text:p>На территории заповедника рыжая цапля отмечена сотрудниками РУДН в начале мая 2003 г., птица пролетала над озером Баскунчак (Летопись, 2004). В последующие годы рыжих цапель на территории заповедника не отмечали.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ser anser</text:p>
          </table:table-cell>
          <table:table-cell/>
          <table:table-cell office:value-type="string">
            <text:p>(L., 1758)</text:p>
          </table:table-cell>
          <table:table-cell/>
          <table:table-cell office:value-type="string">
            <text:p>Серый гусь</text:p>
          </table:table-cell>
          <table:table-cell office:value-type="string">
            <text:p>Впервые серого гуся отметил в 2003 г. А. В. Ростов (2004) в районе балки Кордон. Затем этих птиц отмечали в мае 2007 г. С. Е. Черенков, Т. В. Гудим и В. С. Семашко (Ткаченко, 2007 а). В 2010 году, 7.04 мы на¬блюдали 2 стаи серых гусей (38 и 31 особ.) в районе урочища Вак-Тау, летящих в северо-восточном направлении. Источник: Амосов, 2012</text:p>
          </table:table-cell>
          <table:table-cell office:value-type="string">
            <text:p>Немногочислен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ser fabalis</text:p>
          </table:table-cell>
          <table:table-cell/>
          <table:table-cell office:value-type="string">
            <text:p>(Latham, 1787)</text:p>
          </table:table-cell>
          <table:table-cell/>
          <table:table-cell office:value-type="string">
            <text:p>Гуменник</text:p>
          </table:table-cell>
          <table:table-cell office:value-type="string">
            <text:p>21.08.2002 на пруду Кордон трех гуменников наблюдал инспектор охраны заповедника Н. В. Тетерятников, информация требует подтверждения (Ткаченко, 2007а).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Cygnus olor</text:p>
          </table:table-cell>
          <table:table-cell/>
          <table:table-cell office:value-type="string">
            <text:p>(J.F. Gmelin, 1789)</text:p>
          </table:table-cell>
          <table:table-cell/>
          <table:table-cell office:value-type="string">
            <text:p>Лебедь-шипун</text:p>
          </table:table-cell>
          <table:table-cell office:value-type="string">
            <text:p>1-2 пары шипунов встречаются и в летний период на пресных и солоноватых водоемах заповедника. Были случаи гибели лебедей в рапе (соленый раствор высокой концентрации) озера Баскунчак.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Tadorna ferruginea</text:p>
          </table:table-cell>
          <table:table-cell/>
          <table:table-cell office:value-type="string">
            <text:p>(Pall., 1764)</text:p>
          </table:table-cell>
          <table:table-cell/>
          <table:table-cell office:value-type="string">
            <text:p>Огарь</text:p>
          </table:table-cell>
          <table:table-cell office:value-type="string">
            <text:p>Встречается повсеместно.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Tadorna tadorna</text:p>
          </table:table-cell>
          <table:table-cell/>
          <table:table-cell office:value-type="string">
            <text:p>(L., 1758)</text:p>
          </table:table-cell>
          <table:table-cell/>
          <table:table-cell office:value-type="string">
            <text:p>Пеганка</text:p>
          </table:table-cell>
          <table:table-cell office:value-type="string">
            <text:p>Чаще встречается в районе р. Горькой.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platyrhynchos</text:p>
          </table:table-cell>
          <table:table-cell/>
          <table:table-cell office:value-type="string">
            <text:p>L., 1758</text:p>
          </table:table-cell>
          <table:table-cell/>
          <table:table-cell office:value-type="string">
            <text:p>Кряква</text:p>
          </table:table-cell>
          <table:table-cell/>
          <table:table-cell office:value-type="string">
            <text:p>Обычный, но немногочисленный</text:p>
          </table:table-cell>
          <table:table-cell office:value-type="string">
            <text:p>пролетный и гнездящийся</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crecca</text:p>
          </table:table-cell>
          <table:table-cell/>
          <table:table-cell office:value-type="string">
            <text:p>L., 1758</text:p>
          </table:table-cell>
          <table:table-cell/>
          <table:table-cell office:value-type="string">
            <text:p>Чирок-свистунок</text:p>
          </table:table-cell>
          <table:table-cell office:value-type="string">
            <text:p>Встречается на водоемах заповедника в апреле - мае и в сентябре (Ткаченко, 2007а; Амосов, 2010).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strepera</text:p>
          </table:table-cell>
          <table:table-cell/>
          <table:table-cell office:value-type="string">
            <text:p>L., 1758</text:p>
          </table:table-cell>
          <table:table-cell/>
          <table:table-cell office:value-type="string">
            <text:p>Серая утка</text:p>
          </table:table-cell>
          <table:table-cell office:value-type="string">
            <text:p>В 2001 году 23 уток наблюдали 8.09.2001 на Горькой речке (Летопись, 2002). Самца в брачном наряде кормившегося у берега пруда балки Кордон видели 24.04.2002, ещё двух птиц наблюдали 5.05.02 в прибрежной по¬лосе оз. Баскунчак. (Хохлов, Параушкин, 2004а). В 2005 году отмечали: 13.5 одну серую утку на озере Карасун; 17.05 там же 2 птиц; 3.07 на оз. Карасун 9 уток, 5.07 здесь же - 11 птиц; 9.07 - 2 птиц на Горькой речке (Летопись, 2006).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penelope</text:p>
          </table:table-cell>
          <table:table-cell/>
          <table:table-cell office:value-type="string">
            <text:p>L., 1758</text:p>
          </table:table-cell>
          <table:table-cell/>
          <table:table-cell office:value-type="string">
            <text:p>Свиязь</text:p>
          </table:table-cell>
          <table:table-cell office:value-type="string">
            <text:p>Самец свиязи отмечен на пруду балки Кордон 26.04.2002 (Хохлов, Параушкин, 2004 а). Одиночную особь наблюдали во второй декаде августа 2002 г. на озере в Кордонной балке (Летопись, 2003). 13.04.2004 на озере Карасун отмечены 2 птицы (Летопись, 2005). Также пара свиязей встречена 29.04.2006 на пруду Кордонной балки (Летопись, 2007).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acuta</text:p>
          </table:table-cell>
          <table:table-cell/>
          <table:table-cell office:value-type="string">
            <text:p>L., 1758</text:p>
          </table:table-cell>
          <table:table-cell/>
          <table:table-cell office:value-type="string">
            <text:p>Шилохвость</text:p>
          </table:table-cell>
          <table:table-cell office:value-type="string">
            <text:p>(Ткаченко, 2007а).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querquedula</text:p>
          </table:table-cell>
          <table:table-cell/>
          <table:table-cell office:value-type="string">
            <text:p>L., 1758</text:p>
          </table:table-cell>
          <table:table-cell/>
          <table:table-cell office:value-type="string">
            <text:p>Чирок-трескунок</text:p>
          </table:table-cell>
          <table:table-cell office:value-type="string">
            <text:p>(Ткаченко, 2007а). Иногда возможно гнездится (Русанов, 1998), но доказательств нет.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nas clypeata</text:p>
          </table:table-cell>
          <table:table-cell/>
          <table:table-cell office:value-type="string">
            <text:p>L., 1758</text:p>
          </table:table-cell>
          <table:table-cell/>
          <table:table-cell office:value-type="string">
            <text:p>Широконоска</text:p>
          </table:table-cell>
          <table:table-cell office:value-type="string">
            <text:p>Двух птиц отмечали 25 марта 2002 г. на оз. Карасун (Летопись, 2003). 12.10.2003 стайка из 10 широконосок отмечена на оз. Карасун (Летопись, 2004). 13.04.2004 г. на Карасуне наблюдали стаю из 40 птиц (Летопись, 2005). 21 апреля 2005 г. на Горькой речке отмечали стайку из 15 широконосок, а на озере Карасун наблюдали 6 птиц (Летопись, 2006). Пара широконосок встречена 29.04.2006 г. на пруду Кордонной балки и 25.05 - четыре птицы на озере Карасун (Летопись, 2007). В 2009 г. пара широконосок отмечена на небольшом озере юго-восточнее озера Карасун 24.04.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Netta rufina</text:p>
          </table:table-cell>
          <table:table-cell/>
          <table:table-cell office:value-type="string">
            <text:p>(Pall., 1773)</text:p>
          </table:table-cell>
          <table:table-cell/>
          <table:table-cell office:value-type="string">
            <text:p>Красноносый нырок</text:p>
          </table:table-cell>
          <table:table-cell office:value-type="string">
            <text:p>Вид зарегистрирован С. Е. Черенковым с коллегами 25.04.2006 г. на пруду Кордонной балки (Ткаченко, 2007а).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ythia ferina</text:p>
          </table:table-cell>
          <table:table-cell/>
          <table:table-cell office:value-type="string">
            <text:p>(L., 1758)</text:p>
          </table:table-cell>
          <table:table-cell/>
          <table:table-cell office:value-type="string">
            <text:p>Красноголовый нырок</text:p>
          </table:table-cell>
          <table:table-cell office:value-type="string">
            <text:p>(Ткаченко, 2007а; наши данные). Источник: Амосов, 2012</text:p>
          </table:table-cell>
          <table:table-cell office:value-type="string">
            <text:p>Немногочислен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ythya nyroca</text:p>
          </table:table-cell>
          <table:table-cell/>
          <table:table-cell office:value-type="string">
            <text:p>(Guld., 1770)</text:p>
          </table:table-cell>
          <table:table-cell/>
          <table:table-cell office:value-type="string">
            <text:p>Белоглазый нырок</text:p>
          </table:table-cell>
          <table:table-cell office:value-type="string">
            <text:p>Отмечен А.В. Ростовым (2004) в августе 2003 г. на прудах в балке Кордонная.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Aythya fuligula</text:p>
          </table:table-cell>
          <table:table-cell/>
          <table:table-cell office:value-type="string">
            <text:p>(L., 1758)</text:p>
          </table:table-cell>
          <table:table-cell/>
          <table:table-cell office:value-type="string">
            <text:p>Хохлатая чернеть</text:p>
          </table:table-cell>
          <table:table-cell office:value-type="string">
            <text:p>Одна птица отмечена 11.05.2005 на пруду Кордонной балки (Ткаченко, 2007а). В 2009 году там же наблюдали хохлатых чернетей по 2-3 особи в апреле - начале мая.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Bucephala clangula</text:p>
          </table:table-cell>
          <table:table-cell/>
          <table:table-cell office:value-type="string">
            <text:p>(L., 1758)</text:p>
          </table:table-cell>
          <table:table-cell/>
          <table:table-cell office:value-type="string">
            <text:p>Обыкновенный гоголь</text:p>
          </table:table-cell>
          <table:table-cell office:value-type="string">
            <text:p>Небольшие группы до 4-5 особей ежегодно наблюдаются весной и осенью на Кордонных прудах, р. Горькой и оз. Карасун.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Mergellus albellus</text:p>
          </table:table-cell>
          <table:table-cell/>
          <table:table-cell office:value-type="string">
            <text:p>L., 1758</text:p>
          </table:table-cell>
          <table:table-cell/>
          <table:table-cell office:value-type="string">
            <text:p>Луток</text:p>
          </table:table-cell>
          <table:table-cell office:value-type="string">
            <text:p>Отмечен 1.05.2006 г. на нижнем пруду Кордонной балки (Ткаченко, 2007а).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natidae</text:p>
          </table:table-cell>
          <table:table-cell/>
          <table:table-cell office:value-type="string">
            <text:p>Mergus merganser</text:p>
          </table:table-cell>
          <table:table-cell/>
          <table:table-cell office:value-type="string">
            <text:p>L., 1758</text:p>
          </table:table-cell>
          <table:table-cell/>
          <table:table-cell office:value-type="string">
            <text:p>Большой крохаль</text:p>
          </table:table-cell>
          <table:table-cell office:value-type="string">
            <text:p>Есть в списке видов птиц заповедника, составленном Г. М. Русановым (1998). Большого крохаля мы наблюдали 17.10.2011 на среднем Кордонном пруду.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Pernis apivorus</text:p>
          </table:table-cell>
          <table:table-cell/>
          <table:table-cell office:value-type="string">
            <text:p>(L., 1758)</text:p>
          </table:table-cell>
          <table:table-cell/>
          <table:table-cell office:value-type="string">
            <text:p>Обыкновенный осоед</text:p>
          </table:table-cell>
          <table:table-cell office:value-type="string">
            <text:p>Два осоеда зарегистрированы 6.05.2005 рядом с поселком Зелёный сад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Milvus migrans</text:p>
          </table:table-cell>
          <table:table-cell/>
          <table:table-cell office:value-type="string">
            <text:p>(Bodd., 1783)</text:p>
          </table:table-cell>
          <table:table-cell/>
          <table:table-cell office:value-type="string">
            <text:p>Черный коршун</text:p>
          </table:table-cell>
          <table:table-cell office:value-type="string">
            <text:p><text:s/>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Circus cyaneus</text:p>
          </table:table-cell>
          <table:table-cell/>
          <table:table-cell office:value-type="string">
            <text:p>(L., 1766)</text:p>
          </table:table-cell>
          <table:table-cell/>
          <table:table-cell office:value-type="string">
            <text:p>Полевой лунь</text:p>
          </table:table-cell>
          <table:table-cell office:value-type="string">
            <text:p>Охотя¬щихся луней наблюдали в апреле - июне и октябре в районе Кордонной и Суриковской балок и горы Богдо, а также в окрестностях р. Горькой. Источник: Амосов, 2012</text:p>
          </table:table-cell>
          <table:table-cell office:value-type="string">
            <text:p>Редкий</text:p>
          </table:table-cell>
          <table:table-cell office:value-type="string">
            <text:p>пролетный вид</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Cyrcus macrourus</text:p>
          </table:table-cell>
          <table:table-cell/>
          <table:table-cell office:value-type="string">
            <text:p>(S. G. Gmelin, 1771)</text:p>
          </table:table-cell>
          <table:table-cell/>
          <table:table-cell office:value-type="string">
            <text:p>Степной лунь</text:p>
          </table:table-cell>
          <table:table-cell office:value-type="string">
            <text:p>В отдельные годы встречается в зимнее время. Источник: Амосов, 2012</text:p>
          </table:table-cell>
          <table:table-cell office:value-type="string">
            <text:p>Очень 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Circus pygargus</text:p>
          </table:table-cell>
          <table:table-cell/>
          <table:table-cell office:value-type="string">
            <text:p>(L., 1758)</text:p>
          </table:table-cell>
          <table:table-cell/>
          <table:table-cell office:value-type="string">
            <text:p>Луговой лунь</text:p>
          </table:table-cell>
          <table:table-cell office:value-type="string">
            <text:p>(Хохлов, Параушкин, 2004а) (Летопись, 2003-2005) Источник: Амосов, 2012</text:p>
          </table:table-cell>
          <table:table-cell office:value-type="string">
            <text:p>Очень редкий</text:p>
          </table:table-cell>
          <table:table-cell office:value-type="string">
            <text:p>пролетный <text:s/>и возможно 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Circus aeruginosus</text:p>
          </table:table-cell>
          <table:table-cell/>
          <table:table-cell office:value-type="string">
            <text:p>(L., 1758)</text:p>
          </table:table-cell>
          <table:table-cell/>
          <table:table-cell office:value-type="string">
            <text:p>Болотный лунь</text:p>
          </table:table-cell>
          <table:table-cell office:value-type="string">
            <text:p>(Хохлов, Параушкин, 2004а; Ткаченко, 2007б).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ccipiter gentilis</text:p>
          </table:table-cell>
          <table:table-cell/>
          <table:table-cell office:value-type="string">
            <text:p>(L., 1758)</text:p>
          </table:table-cell>
          <table:table-cell/>
          <table:table-cell office:value-type="string">
            <text:p>Тетеревятник</text:p>
          </table:table-cell>
          <table:table-cell office:value-type="string">
            <text:p>Встречен в первой половине сентября в Зеленом саду А. В. Ростовым (2006).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ccipiter nisus</text:p>
          </table:table-cell>
          <table:table-cell/>
          <table:table-cell office:value-type="string">
            <text:p>(L., 1758)</text:p>
          </table:table-cell>
          <table:table-cell/>
          <table:table-cell office:value-type="string">
            <text:p>Перепелятник</text:p>
          </table:table-cell>
          <table:table-cell office:value-type="string">
            <text:p>3.10.2001 в Суриковской балке зарегистрирована встреча одной птицы. В это время наблюдался массовый пролет некоторых видов воробьиных птиц (Реуцкий, 2001, по Летопись, 2002). В 2003 году c 24.04 по 27.04 птиц почти ежедневно наблюдали в балке Кордон, дважды самка перепелятника нападала на манных птиц используемых для кольцевания. Двух самцов и одну самку видели во время учетов в урочище Зеленый сад (сообщение И. В. Параушкина и В. В. Хохлова, цит. по: Летопись, 2004). 10.03.2004 одна птица летала над озером Карасун (Летопись, 2005). С 24 апреля по 6 мая перепелятники фиксировались в Кордонной бал¬ке ежедневно, минимальное количество одновременно находящихся в балке птиц - 3, максимальное общее число пролетевших в течение всего времени наблюдения ястребов - 7 особей: 4 самца и 3 самки. Одна самка была поймана сетями 29 апреля, но освободилась раньше, чем ее окольцевали. Два ястреба (самец и самка) держались вместе на протяжении всего дня и сели на ночевку на одно дерево. Самца перепелятника отмечали 2 мая в Суриковской балке. На территории Зеленого сада встречено 3 птицы принадлежащие к этому виду. Самка и самец ежедневно (6, 7 и 8 мая) охотились в поселке, но при этом держались по отдельности. Молодого, не перелинявшего самца видели в самой крайней южной посадке 7 мая (сообщение И. В. Параушкина и В. В. Хохлова). В апреле 2009 г. около нижнего пруда Кордон была найдена погиб¬шая самка; один ястреб-перепелятник отмечен 27.08. на берегу верхнего Кордонного пруда. В 2010 году перепелятника наблюдали 7-8.10 в бывшем поселка Зеленый сад - птица постоянно пролетала над стайкой вьюрков, зябликов и чижей, держащихся у лужи.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ccipiter brevipes</text:p>
          </table:table-cell>
          <table:table-cell/>
          <table:table-cell office:value-type="string">
            <text:p>(Severtzov, 1850)</text:p>
          </table:table-cell>
          <table:table-cell/>
          <table:table-cell office:value-type="string">
            <text:p>Европейский тювик</text:p>
          </table:table-cell>
          <table:table-cell office:value-type="string">
            <text:p><text:s/>Источник: Амосов, 2012</text:p>
          </table:table-cell>
          <table:table-cell office:value-type="string">
            <text:p>Редкий</text:p>
          </table:table-cell>
          <table:table-cell office:value-type="string">
            <text:p>пролетный и 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Buteo lagopus</text:p>
          </table:table-cell>
          <table:table-cell/>
          <table:table-cell office:value-type="string">
            <text:p>(Pontopp., 1763)</text:p>
          </table:table-cell>
          <table:table-cell/>
          <table:table-cell office:value-type="string">
            <text:p>Зимняк</text:p>
          </table:table-cell>
          <table:table-cell office:value-type="string">
            <text:p>(Ростов, 2006; наши данные). Ежегодно в зимнее время на территории заповедника регистрируется до 8-12 особей. Источник: Амосов, 2012</text:p>
          </table:table-cell>
          <table:table-cell office:value-type="string">
            <text:p>Редкий</text:p>
          </table:table-cell>
          <table:table-cell office:value-type="string">
            <text:p>пролетный и зимующи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Buteo rufinus</text:p>
          </table:table-cell>
          <table:table-cell/>
          <table:table-cell office:value-type="string">
            <text:p>(Cretzschmar, 1827)</text:p>
          </table:table-cell>
          <table:table-cell/>
          <table:table-cell office:value-type="string">
            <text:p>Курганник</text:p>
          </table:table-cell>
          <table:table-cell office:value-type="string">
            <text:p>(Хохлов, Параушкин, 2004а; Ткаченко, 2007б; Амосов, 2010а, б).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Buteo buteo</text:p>
          </table:table-cell>
          <table:table-cell/>
          <table:table-cell office:value-type="string">
            <text:p>(L., 1758)</text:p>
          </table:table-cell>
          <table:table-cell/>
          <table:table-cell office:value-type="string">
            <text:p>Канюк</text:p>
          </table:table-cell>
          <table:table-cell office:value-type="string">
            <text:p>(Ростов, 2006; наши данные).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Hieraaetus pennatus</text:p>
          </table:table-cell>
          <table:table-cell/>
          <table:table-cell office:value-type="string">
            <text:p>(J. F. Gmelin, 1788)</text:p>
          </table:table-cell>
          <table:table-cell/>
          <table:table-cell office:value-type="string">
            <text:p>Орел-карлик</text:p>
          </table:table-cell>
          <table:table-cell office:value-type="string">
            <text:p>Отмечен А. В. Ростовым в первой половине сентября 2005 г. в Зеленом саду (Ростов, 2006).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quila nipalensis</text:p>
          </table:table-cell>
          <table:table-cell/>
          <table:table-cell office:value-type="string">
            <text:p>Hodgson, 1833</text:p>
          </table:table-cell>
          <table:table-cell/>
          <table:table-cell office:value-type="string">
            <text:p>Степной орёл</text:p>
          </table:table-cell>
          <table:table-cell office:value-type="string">
            <text:p>(Букреев, 1999; Хохлов, Параушкин, 2004а; Амосов, 2011б).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quila clanga</text:p>
          </table:table-cell>
          <table:table-cell/>
          <table:table-cell office:value-type="string">
            <text:p>Pall., 1811</text:p>
          </table:table-cell>
          <table:table-cell/>
          <table:table-cell office:value-type="string">
            <text:p>Большой подорлик</text:p>
          </table:table-cell>
          <table:table-cell office:value-type="string">
            <text:p>В 2001 и 2002 г.г. отмечен студентами РУДН в Кордонной балке и в степных районах. Но информация не подтверждена (Летопись, 2002, 2003).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quila heliaca</text:p>
          </table:table-cell>
          <table:table-cell/>
          <table:table-cell office:value-type="string">
            <text:p>Savigny, 1809</text:p>
          </table:table-cell>
          <table:table-cell/>
          <table:table-cell office:value-type="string">
            <text:p>Могильник</text:p>
          </table:table-cell>
          <table:table-cell office:value-type="string">
            <text:p><text:s/>Источник: Амосов, 2012</text:p>
          </table:table-cell>
          <table:table-cell office:value-type="string">
            <text:p>Очень редкий</text:p>
          </table:table-cell>
          <table:table-cell office:value-type="string">
            <text:p>не ежегодно гнездящийся</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Aquila chrysaetos</text:p>
          </table:table-cell>
          <table:table-cell/>
          <table:table-cell office:value-type="string">
            <text:p>(L., 1758)</text:p>
          </table:table-cell>
          <table:table-cell/>
          <table:table-cell office:value-type="string">
            <text:p>Беркут</text:p>
          </table:table-cell>
          <table:table-cell office:value-type="string">
            <text:p>Гнездование отмечено на границе Ахтубинского района с Казахстаном (Русанов, 2011). Встречи беркута на территории заповедника редки и отмечены в Летописях природы. Источник: Амосов, 2012</text:p>
          </table:table-cell>
          <table:table-cell office:value-type="string">
            <text:p>Очень редкий</text:p>
          </table:table-cell>
          <table:table-cell office:value-type="string">
            <text:p>пролетный и зимующий</text:p>
          </table:table-cell>
          <table:table-cell table:number-columns-repeated="4"/>
        </table:table-row>
        <table:table-row table:style-name="ro5">
          <table:table-cell office:value-type="string">
            <text:p>family</text:p>
          </table:table-cell>
          <table:table-cell office:value-type="string">
            <text:p>Accipitridae</text:p>
          </table:table-cell>
          <table:table-cell/>
          <table:table-cell office:value-type="string">
            <text:p>Haliaeetus albicilla</text:p>
          </table:table-cell>
          <table:table-cell/>
          <table:table-cell office:value-type="string">
            <text:p>(L., 1758)</text:p>
          </table:table-cell>
          <table:table-cell/>
          <table:table-cell office:value-type="string">
            <text:p>Орлан-белохвост</text:p>
          </table:table-cell>
          <table:table-cell office:value-type="string">
            <text:p>На территории заповедника гнездится ежегодно (Амосов, 2010а, в). Источник: Амосов, 2012</text:p>
          </table:table-cell>
          <table:table-cell office:value-type="string">
            <text:p>Редки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cherrug</text:p>
          </table:table-cell>
          <table:table-cell/>
          <table:table-cell office:value-type="string">
            <text:p>J. E. Gray, 1834</text:p>
          </table:table-cell>
          <table:table-cell/>
          <table:table-cell office:value-type="string">
            <text:p>Балобан</text:p>
          </table:table-cell>
          <table:table-cell office:value-type="string">
            <text:p><text:s/>Источник: Амосов, 2012</text:p>
          </table:table-cell>
          <table:table-cell office:value-type="string">
            <text:p>Единично</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peregrinus</text:p>
          </table:table-cell>
          <table:table-cell/>
          <table:table-cell office:value-type="string">
            <text:p>Tunstall, 1771</text:p>
          </table:table-cell>
          <table:table-cell/>
          <table:table-cell office:value-type="string">
            <text:p>Сапсан</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subbuteo</text:p>
          </table:table-cell>
          <table:table-cell/>
          <table:table-cell office:value-type="string">
            <text:p>L., 1758</text:p>
          </table:table-cell>
          <table:table-cell/>
          <table:table-cell office:value-type="string">
            <text:p>Чеглок</text:p>
          </table:table-cell>
          <table:table-cell office:value-type="string">
            <text:p>В регионе (Нижняя Волга) является пролетным и гнездящимся видом (Русанов, 2011). Встречается ежегодно в небольшом количестве в урочище Зеленый сад и в балках с древесно-кустарниковой растительностью. Так в период с 24 по 26.04.2002 в Зеленом саду было учтено 8 птиц (Хохлов, Параушкин, 2004а). Некоторые чеглоки держались парами около старых сорочьих гнезд, но кладок или птенцов в них не находили. Источник: Амосов, 2012</text:p>
          </table:table-cell>
          <table:table-cell office:value-type="string">
            <text:p>Редкий</text:p>
          </table:table-cell>
          <table:table-cell office:value-type="string">
            <text:p>пролетный, возможно гнездящийся</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columbarius</text:p>
          </table:table-cell>
          <table:table-cell/>
          <table:table-cell office:value-type="string">
            <text:p>L., 1758</text:p>
          </table:table-cell>
          <table:table-cell/>
          <table:table-cell office:value-type="string">
            <text:p>Дербник</text:p>
          </table:table-cell>
          <table:table-cell office:value-type="string">
            <text:p><text:s/>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vespertinus</text:p>
          </table:table-cell>
          <table:table-cell/>
          <table:table-cell office:value-type="string">
            <text:p>L., 1766</text:p>
          </table:table-cell>
          <table:table-cell/>
          <table:table-cell office:value-type="string">
            <text:p>Кобчик</text:p>
          </table:table-cell>
          <table:table-cell office:value-type="string">
            <text:p><text:s/>Источник: Амосов, 2012</text:p>
          </table:table-cell>
          <table:table-cell office:value-type="string">
            <text:p>Редкий</text:p>
          </table:table-cell>
          <table:table-cell office:value-type="string">
            <text:p>гнездящийся вид</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naumanni</text:p>
          </table:table-cell>
          <table:table-cell/>
          <table:table-cell office:value-type="string">
            <text:p>FLeischer, 1818</text:p>
          </table:table-cell>
          <table:table-cell/>
          <table:table-cell office:value-type="string">
            <text:p>Степная пустельга</text:p>
          </table:table-cell>
          <table:table-cell office:value-type="string">
            <text:p><text:s/>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Falconidae</text:p>
          </table:table-cell>
          <table:table-cell/>
          <table:table-cell office:value-type="string">
            <text:p>Falco tinnunculus</text:p>
          </table:table-cell>
          <table:table-cell/>
          <table:table-cell office:value-type="string">
            <text:p>L., 1758</text:p>
          </table:table-cell>
          <table:table-cell/>
          <table:table-cell office:value-type="string">
            <text:p>Обыкновенная пустельга</text:p>
          </table:table-cell>
          <table:table-cell office:value-type="string">
            <text:p>(Хохлов, Параушкин, 2004а; Ткаченко, 2007б; наши данные). Источник: Амосов, 2012</text:p>
          </table:table-cell>
          <table:table-cell office:value-type="string">
            <text:p>Самый обычный на территории заповедника сокол</text:p>
          </table:table-cell>
          <table:table-cell office:value-type="string">
            <text:p>Гнездится и встречается во время миграций</text:p>
          </table:table-cell>
          <table:table-cell table:number-columns-repeated="4"/>
        </table:table-row>
        <table:table-row table:style-name="ro5">
          <table:table-cell office:value-type="string">
            <text:p>family</text:p>
          </table:table-cell>
          <table:table-cell office:value-type="string">
            <text:p>Phasianidae</text:p>
          </table:table-cell>
          <table:table-cell/>
          <table:table-cell office:value-type="string">
            <text:p>Perdix perdix</text:p>
          </table:table-cell>
          <table:table-cell/>
          <table:table-cell office:value-type="string">
            <text:p>(L., 1758)</text:p>
          </table:table-cell>
          <table:table-cell/>
          <table:table-cell office:value-type="string">
            <text:p>Серая куропатка</text:p>
          </table:table-cell>
          <table:table-cell office:value-type="string">
            <text:p>Встречается по всей территории заповедника. Но предпочитают места с редкой древесно-кустарниковой растительностью в балках и около водоемов. Источник: Амосов, 2012</text:p>
          </table:table-cell>
          <table:table-cell office:value-type="string">
            <text:p>Обыч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Phasianidae</text:p>
          </table:table-cell>
          <table:table-cell/>
          <table:table-cell office:value-type="string">
            <text:p>Coturnix coturnix</text:p>
          </table:table-cell>
          <table:table-cell/>
          <table:table-cell office:value-type="string">
            <text:p>(L., 1758)</text:p>
          </table:table-cell>
          <table:table-cell/>
          <table:table-cell office:value-type="string">
            <text:p>Перепел</text:p>
          </table:table-cell>
          <table:table-cell office:value-type="string">
            <text:p>Гнездование не зарегистрировано. По опросным сведениям голоса этих птиц слышали в разных урочищах заповедника в летний период 2001 г. (Летопись, 2002). В 2002 г. самец встречен у Поющих скал (Хохлов, Параушкин, 2004а). В 2003 г. 1-8.05 встречен студентами РУДН в степи рядом с Суриковской балкой. Токующего самца перепела слышали 24.04.03 рядом с «Поющими скалами» на горе Б. Богдо (Летопись, 2004). «Бьющего» самца слышали 5.05.2005 в урочище Красное озеро (Летопись, 2006). В 2006 г. несколько раз одиночки и пары вспугивали в «степи» как в районе Богдо так и в районе Зеленого сада. Ежедневно с 25.04. отмечали «бой» перепелов (отчет Черенкова С. Е. и др., цит. по: Летопись, 2007).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Gruidae</text:p>
          </table:table-cell>
          <table:table-cell/>
          <table:table-cell office:value-type="string">
            <text:p>Grus grus</text:p>
          </table:table-cell>
          <table:table-cell/>
          <table:table-cell office:value-type="string">
            <text:p>(L., 1758)</text:p>
          </table:table-cell>
          <table:table-cell/>
          <table:table-cell office:value-type="string">
            <text:p>Серый журавль</text:p>
          </table:table-cell>
          <table:table-cell office:value-type="string">
            <text:p><text:s/>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Gruidae</text:p>
          </table:table-cell>
          <table:table-cell/>
          <table:table-cell office:value-type="string">
            <text:p>Anthropoides virgo</text:p>
          </table:table-cell>
          <table:table-cell/>
          <table:table-cell office:value-type="string">
            <text:p>(L., 1758)</text:p>
          </table:table-cell>
          <table:table-cell/>
          <table:table-cell office:value-type="string">
            <text:p>Красавка</text:p>
          </table:table-cell>
          <table:table-cell office:value-type="string">
            <text:p>(Букреев, 1999).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Rallus aquaticus</text:p>
          </table:table-cell>
          <table:table-cell/>
          <table:table-cell office:value-type="string">
            <text:p>L., 1758</text:p>
          </table:table-cell>
          <table:table-cell/>
          <table:table-cell office:value-type="string">
            <text:p>Водяной пастушок</text:p>
          </table:table-cell>
          <table:table-cell office:value-type="string">
            <text:p><text:s/>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Porzana porzana</text:p>
          </table:table-cell>
          <table:table-cell/>
          <table:table-cell office:value-type="string">
            <text:p>(L., 1766)</text:p>
          </table:table-cell>
          <table:table-cell/>
          <table:table-cell office:value-type="string">
            <text:p>Погоныш</text:p>
          </table:table-cell>
          <table:table-cell office:value-type="string">
            <text:p>Регистрации не ежегодные. Наблюдали погоныша студенты РУДН на Кордонных прудах в 2001, 2002 г. (Летопись, 2002, 2003) и там же 25.4 - 10.05.2005 (Параушкин И. В. и др., цит. по: Летопись, 2006). <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Porzana pusilla</text:p>
          </table:table-cell>
          <table:table-cell/>
          <table:table-cell office:value-type="string">
            <text:p>(Pall., 1776)</text:p>
          </table:table-cell>
          <table:table-cell/>
          <table:table-cell office:value-type="string">
            <text:p>Погоныш-крошка</text:p>
          </table:table-cell>
          <table:table-cell office:value-type="string">
            <text:p>Отмечен А. В. Ростовым в 2003 году в Кордонной балке (Ростов, 2004). В последующие годы мы слышали голос погоныша-крошки только 28.04.2009 в тростниковых зарослях балки, соседствующей с Красным озером.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Crex crex</text:p>
          </table:table-cell>
          <table:table-cell/>
          <table:table-cell office:value-type="string">
            <text:p>(L., 1758)</text:p>
          </table:table-cell>
          <table:table-cell/>
          <table:table-cell office:value-type="string">
            <text:p>Коростель</text:p>
          </table:table-cell>
          <table:table-cell office:value-type="string">
            <text:p><text:s/>Источник: Амосов, 2012</text:p>
          </table:table-cell>
          <table:table-cell office:value-type="string">
            <text:p>Редкий</text:p>
          </table:table-cell>
          <table:table-cell office:value-type="string">
            <text:p>пролетный и возможно гнездящийся вид</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Gallinula chloropus</text:p>
          </table:table-cell>
          <table:table-cell/>
          <table:table-cell office:value-type="string">
            <text:p>(L., 1758)</text:p>
          </table:table-cell>
          <table:table-cell/>
          <table:table-cell office:value-type="string">
            <text:p>Камышница</text:p>
          </table:table-cell>
          <table:table-cell office:value-type="string">
            <text:p>Ежегодно регистрируются на прудах в Кордонной балке (Хохлов, Параушкин, 2004а); Летопись, 2002-2007; наши данные). Факт гнездования подтверждается наблюдением на Кордонных прудах 12.08.2004 Е. Э. Ткаченко одной взрослой и двух молодых нелетающих птиц (Летопись, 2005). Отмечена в 2011 г. в конце мая - июне на оз. Карасун. Источник: Амосов, 2012</text:p>
          </table:table-cell>
          <table:table-cell office:value-type="string">
            <text:p>Редкий</text:p>
          </table:table-cell>
          <table:table-cell office:value-type="string">
            <text:p>пролетный и нерегулярно гнездящийся</text:p>
          </table:table-cell>
          <table:table-cell table:number-columns-repeated="4"/>
        </table:table-row>
        <table:table-row table:style-name="ro5">
          <table:table-cell office:value-type="string">
            <text:p>family</text:p>
          </table:table-cell>
          <table:table-cell office:value-type="string">
            <text:p>Ralliidae</text:p>
          </table:table-cell>
          <table:table-cell/>
          <table:table-cell office:value-type="string">
            <text:p>Fulica atra</text:p>
          </table:table-cell>
          <table:table-cell/>
          <table:table-cell office:value-type="string">
            <text:p>L., 1758</text:p>
          </table:table-cell>
          <table:table-cell/>
          <table:table-cell office:value-type="string">
            <text:p>Лысуха</text:p>
          </table:table-cell>
          <table:table-cell office:value-type="string">
            <text:p>Наблюдалась ежегодно в прудах Кордонной балки с начала апреля по август (Летопись, 2002-2007). 25.06.2004 молодая птица в ювенильном оперении зарегистрирована на нижнем пруду балки Кордонная; 12.08 того же года на среднем пруду балки Кордонная зарегистрированы 1 взрослая и 1 молодая нелетная птицы (Летопись, 2005). Несколько пар лысух (3-4) обитали на прудах Кордон с апреля 2009 г. (первая регистрация 14.04) по август (27 августа). Скорее всего, гнездятся, но гнезд никто не находил. Во второй половине лета 1-2 особи встречались на озере Карасун. Источник: Амосов, 2012</text:p>
          </table:table-cell>
          <table:table-cell office:value-type="string">
            <text:p>Редкий</text:p>
          </table:table-cell>
          <table:table-cell office:value-type="string">
            <text:p>пролетный и нерегулярно гнездящийся вид</text:p>
          </table:table-cell>
          <table:table-cell table:number-columns-repeated="4"/>
        </table:table-row>
        <table:table-row table:style-name="ro5">
          <table:table-cell office:value-type="string">
            <text:p>family</text:p>
          </table:table-cell>
          <table:table-cell office:value-type="string">
            <text:p>Otididae</text:p>
          </table:table-cell>
          <table:table-cell/>
          <table:table-cell office:value-type="string">
            <text:p>Tetrax tetrax</text:p>
          </table:table-cell>
          <table:table-cell/>
          <table:table-cell office:value-type="string">
            <text:p>(L., 1758)</text:p>
          </table:table-cell>
          <table:table-cell/>
          <table:table-cell office:value-type="string">
            <text:p>Стрепет</text:p>
          </table:table-cell>
          <table:table-cell office:value-type="string">
            <text:p>5.07.2011 в Зеленом саду мы наблюдали взрослую и молодую особей. Имеются находки гнезд. Источник: Амосов, 2012</text:p>
          </table:table-cell>
          <table:table-cell office:value-type="string">
            <text:p>Редкий</text:p>
          </table:table-cell>
          <table:table-cell office:value-type="string">
            <text:p>пролетный и гнездящийся</text:p>
          </table:table-cell>
          <table:table-cell table:number-columns-repeated="4"/>
        </table:table-row>
        <table:table-row table:style-name="ro5">
          <table:table-cell office:value-type="string">
            <text:p>family</text:p>
          </table:table-cell>
          <table:table-cell office:value-type="string">
            <text:p>Burhinidae</text:p>
          </table:table-cell>
          <table:table-cell/>
          <table:table-cell office:value-type="string">
            <text:p>Burhinus oedicnemus</text:p>
          </table:table-cell>
          <table:table-cell/>
          <table:table-cell office:value-type="string">
            <text:p>(L., 1758)</text:p>
          </table:table-cell>
          <table:table-cell/>
          <table:table-cell office:value-type="string">
            <text:p>Авдотка</text:p>
          </table:table-cell>
          <table:table-cell office:value-type="string">
            <text:p>Несколько пар отмечается ежегодно. Имеются регистрации гнезд с кладками и птенцов авдотки (Хохлов, Параушкин, 2004а; отчет С. Е. Черенкова и др. за 2006 г.).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Charadrius hiaticula</text:p>
          </table:table-cell>
          <table:table-cell/>
          <table:table-cell office:value-type="string">
            <text:p>L., 1758</text:p>
          </table:table-cell>
          <table:table-cell/>
          <table:table-cell office:value-type="string">
            <text:p>Галстучник</text:p>
          </table:table-cell>
          <table:table-cell office:value-type="string">
            <text:p>4.08.2004 одну птицу зарегистрировала Е. Э. Ткаченко в устье балки Кордонная (Летопись, 2005). 5.05.2005 6 птиц кормились на берегу озера Баскунчак; 4.08.2005 одну птицу зарегистрировали в устье балки Кордонная; 17.08 - 3 птицы на Горькой речке (Летопись, 2006).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Charadrius dubius</text:p>
          </table:table-cell>
          <table:table-cell/>
          <table:table-cell office:value-type="string">
            <text:p>Scop., 1786</text:p>
          </table:table-cell>
          <table:table-cell/>
          <table:table-cell office:value-type="string">
            <text:p>Малый зуёк</text:p>
          </table:table-cell>
          <table:table-cell office:value-type="string">
            <text:p>Возможно, гнездится. Отмечается ежегодно на Кордонных прудах ближе к озеру Баскунчак, р. Горькая и озере Карасун в апреле - мае и в августе. С. Е. Черенков наблюдал 5.05.2006 токовые полеты малых зуйков на берегу озера Баскунчак в устье Кордонной балки (Летопись, 2007).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Charadrius asiaticus</text:p>
          </table:table-cell>
          <table:table-cell/>
          <table:table-cell office:value-type="string">
            <text:p>Pall., 1773</text:p>
          </table:table-cell>
          <table:table-cell/>
          <table:table-cell office:value-type="string">
            <text:p>Каспийский зуек</text:p>
          </table:table-cell>
          <table:table-cell office:value-type="string">
            <text:p>Ранее вид в заповеднике никем не отмечался. 21.07.2009 нами на Горькой речке было отмечено около 50 особей каспийского зуйка (Амосов, 2010а).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Charadrius alexandrinus</text:p>
          </table:table-cell>
          <table:table-cell/>
          <table:table-cell office:value-type="string">
            <text:p>L., 1758</text:p>
          </table:table-cell>
          <table:table-cell/>
          <table:table-cell office:value-type="string">
            <text:p>Морской зуек</text:p>
          </table:table-cell>
          <table:table-cell office:value-type="string">
            <text:p>Сведения о находке гнезда с кладкой содержатся в отчете С. Е. Черенкова и др. (Летопись, 2007). Источник: Амосов, 2012</text:p>
          </table:table-cell>
          <table:table-cell office:value-type="string">
            <text:p>Редкий</text:p>
          </table:table-cell>
          <table:table-cell office:value-type="string">
            <text:p>пролетный и не ежегодно гнездящийся</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Chettusia gregaria</text:p>
          </table:table-cell>
          <table:table-cell/>
          <table:table-cell office:value-type="string">
            <text:p>(Pall., 1771)</text:p>
          </table:table-cell>
          <table:table-cell/>
          <table:table-cell office:value-type="string">
            <text:p>Кречетка</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Vanellus vanellus</text:p>
          </table:table-cell>
          <table:table-cell/>
          <table:table-cell office:value-type="string">
            <text:p>(L., 1758)</text:p>
          </table:table-cell>
          <table:table-cell/>
          <table:table-cell office:value-type="string">
            <text:p>Чибис</text:p>
          </table:table-cell>
          <table:table-cell office:value-type="string">
            <text:p>В небольшом количестве от 2 до 10 особей ежегодно отмечается весной, летом и осенью у Кордонных прудов, у р. Горькая и озера Карасун.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Himantopus himantopus</text:p>
          </table:table-cell>
          <table:table-cell/>
          <table:table-cell office:value-type="string">
            <text:p>(L., 1758)</text:p>
          </table:table-cell>
          <table:table-cell/>
          <table:table-cell office:value-type="string">
            <text:p>Ходулочник</text:p>
          </table:table-cell>
          <table:table-cell office:value-type="string">
            <text:p>(Полынова и др., 2001; Букреев, 2001). Источник: Амосов, 2012</text:p>
          </table:table-cell>
          <table:table-cell office:value-type="string">
            <text:p>Очень редкий</text:p>
          </table:table-cell>
          <table:table-cell office:value-type="string">
            <text:p>пролетный и возможно гнездящийся</text:p>
          </table:table-cell>
          <table:table-cell table:number-columns-repeated="4"/>
        </table:table-row>
        <table:table-row table:style-name="ro5">
          <table:table-cell office:value-type="string">
            <text:p>family</text:p>
          </table:table-cell>
          <table:table-cell office:value-type="string">
            <text:p>Charadriidae</text:p>
          </table:table-cell>
          <table:table-cell/>
          <table:table-cell office:value-type="string">
            <text:p>Recurvirostra avosetta</text:p>
          </table:table-cell>
          <table:table-cell/>
          <table:table-cell office:value-type="string">
            <text:p>L., 1758</text:p>
          </table:table-cell>
          <table:table-cell/>
          <table:table-cell office:value-type="string">
            <text:p>Шилоклювка</text:p>
          </table:table-cell>
          <table:table-cell office:value-type="string">
            <text:p>Гнездование не доказано, хотя некоторые авторы (Букреев, 2001; Полынова и др., 2001) считают шилоклювку гнездящимся в заповеднике видом.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Haematopodidae</text:p>
          </table:table-cell>
          <table:table-cell/>
          <table:table-cell office:value-type="string">
            <text:p>Haematopus ostralegus</text:p>
          </table:table-cell>
          <table:table-cell/>
          <table:table-cell office:value-type="string">
            <text:p>L., 1758</text:p>
          </table:table-cell>
          <table:table-cell/>
          <table:table-cell office:value-type="string">
            <text:p>Кулик-сорока</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ochropus</text:p>
          </table:table-cell>
          <table:table-cell/>
          <table:table-cell office:value-type="string">
            <text:p>L., 1758</text:p>
          </table:table-cell>
          <table:table-cell/>
          <table:table-cell office:value-type="string">
            <text:p>Черныш</text:p>
          </table:table-cell>
          <table:table-cell office:value-type="string">
            <text:p>Н. Д. Реуцкий отмечал птиц в конце августа 2001 года на пруду Кордон, 3 птицы отмечены во вторую декаду августа на соленом озере неподалеку от пос. Нижний Баскунчак (Летопись, 2002). Пять чернышей отмечены 4.08.2004 в устье балки Кордонная, 1 птица - 12.08 в устье балки Кордонная (Летопись, 2005). В 2005 и 2006 годах одна - две птицы были отмечены на Кордонных прудах, оз. Карасун и Горькой речке (Летопись, 2006, 2007). В 2009 г. мы наблюдали черныша на Кордонных прудах 17.06 (2 особи), 18. 07 (4 особи) и 25.07 (1 особь).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glareola</text:p>
          </table:table-cell>
          <table:table-cell/>
          <table:table-cell office:value-type="string">
            <text:p>L., 1758</text:p>
          </table:table-cell>
          <table:table-cell/>
          <table:table-cell office:value-type="string">
            <text:p>Фифи</text:p>
          </table:table-cell>
          <table:table-cell office:value-type="string">
            <text:p>Встречи фифи были зарегистрированы в мае и августе 2001 и 2004 года по 1-2 птицы (Летопись, 2002, 2005). В 2009 году одну особь наблюдали 5.05 у Кордонных прудов и 2-х особей - 24.06 на озере Карасун.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nebularia</text:p>
          </table:table-cell>
          <table:table-cell/>
          <table:table-cell office:value-type="string">
            <text:p>(Gunn., 1767)</text:p>
          </table:table-cell>
          <table:table-cell/>
          <table:table-cell office:value-type="string">
            <text:p>Большой улит</text:p>
          </table:table-cell>
          <table:table-cell office:value-type="string">
            <text:p>Сообщения о встрече этих птиц в устье Кордонной балки весной 2001 и 2002 годов поступили от студентов РУДН (Летопись, 2002, 2003). Две особи отмечены у пруда в верховьях Кордонной балки 25 и 26.04.2006 (Отчет Черенкова С. Е. и др., Летопись, 2007). Источник: Амосов, 2012</text:p>
          </table:table-cell>
          <table:table-cell office:value-type="string">
            <text:p>Очень редкий</text:p>
          </table:table-cell>
          <table:table-cell office:value-type="string">
            <text:p>пролетный вид</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totanus</text:p>
          </table:table-cell>
          <table:table-cell/>
          <table:table-cell office:value-type="string">
            <text:p>(L., 1758)</text:p>
          </table:table-cell>
          <table:table-cell/>
          <table:table-cell office:value-type="string">
            <text:p>Травник</text:p>
          </table:table-cell>
          <table:table-cell office:value-type="string">
            <text:p>Гнездо травника обнаружено 7.05.2002 г. недалеко от балки Кордон. В гнезде находились четыре слабо насиженных яйца (Хохлов, Парауш¬кин, 2004а). Источник: Амосов, 2012</text:p>
          </table:table-cell>
          <table:table-cell office:value-type="string">
            <text:p>Редкий</text:p>
          </table:table-cell>
          <table:table-cell office:value-type="string">
            <text:p>пролетный и гнездящийся</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erythropus</text:p>
          </table:table-cell>
          <table:table-cell/>
          <table:table-cell office:value-type="string">
            <text:p>(Pall., 1764)</text:p>
          </table:table-cell>
          <table:table-cell/>
          <table:table-cell office:value-type="string">
            <text:p>Щеголь</text:p>
          </table:table-cell>
          <table:table-cell office:value-type="string">
            <text:p>Одна птица отмечена 25.06.2004 г. на берегу Горькой речки (Летопись, 2005). Одну особь данного вида мы зарегистрировали 21.07.2009 на р. Горькой в стае каспийских зуйков, круглоносых плавунчиков и краснозобиков.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Tringa stagnatilis</text:p>
          </table:table-cell>
          <table:table-cell/>
          <table:table-cell office:value-type="string">
            <text:p>(Bechstein, 1803)</text:p>
          </table:table-cell>
          <table:table-cell/>
          <table:table-cell office:value-type="string">
            <text:p>Поручейник</text:p>
          </table:table-cell>
          <table:table-cell office:value-type="string">
            <text:p>Этих птиц наблюдали студенты РУДН в Кордонной балке в 2001 и 2002 гг. (Летопись, 2002, 2003). 6.08.2004 стайку из 12 птиц отмечали на озере Карасун (Летопись, 2005).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Actitis hypoleucos</text:p>
          </table:table-cell>
          <table:table-cell/>
          <table:table-cell office:value-type="string">
            <text:p>(L., 1758)</text:p>
          </table:table-cell>
          <table:table-cell/>
          <table:table-cell office:value-type="string">
            <text:p>Перевозчик</text:p>
          </table:table-cell>
          <table:table-cell office:value-type="string">
            <text:p>Численность низкая. Отмечается на водоемах заповедника в апреле - мае и августе, реже в летние месяцы до 5 особей.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Phalaropus lobatus</text:p>
          </table:table-cell>
          <table:table-cell/>
          <table:table-cell office:value-type="string">
            <text:p>(L., 1758)</text:p>
          </table:table-cell>
          <table:table-cell/>
          <table:table-cell office:value-type="string">
            <text:p>Круглоносый плавунчик</text:p>
          </table:table-cell>
          <table:table-cell office:value-type="string">
            <text:p><text:s/>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Philomachus pugnax</text:p>
          </table:table-cell>
          <table:table-cell/>
          <table:table-cell office:value-type="string">
            <text:p>(L., 1758)</text:p>
          </table:table-cell>
          <table:table-cell/>
          <table:table-cell office:value-type="string">
            <text:p>Турухтан</text:p>
          </table:table-cell>
          <table:table-cell office:value-type="string">
            <text:p>29.08.2002 на оз. Карасун были зарегистрированы 4 птицы (Летопись, 2003). 1-8.05.2003 встречался на берегу оз. Баскунчак, рядом с небольшими грязевыми лужами и полупресными ручьями (Летопись, 2004). Одну птицу наблюдала Е. Э. Ткаченко 30.06, 12.06 и 30.07. 2005 в устье Кордонной балки (Летопись, 2006). В 2009 г. турухтаны были зарегистрированы лишь один раз на озере Карасун: 9.07 здесь наблюдали 3 особи. Встречали турухтанов там же и в 2011 г.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Calidris minuta</text:p>
          </table:table-cell>
          <table:table-cell/>
          <table:table-cell office:value-type="string">
            <text:p>(Leiser, 1812)</text:p>
          </table:table-cell>
          <table:table-cell/>
          <table:table-cell office:value-type="string">
            <text:p>Кулик-воробей</text:p>
          </table:table-cell>
          <table:table-cell office:value-type="string">
            <text:p>Кормящихся на берегу пруда 3-х куликов отметили 25.04.2002 (Хохлов, Параушкин, 2004а). Двух куликов-воробьев зарегистрировали 21.07.2009 на р. Горькой в стае с другими куликами. Там же 11.08.2010 мы наблюдали более 20 особей этого вида, которые держались вместе с круглоносыми плавунчиками.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Calidris temminckii</text:p>
          </table:table-cell>
          <table:table-cell/>
          <table:table-cell office:value-type="string">
            <text:p>(Leiser, 1812)</text:p>
          </table:table-cell>
          <table:table-cell/>
          <table:table-cell office:value-type="string">
            <text:p>Белохвостый песочник</text:p>
          </table:table-cell>
          <table:table-cell office:value-type="string">
            <text:p>Отдельные особи в стаях с другими куликами встречаются весной и осенью на прудах Кордонной балки, Горькой речке и оз. Карасун.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Calidris ferruginea</text:p>
          </table:table-cell>
          <table:table-cell/>
          <table:table-cell office:value-type="string">
            <text:p>(Pontopp., 1763)</text:p>
          </table:table-cell>
          <table:table-cell/>
          <table:table-cell office:value-type="string">
            <text:p>Краснозобик</text:p>
          </table:table-cell>
          <table:table-cell office:value-type="string">
            <text:p>Стайка из 6 птиц была отмечена Е. Э. Ткаченко на озере Карасун 13.05.2005 (Летопись, 2006). В 2009 г. он встречался в составе смешанных с другими куликами стай, чаще вместе с круглоносым плавунчиком. Этот вид мы наблюдали 19.05 на нижнем Кордонном пруду (1 ос.), 30.07 на р. Горькой (около 10 ос.) и 24.09 по 3 особи на оз. Карасун и р. Горькой. Были регистрации краснозобика и в последующие годы.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Calidris alpina</text:p>
          </table:table-cell>
          <table:table-cell/>
          <table:table-cell office:value-type="string">
            <text:p>(L., 1758)</text:p>
          </table:table-cell>
          <table:table-cell/>
          <table:table-cell office:value-type="string">
            <text:p>Чернозобик</text:p>
          </table:table-cell>
          <table:table-cell office:value-type="string">
            <text:p>Стайка из 20 птиц на Горькой речке отмечена Е. Э. Ткаченко 17.05.2005 (Летопись, 2006). Также двух чернозобиков наблюдали 21.07.09 на Горькой речке. Птицы держались в стае круглоносых плавунчиков, краснозоби- ков и др. куликов.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Gallinago gallinago</text:p>
          </table:table-cell>
          <table:table-cell/>
          <table:table-cell office:value-type="string">
            <text:p>(L., 1758)</text:p>
          </table:table-cell>
          <table:table-cell/>
          <table:table-cell office:value-type="string">
            <text:p>Бекас</text:p>
          </table:table-cell>
          <table:table-cell office:value-type="string">
            <text:p>Встречи: 6-15.09.2005, оз. Карасун (Ростов, 2006); 14.09.2011 на берегу р. Горькой.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Gallinago media</text:p>
          </table:table-cell>
          <table:table-cell/>
          <table:table-cell office:value-type="string">
            <text:p>(Latham, 1787)</text:p>
          </table:table-cell>
          <table:table-cell/>
          <table:table-cell office:value-type="string">
            <text:p>Дупель</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Scolopax rusticola</text:p>
          </table:table-cell>
          <table:table-cell/>
          <table:table-cell office:value-type="string">
            <text:p>L., 1758</text:p>
          </table:table-cell>
          <table:table-cell/>
          <table:table-cell office:value-type="string">
            <text:p>Вальдшнеп</text:p>
          </table:table-cell>
          <table:table-cell office:value-type="string">
            <text:p>Одна из встреч была 24.04.2002 в урочище Зелёный сад (Хохлов, Параушкин, 2004а). Единичные встречи вальдшнепов были и в последующие годы.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Numenius arquata</text:p>
          </table:table-cell>
          <table:table-cell/>
          <table:table-cell office:value-type="string">
            <text:p>(L., 1758)</text:p>
          </table:table-cell>
          <table:table-cell/>
          <table:table-cell office:value-type="string">
            <text:p>Большой кроншнеп</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Numenius phaeopus</text:p>
          </table:table-cell>
          <table:table-cell/>
          <table:table-cell office:value-type="string">
            <text:p>(L., 1758)</text:p>
          </table:table-cell>
          <table:table-cell/>
          <table:table-cell office:value-type="string">
            <text:p>Средний кроншнеп</text:p>
          </table:table-cell>
          <table:table-cell office:value-type="string">
            <text:p>Отмечен лишь однажды в августе 2003 г. в Кордонной балке (Ростов, 2004).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Limosa limosa</text:p>
          </table:table-cell>
          <table:table-cell/>
          <table:table-cell office:value-type="string">
            <text:p>(L., 1758)</text:p>
          </table:table-cell>
          <table:table-cell/>
          <table:table-cell office:value-type="string">
            <text:p>Большой веретенник</text:p>
          </table:table-cell>
          <table:table-cell office:value-type="string">
            <text:p>Встречается во время миграций. В Нижнем Поволжье гнездится (Русанов, 2011). Отмечен студентами РУДН в 2001 г. в Кордонной балке (Летопись, 2002). По сведениям С. Е. Черенкова с коллегами одиночный самец пролетел 5.05.2006 г. над прудом в верховьях Кордонной балки (Летопись, 2007).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colopacidae</text:p>
          </table:table-cell>
          <table:table-cell/>
          <table:table-cell office:value-type="string">
            <text:p>Limosa lapponica</text:p>
          </table:table-cell>
          <table:table-cell/>
          <table:table-cell office:value-type="string">
            <text:p>(L., 1758)</text:p>
          </table:table-cell>
          <table:table-cell/>
          <table:table-cell office:value-type="string">
            <text:p>Малый веретенник</text:p>
          </table:table-cell>
          <table:table-cell office:value-type="string">
            <text:p>29.08.2001 на оз. Карасун Н. Д. Реуцким были встречены две стайки из 6 и 15 птиц в период послегнездовых кочевок (Летопись, 2002).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Glareolidae</text:p>
          </table:table-cell>
          <table:table-cell/>
          <table:table-cell office:value-type="string">
            <text:p>Glareola nordmanni</text:p>
          </table:table-cell>
          <table:table-cell/>
          <table:table-cell office:value-type="string">
            <text:p>J. G. Fischer, 1842</text:p>
          </table:table-cell>
          <table:table-cell/>
          <table:table-cell office:value-type="string">
            <text:p>Степная тиркушка</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Larus ichthyaetus</text:p>
          </table:table-cell>
          <table:table-cell/>
          <table:table-cell office:value-type="string">
            <text:p>Pall., 1773</text:p>
          </table:table-cell>
          <table:table-cell/>
          <table:table-cell office:value-type="string">
            <text:p>Черноголовый хохотун</text:p>
          </table:table-cell>
          <table:table-cell office:value-type="string">
            <text:p><text:s/>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Larus ridibundus</text:p>
          </table:table-cell>
          <table:table-cell/>
          <table:table-cell office:value-type="string">
            <text:p>L., 1766</text:p>
          </table:table-cell>
          <table:table-cell/>
          <table:table-cell office:value-type="string">
            <text:p>Озёрная чайка</text:p>
          </table:table-cell>
          <table:table-cell office:value-type="string">
            <text:p>Единичные встречи озерных чаек были во все сезоны года, кроме зимы. Самая ранняя встреча пары озерных чаек была 31.03.2010.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Larus genei</text:p>
          </table:table-cell>
          <table:table-cell/>
          <table:table-cell office:value-type="string">
            <text:p>Breme, 1840</text:p>
          </table:table-cell>
          <table:table-cell/>
          <table:table-cell office:value-type="string">
            <text:p>Морской голубок</text:p>
          </table:table-cell>
          <table:table-cell office:value-type="string">
            <text:p>Стайку из 7 морских голубков наблюдала Е. Э. Ткаченко 25.06.2004 на озере Карасун (Летопись, 2005). Она же в 2005 г. зарегистрировала стайку из 6 морских голубков 21.04 на озере Карасун и там же 17.05 стайку из 20 птиц и 10 птиц на Горькой речке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Larus cachinnans</text:p>
          </table:table-cell>
          <table:table-cell/>
          <table:table-cell office:value-type="string">
            <text:p>Pall., 1811</text:p>
          </table:table-cell>
          <table:table-cell/>
          <table:table-cell office:value-type="string">
            <text:p>Хохотунья</text:p>
          </table:table-cell>
          <table:table-cell office:value-type="string">
            <text:p>(Хохлов, Параушкин, 2004а; данные С. Е. Черенкова и др. цит. по: Лето¬пись, 2007).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Larus canus</text:p>
          </table:table-cell>
          <table:table-cell/>
          <table:table-cell office:value-type="string">
            <text:p>L., 1758</text:p>
          </table:table-cell>
          <table:table-cell/>
          <table:table-cell office:value-type="string">
            <text:p>Сизая чайка</text:p>
          </table:table-cell>
          <table:table-cell office:value-type="string">
            <text:p>Сообщения о встречах сизых чаек на территории заповедника в 2001 г. поступали от студентов РУДН (Летопись, 2002). Две птицы отмечены во вторую декаду августа 2002 г. на Кордонных прудах (Летопись, 2003), стайку из 5 особей наблюдали на озере Карасун 12.10.2003 (Летопись, 2004). 22.04.2004 трех птиц зарегистрировала Е. Э. Ткаченко в устье Горькой речки и над озером Баскунчак (Летопись, 2005). В 2009 г. мы наблюдали 1 особь в районе р. Горькой 26.03 и 14.04 - 1 особь у прудов Кордон, а 21.4 - двух чаек у юго-восточного побережья озера Баскунчак, 5.05 - двух особей у прудов Кордон и 25.05 там же наблюдали 2-х особей.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Chlidonias niger</text:p>
          </table:table-cell>
          <table:table-cell/>
          <table:table-cell office:value-type="string">
            <text:p>(L., 1758)</text:p>
          </table:table-cell>
          <table:table-cell/>
          <table:table-cell office:value-type="string">
            <text:p>Чёрная крачка</text:p>
          </table:table-cell>
          <table:table-cell office:value-type="string">
            <text:p>Одиночная птица замечена низко летящей вдоль береговой линии озера Баскунчак 23.04.2002 (Хохлов, Параушкин, 2004 а).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Chlidonias leucopterus</text:p>
          </table:table-cell>
          <table:table-cell/>
          <table:table-cell office:value-type="string">
            <text:p>(Temm., 1815)</text:p>
          </table:table-cell>
          <table:table-cell/>
          <table:table-cell office:value-type="string">
            <text:p>Белокрылая крачка</text:p>
          </table:table-cell>
          <table:table-cell office:value-type="string">
            <text:p>Встречается ежегодно за весь период наблюдений с мая по сентябрь редко в районе Кордонной балки и, чаще, на р. Горькой и оз. Карасун от нескольких особей до 25-30 птиц (Летопись, 2002-2007; наши данные).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Gelochelidon nilotica</text:p>
          </table:table-cell>
          <table:table-cell/>
          <table:table-cell office:value-type="string">
            <text:p>(J. F. Gmelin, 1789)</text:p>
          </table:table-cell>
          <table:table-cell/>
          <table:table-cell office:value-type="string">
            <text:p>Чайконосая крачка</text:p>
          </table:table-cell>
          <table:table-cell office:value-type="string">
            <text:p>Чайконосую крачку можно встретить на побережьях водоемов и в открытых полупустынных районах. Во время перелетов, особенно весной, в апреле - мае встречаются стаи до 40 птиц, в летние месяцы на Кордонных прудах, р. Горькой и оз. Карасун постоянно держатся до 10 крачек. Источник: Амосов, 2012</text:p>
          </table:table-cell>
          <table:table-cell office:value-type="string">
            <text:p>Обычный</text:p>
          </table:table-cell>
          <table:table-cell office:value-type="string">
            <text:p>возможно гнездится</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Hydroprogne caspia</text:p>
          </table:table-cell>
          <table:table-cell/>
          <table:table-cell office:value-type="string">
            <text:p>(Pall., 1770)</text:p>
          </table:table-cell>
          <table:table-cell/>
          <table:table-cell office:value-type="string">
            <text:p>Чеграва</text:p>
          </table:table-cell>
          <table:table-cell office:value-type="string">
            <text:p><text:s/>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Thalasseus sandvicensis</text:p>
          </table:table-cell>
          <table:table-cell/>
          <table:table-cell office:value-type="string">
            <text:p>(Latham, 1787)</text:p>
          </table:table-cell>
          <table:table-cell/>
          <table:table-cell office:value-type="string">
            <text:p>Пестроносая крачка</text:p>
          </table:table-cell>
          <table:table-cell office:value-type="string">
            <text:p>По сведениям Е. Э. Ткаченко стайка из 4 птиц отмечена 7.05.2006 на участке между оз. Карасун и Горькой речкой, а 24.05.06 стайка из 6 птиц отмечена на оз. Карасун (Летопись, 2007).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Laridae</text:p>
          </table:table-cell>
          <table:table-cell/>
          <table:table-cell office:value-type="string">
            <text:p>Sterna hirundo</text:p>
          </table:table-cell>
          <table:table-cell/>
          <table:table-cell office:value-type="string">
            <text:p>L., 1758</text:p>
          </table:table-cell>
          <table:table-cell/>
          <table:table-cell office:value-type="string">
            <text:p>Речная крачка</text:p>
          </table:table-cell>
          <table:table-cell office:value-type="string">
            <text:p>Речных крачек ежегодно регистрировали в районе озера Баскунчак, на Кордонных прудах, на озере Карасун, Горькой речке и над полупустынными участками. Разные наблюдатели отмечали стаи от нескольких особей до 100 птиц с апреля до начала июня (Хохлов, Параушкин, 2004 а; Летопись, 2002-2007).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teroclididae</text:p>
          </table:table-cell>
          <table:table-cell/>
          <table:table-cell office:value-type="string">
            <text:p>Pterocles orientalis</text:p>
          </table:table-cell>
          <table:table-cell/>
          <table:table-cell office:value-type="string">
            <text:p>(L., 1758)</text:p>
          </table:table-cell>
          <table:table-cell/>
          <table:table-cell office:value-type="string">
            <text:p>Чернобрюхий рябок</text:p>
          </table:table-cell>
          <table:table-cell office:value-type="string">
            <text:p><text:s/>Источник: Амосов, 2012</text:p>
          </table:table-cell>
          <table:table-cell office:value-type="string">
            <text:p>Очень редкий</text:p>
          </table:table-cell>
          <table:table-cell office:value-type="string">
            <text:p>Возможно, гнездится</text:p>
          </table:table-cell>
          <table:table-cell table:number-columns-repeated="4"/>
        </table:table-row>
        <table:table-row table:style-name="ro5">
          <table:table-cell office:value-type="string">
            <text:p>family</text:p>
          </table:table-cell>
          <table:table-cell office:value-type="string">
            <text:p>Columbidae</text:p>
          </table:table-cell>
          <table:table-cell/>
          <table:table-cell office:value-type="string">
            <text:p>Columba palumbus</text:p>
          </table:table-cell>
          <table:table-cell/>
          <table:table-cell office:value-type="string">
            <text:p>L., 1758</text:p>
          </table:table-cell>
          <table:table-cell/>
          <table:table-cell office:value-type="string">
            <text:p>Вяхирь</text:p>
          </table:table-cell>
          <table:table-cell office:value-type="string">
            <text:p>Токующего вяхиря наблюдали 24.04.2002 в урочище Зелёный сад (Хохлов, Параушкин, 2004 а). С. Е. Черенков с коллегами видели одиночную птицу в Кордонной балке 25 и 26 апреля 2006 г. (Летопись, 2007). В 2010 г. мы наблюдали 1 вяхиря 7.04 в древесно-кустарниковых зарослях у озера Карасун и 21.04 - в Зеленом саду.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Columbidae</text:p>
          </table:table-cell>
          <table:table-cell/>
          <table:table-cell office:value-type="string">
            <text:p>Columba oenas</text:p>
          </table:table-cell>
          <table:table-cell/>
          <table:table-cell office:value-type="string">
            <text:p>L., 1758</text:p>
          </table:table-cell>
          <table:table-cell/>
          <table:table-cell office:value-type="string">
            <text:p>Клинтух</text:p>
          </table:table-cell>
          <table:table-cell office:value-type="string">
            <text:p>По сообщению И. В. Параушкина, 6.05.2005 шесть летящих в сторону пос. Н. Баскунчак особей отмечены в Зеленом саду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olumbidae</text:p>
          </table:table-cell>
          <table:table-cell/>
          <table:table-cell office:value-type="string">
            <text:p>Columba livia</text:p>
          </table:table-cell>
          <table:table-cell/>
          <table:table-cell office:value-type="string">
            <text:p>J. F. Gmelin, 1789</text:p>
          </table:table-cell>
          <table:table-cell/>
          <table:table-cell office:value-type="string">
            <text:p>Сизый голубь</text:p>
          </table:table-cell>
          <table:table-cell office:value-type="string">
            <text:p>Одиночные птицы и небольшие стайки сизых голубей встречаются на горе Б. Богдо и в бывшем поселке Зеленый сад. Гнездится в строениях Зеленого сада.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Columbidae</text:p>
          </table:table-cell>
          <table:table-cell/>
          <table:table-cell office:value-type="string">
            <text:p>Streptopelia decaocto</text:p>
          </table:table-cell>
          <table:table-cell/>
          <table:table-cell office:value-type="string">
            <text:p>(Frivaldszky, 1838)</text:p>
          </table:table-cell>
          <table:table-cell/>
          <table:table-cell office:value-type="string">
            <text:p>Кольчатая горлица</text:p>
          </table:table-cell>
          <table:table-cell office:value-type="string">
            <text:p>Вероятно, гнездится в поселках Н. и В. Баскунчак. Пролетающая кольчатая горлица была отмечена 24.04.2002 в урочище Зелёный сад, там же 27 и 28.04 учтены четыре кольчатые горлицы (Хохлов, Параушкин, 2004а). 1-8.05.2003 г. горлицы встречались парами в населенных пунктах и в Кордонной балке (Летопись, 2004). Птиц этого вида отмечала Е. Э. Ткаченко 6.06.2006 - 1 птица в балке Кордонная; 13.06 - 1 птицу неподалеку от Кордонных прудов (Летопись, 2007).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olumbidae</text:p>
          </table:table-cell>
          <table:table-cell/>
          <table:table-cell office:value-type="string">
            <text:p>Streptopelia turtur</text:p>
          </table:table-cell>
          <table:table-cell/>
          <table:table-cell office:value-type="string">
            <text:p>(L., 1758)</text:p>
          </table:table-cell>
          <table:table-cell/>
          <table:table-cell office:value-type="string">
            <text:p>Обыкновенная горлица</text:p>
          </table:table-cell>
          <table:table-cell office:value-type="string">
            <text:p>Гнездование отмечал Н. Д. Реуцкий в урочище Кордонная балка. (Летопись, 2002). В течение периода исследований обыкновенных горлиц изредка наблюдали в Кордонной балке и у озера Карасун.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Cuculidae</text:p>
          </table:table-cell>
          <table:table-cell/>
          <table:table-cell office:value-type="string">
            <text:p>Cuculus canorus</text:p>
          </table:table-cell>
          <table:table-cell/>
          <table:table-cell office:value-type="string">
            <text:p>L., 1758</text:p>
          </table:table-cell>
          <table:table-cell/>
          <table:table-cell office:value-type="string">
            <text:p>Обыкновенная кукушка</text:p>
          </table:table-cell>
          <table:table-cell office:value-type="string">
            <text:p>В заповеднике встречается в облесенных балках (Кордонная, Суриковская и др.), в Зеленом саду и у озера Карасун не более 1-2 пар (Хохлов, Параушкин, 2004а; Летопись, 2002-2007; наши данные). Голос кукушки можно слышать с начала мая до июня.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rigidae</text:p>
          </table:table-cell>
          <table:table-cell/>
          <table:table-cell office:value-type="string">
            <text:p>Bubo bubo</text:p>
          </table:table-cell>
          <table:table-cell/>
          <table:table-cell office:value-type="string">
            <text:p>(L., 1758)</text:p>
          </table:table-cell>
          <table:table-cell/>
          <table:table-cell office:value-type="string">
            <text:p>Филин</text:p>
          </table:table-cell>
          <table:table-cell office:value-type="string">
            <text:p>На территории заповедника ежегодно гнездятся несколько пар (Букреев, 1999; Хохлов, Параушкин, 2004а; Ткаченко, 2007б; Амосов, 2010). Источник: Амосов, 2012</text:p>
          </table:table-cell>
          <table:table-cell office:value-type="string">
            <text:p>Редки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Strigidae</text:p>
          </table:table-cell>
          <table:table-cell/>
          <table:table-cell office:value-type="string">
            <text:p>Asio otus</text:p>
          </table:table-cell>
          <table:table-cell/>
          <table:table-cell office:value-type="string">
            <text:p>(L., 1758)</text:p>
          </table:table-cell>
          <table:table-cell/>
          <table:table-cell office:value-type="string">
            <text:p>Ушастая сова</text:p>
          </table:table-cell>
          <table:table-cell office:value-type="string">
            <text:p>Самый массовый представитель совообразных. Чаще встречается в Зеленом саду, Кордонной, Суриковской балках, около озера Карасун (Хохлов, Параушкин, 2004а, б; Летопись, 2007; наши данные).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rigidae</text:p>
          </table:table-cell>
          <table:table-cell/>
          <table:table-cell office:value-type="string">
            <text:p>Asio flammeus</text:p>
          </table:table-cell>
          <table:table-cell/>
          <table:table-cell office:value-type="string">
            <text:p>(Pontopp., 1763)</text:p>
          </table:table-cell>
          <table:table-cell/>
          <table:table-cell office:value-type="string">
            <text:p>Болотная сова</text:p>
          </table:table-cell>
          <table:table-cell office:value-type="string">
            <text:p>Отмечена Е. Э. Ткаченко 17.01.2006 в Кривой лощине (Летопись., 2007) и нами около северо-восточной границы Зеленого сада в апреле 2009 г. Гнезда болотной совы найдены в окрестностях оз. Карасун в мае 2012 г. (устное сообщение В. П. Белика).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rigidae</text:p>
          </table:table-cell>
          <table:table-cell/>
          <table:table-cell office:value-type="string">
            <text:p>Otus scops</text:p>
          </table:table-cell>
          <table:table-cell/>
          <table:table-cell office:value-type="string">
            <text:p>(L., 1758)</text:p>
          </table:table-cell>
          <table:table-cell/>
          <table:table-cell office:value-type="string">
            <text:p>Сплюшка</text:p>
          </table:table-cell>
          <table:table-cell office:value-type="string">
            <text:p>Встречается в балках с древесно-кустарниковой растительностью и на участке Зеленый сад, а также в окрестностях оз. Карасун. Голоса сплюшек мо¬но слышать с конца первой декады мая до июня в сумерках и ночью.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rigidae</text:p>
          </table:table-cell>
          <table:table-cell/>
          <table:table-cell office:value-type="string">
            <text:p>Athene noctua</text:p>
          </table:table-cell>
          <table:table-cell/>
          <table:table-cell office:value-type="string">
            <text:p>(Scopoli, 1769)</text:p>
          </table:table-cell>
          <table:table-cell/>
          <table:table-cell office:value-type="string">
            <text:p>Домовой сыч</text:p>
          </table:table-cell>
          <table:table-cell office:value-type="string">
            <text:p>На территории заповедника отмечен сотрудниками РУДН 1-8.05.2003 г. в зарослях кустарника в небольшой балке в степи (Летопись, 2004). Источник: Амосов, 2012</text:p>
          </table:table-cell>
          <table:table-cell office:value-type="string">
            <text:p>Очень редки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Caprimulgidae</text:p>
          </table:table-cell>
          <table:table-cell/>
          <table:table-cell office:value-type="string">
            <text:p>Caprimulgus europaeus</text:p>
          </table:table-cell>
          <table:table-cell/>
          <table:table-cell office:value-type="string">
            <text:p>L., 1758</text:p>
          </table:table-cell>
          <table:table-cell/>
          <table:table-cell office:value-type="string">
            <text:p>Обыкновенный козодой</text:p>
          </table:table-cell>
          <table:table-cell office:value-type="string">
            <text:p>Места наблюдений козодоя следующие: Зеленый сад, у оз. Карасун, Кордонная балка, урочище Шарбулак со второй половины мая до конца августа. Источник: Амосов, 2012</text:p>
          </table:table-cell>
          <table:table-cell office:value-type="string">
            <text:p>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Apodidae</text:p>
          </table:table-cell>
          <table:table-cell/>
          <table:table-cell office:value-type="string">
            <text:p>Apus apus</text:p>
          </table:table-cell>
          <table:table-cell/>
          <table:table-cell office:value-type="string">
            <text:p>(L., 1758)</text:p>
          </table:table-cell>
          <table:table-cell/>
          <table:table-cell office:value-type="string">
            <text:p>Черный стриж</text:p>
          </table:table-cell>
          <table:table-cell office:value-type="string">
            <text:p>Стайки по 10-15 особей встречаются с начала мая до первой половины августа в районе Кордонной балки, Суриковской балки и у горы Б. Богдо.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Coraciidae</text:p>
          </table:table-cell>
          <table:table-cell/>
          <table:table-cell office:value-type="string">
            <text:p>Coracias garrulus</text:p>
          </table:table-cell>
          <table:table-cell/>
          <table:table-cell office:value-type="string">
            <text:p>L., 1758</text:p>
          </table:table-cell>
          <table:table-cell/>
          <table:table-cell office:value-type="string">
            <text:p>Сизоворонка</text:p>
          </table:table-cell>
          <table:table-cell office:value-type="string">
            <text:p>В заповеднике гнездится не более 1-3 пар. Встречи сизоворонки за все годы наблюдений были в Кордонной и Суриковской балках, в Зеленом саду и в ближних окрестностях заповедника. Появляется весной в первых числах мая, последняя встреча этого вида 9.09.2010. В урочище Суриков сад в заказнике 19.07.2001 были встречены две взрослые птицы с двумя молодыми. Гнездование одной пары установлено и в урочище Зеленый сад (Летопись, 2002). Летом 2012 года пара сизоворонок загнездилась под крышей одного из деревянных домов. В конце июля на козырек дома выходил один птенец. Источник: Амосов, 2012</text:p>
          </table:table-cell>
          <table:table-cell office:value-type="string">
            <text:p>Очень 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Alcedinidae</text:p>
          </table:table-cell>
          <table:table-cell/>
          <table:table-cell office:value-type="string">
            <text:p>Alcedo atthis</text:p>
          </table:table-cell>
          <table:table-cell/>
          <table:table-cell office:value-type="string">
            <text:p>(L., 1758)</text:p>
          </table:table-cell>
          <table:table-cell/>
          <table:table-cell office:value-type="string">
            <text:p>Обыкновенный зимородок</text:p>
          </table:table-cell>
          <table:table-cell office:value-type="string">
            <text:p>Одна птица отмечена во второй декаде августа 2002 г. у пруда Кордон А. С. Хижняковой (Летопись, 2003). Источник: Амосов, 2012</text:p>
          </table:table-cell>
          <table:table-cell office:value-type="string">
            <text:p>Очень 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Meropidae</text:p>
          </table:table-cell>
          <table:table-cell/>
          <table:table-cell office:value-type="string">
            <text:p>Merops apiaster</text:p>
          </table:table-cell>
          <table:table-cell/>
          <table:table-cell office:value-type="string">
            <text:p>L., 1758</text:p>
          </table:table-cell>
          <table:table-cell/>
          <table:table-cell office:value-type="string">
            <text:p>Золотистая щурка</text:p>
          </table:table-cell>
          <table:table-cell office:value-type="string">
            <text:p>Встречается на территории заповедника с первых чисел мая. Гнезда щурок встречаются по всей территории на береговых обрывах озера Баскунчак, оголенных (без растительности) склонах балок, бугров.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Upupidae</text:p>
          </table:table-cell>
          <table:table-cell/>
          <table:table-cell office:value-type="string">
            <text:p>Upupa epops</text:p>
          </table:table-cell>
          <table:table-cell/>
          <table:table-cell office:value-type="string">
            <text:p>L., 1758</text:p>
          </table:table-cell>
          <table:table-cell/>
          <table:table-cell office:value-type="string">
            <text:p>Удод</text:p>
          </table:table-cell>
          <table:table-cell office:value-type="string">
            <text:p>Прилет происходит в первой половине апреля, самые ранние встречи удода были 26.03.2009 и 4.04.2006. Гнездятся во всех частях заповедника в местах с наличием древесной растительности или построек. Во второй половине августа численность удодов резко падает, и в конце августа - начале сентября они в заповеднике уже не встречаются.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Picidae</text:p>
          </table:table-cell>
          <table:table-cell/>
          <table:table-cell office:value-type="string">
            <text:p>Jynx torquilla</text:p>
          </table:table-cell>
          <table:table-cell/>
          <table:table-cell office:value-type="string">
            <text:p>L., 1758</text:p>
          </table:table-cell>
          <table:table-cell/>
          <table:table-cell office:value-type="string">
            <text:p>Вертишейка</text:p>
          </table:table-cell>
          <table:table-cell office:value-type="string">
            <text:p>Была отмечена сотрудниками РУДН, на засохших деревьях в балках в 2003 г. Также одиночная птица отмечена С. Е. Черенковым с коллегами 27.04.2006 в кустарниковых зарослях у пруда Нижний Кордон (Лето¬пись, 2007).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icidae</text:p>
          </table:table-cell>
          <table:table-cell/>
          <table:table-cell office:value-type="string">
            <text:p>Dendrocopos major</text:p>
          </table:table-cell>
          <table:table-cell/>
          <table:table-cell office:value-type="string">
            <text:p>(L., 1758)</text:p>
          </table:table-cell>
          <table:table-cell/>
          <table:table-cell office:value-type="string">
            <text:p>Большой пестрый дятел</text:p>
          </table:table-cell>
          <table:table-cell office:value-type="string">
            <text:p>Гнездование возможно, но не доказано. В небольшом количестве (1-2 птицы) встречается у озера Карасун, в Кордонной, Суриковской балках и в Зеленом саду. Встречи пестрого дятла были в зимний период, ранней весной (в марте - апреле) и в августе. Источник: Амосов, 2012</text:p>
          </table:table-cell>
          <table:table-cell office:value-type="string">
            <text:p>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Hirundinidae</text:p>
          </table:table-cell>
          <table:table-cell/>
          <table:table-cell office:value-type="string">
            <text:p>Riparia riparia</text:p>
          </table:table-cell>
          <table:table-cell/>
          <table:table-cell office:value-type="string">
            <text:p>(L., 1758)</text:p>
          </table:table-cell>
          <table:table-cell/>
          <table:table-cell office:value-type="string">
            <text:p>Береговушка</text:p>
          </table:table-cell>
          <table:table-cell office:value-type="string">
            <text:p>Встречается в период сезонных перелетов в конце апреля - мае и августе - сентябре. Гнездовых поселений в заповеднике пока не обнаружено. Встречи береговых ласточек были в районе Кордонной и Суриковской балок, на берегу озера Баскунчак. Гнездовые поселения береговушек найдены в районе пос. Ср. Баскунчак (Хохлов, Параушкин, 2004а). Источник: Амосов, 2012</text:p>
          </table:table-cell>
          <table:table-cell office:value-type="string">
            <text:p>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Hirundinidae</text:p>
          </table:table-cell>
          <table:table-cell/>
          <table:table-cell office:value-type="string">
            <text:p>Hirundo rustica</text:p>
          </table:table-cell>
          <table:table-cell/>
          <table:table-cell office:value-type="string">
            <text:p>L., 1758</text:p>
          </table:table-cell>
          <table:table-cell/>
          <table:table-cell office:value-type="string">
            <text:p>Деревенская ласточка</text:p>
          </table:table-cell>
          <table:table-cell office:value-type="string">
            <text:p>Гнездование этих птиц отмечено в заброшенном поселке Зеленый сад. Их гнезда располагались на чердаках и других помещениях нежилых, полуразрушенных домов. Кормящиеся деревенские ласточки встречаются в теплое время года по всей территории заповедника.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Hirundinidae</text:p>
          </table:table-cell>
          <table:table-cell/>
          <table:table-cell office:value-type="string">
            <text:p>Delichon urbica</text:p>
          </table:table-cell>
          <table:table-cell/>
          <table:table-cell office:value-type="string">
            <text:p>(L., 1758)</text:p>
          </table:table-cell>
          <table:table-cell/>
          <table:table-cell office:value-type="string">
            <text:p>Воронок</text:p>
          </table:table-cell>
          <table:table-cell office:value-type="string">
            <text:p>Встречается реже, чем деревенские ласточки. Стаи от 16 до 140-150 птиц ежедневно с 27.04.2005 кормились над прудами в Кордонной балке. Возможно, гнездиться в соседних поселках (Параушкин И. В. и др., цит. по: Летопись, 2006). Постоянно отмечались в стайках с береговыми ласточками в мае-июле в балке Кордон (Летопись, 2001-2007; наши данные). Источник: Амосов, 2012</text:p>
          </table:table-cell>
          <table:table-cell office:value-type="string">
            <text:p>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Galerida cristata</text:p>
          </table:table-cell>
          <table:table-cell/>
          <table:table-cell office:value-type="string">
            <text:p>(L., 1758)</text:p>
          </table:table-cell>
          <table:table-cell/>
          <table:table-cell office:value-type="string">
            <text:p>Хохлатый жаворонок</text:p>
          </table:table-cell>
          <table:table-cell office:value-type="string">
            <text:p>В гнездовой период на территории заповедника крайне редок, чаще встречается в поселках Нижний и Верхний Баскунчак. В зимнее время обычен в поселках В. Баскунчак и Н. Баскунчак, в заповеднике немногочисленен. Источник: Амосов, 2012</text:p>
          </table:table-cell>
          <table:table-cell office:value-type="string">
            <text:p>Обыч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Calandrella brachydactyla</text:p>
          </table:table-cell>
          <table:table-cell/>
          <table:table-cell office:value-type="string">
            <text:p>(Leisler, 1814)</text:p>
          </table:table-cell>
          <table:table-cell/>
          <table:table-cell office:value-type="string">
            <text:p>Малый жаворонок</text:p>
          </table:table-cell>
          <table:table-cell office:value-type="string">
            <text:p>Встречается в пустынной степи окрестностей оз. Баскунчак. Предпочитает открытые участки с очень редким травянистым покровом, где устраивает свои гнезда (Амосов, 2010 д). Источник: Амосов, 2012</text:p>
          </table:table-cell>
          <table:table-cell office:value-type="string">
            <text:p>Немногочисленный</text:p>
          </table:table-cell>
          <table:table-cell office:value-type="string">
            <text:p>пролетный и гнездящийся</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Calandrella rufescens</text:p>
          </table:table-cell>
          <table:table-cell/>
          <table:table-cell office:value-type="string">
            <text:p>(Vieillot, 1820)</text:p>
          </table:table-cell>
          <table:table-cell/>
          <table:table-cell office:value-type="string">
            <text:p>Серый жаворонок</text:p>
          </table:table-cell>
          <table:table-cell office:value-type="string">
            <text:p>По результатам исследований 25.4 - 5.05.2006 орнитологов С. Е. Черенкова, Т. В. Гудим и В. С. Семашко (Летопись, 2007) ими сделано указание на вероятное гнездование серых жаворонков. Основанием для этого послужили наблюдения беспокоящихся пар и птиц с кормом в клюве. В дальнейшем, 19.05.2009 было найдено гнездо с кладкой из 4 яиц этого жаворонка. Источник: Амосов, 2012</text:p>
          </table:table-cell>
          <table:table-cell office:value-type="string">
            <text:p>Обычный</text:p>
          </table:table-cell>
          <table:table-cell office:value-type="string">
            <text:p>пролетный и вероятно гнездящийся</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Melanocorypha calandra</text:p>
          </table:table-cell>
          <table:table-cell/>
          <table:table-cell office:value-type="string">
            <text:p>(L., 1766)</text:p>
          </table:table-cell>
          <table:table-cell/>
          <table:table-cell office:value-type="string">
            <text:p>Степной жаворонок</text:p>
          </table:table-cell>
          <table:table-cell office:value-type="string">
            <text:p>Один из самых многочисленных гнездящихся видов. Зимой численность невысока. Источник: Амосов, 2012</text:p>
          </table:table-cell>
          <table:table-cell office:value-type="string">
            <text:p>Обыч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Melanocorypha leucoptera</text:p>
          </table:table-cell>
          <table:table-cell/>
          <table:table-cell office:value-type="string">
            <text:p>(Pall., 1811)</text:p>
          </table:table-cell>
          <table:table-cell/>
          <table:table-cell office:value-type="string">
            <text:p>Белокрылый жаворонок</text:p>
          </table:table-cell>
          <table:table-cell office:value-type="string">
            <text:p>Численность из года в год подвержена значительным изменениям. Источник: Амосов, 2012</text:p>
          </table:table-cell>
          <table:table-cell office:value-type="string">
            <text:p>Обыч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Melanocorypha yeltoniensis</text:p>
          </table:table-cell>
          <table:table-cell/>
          <table:table-cell office:value-type="string">
            <text:p>(J. R. Forster, 1768)</text:p>
          </table:table-cell>
          <table:table-cell/>
          <table:table-cell office:value-type="string">
            <text:p>Черный жаворонок</text:p>
          </table:table-cell>
          <table:table-cell office:value-type="string">
            <text:p>Отмечен И. В. Параушкиным с коллегами 3.05.2005 у песчаного карьера (балластный карьер гипсового завода). Они наблюдали 3 самцов и 1 самку (Летопись, 2006). Имеются отдельные наблюдения и в последующие годы. Источник: Амосов, 2012</text:p>
          </table:table-cell>
          <table:table-cell office:value-type="string">
            <text:p>Очень редкий</text:p>
          </table:table-cell>
          <table:table-cell office:value-type="string">
            <text:p>Возможно, гнездится и зимует</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Eremophila alpestris</text:p>
          </table:table-cell>
          <table:table-cell/>
          <table:table-cell office:value-type="string">
            <text:p>(L., 1758)</text:p>
          </table:table-cell>
          <table:table-cell/>
          <table:table-cell office:value-type="string">
            <text:p>Рогатый жаворонок</text:p>
          </table:table-cell>
          <table:table-cell office:value-type="string">
            <text:p>Возможно, гнездится на солончаках. Одиночного рогатого жаворонка наблюдал орнитолог Астраханского заповедника Н. Д. Реуцкий 23.05.2001 на восточном берегу озера Баскунчак (Летопись, 2002), а также Е. Э. Ткаченко в мае - июне 2003 и 25.05.2004 Источник: Амосов, 2012</text:p>
          </table:table-cell>
          <table:table-cell office:value-type="string">
            <text:p>Очень редкий</text:p>
          </table:table-cell>
          <table:table-cell office:value-type="string">
            <text:p>пролетный и зимующий</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Lullula arborea</text:p>
          </table:table-cell>
          <table:table-cell/>
          <table:table-cell office:value-type="string">
            <text:p>(L., 1758)</text:p>
          </table:table-cell>
          <table:table-cell/>
          <table:table-cell office:value-type="string">
            <text:p>Лесной жаворонок</text:p>
          </table:table-cell>
          <table:table-cell office:value-type="string">
            <text:p>Птиц этого вида отмечали во время весеннего пролета в 2001 г. студенты РУДН в районе Кордонной балки. По мнению Н. Д. Реуцкого, данная информация нуждается в проверке (Летопись, 2002).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Alaudidae</text:p>
          </table:table-cell>
          <table:table-cell/>
          <table:table-cell office:value-type="string">
            <text:p>Alauda arvensis</text:p>
          </table:table-cell>
          <table:table-cell/>
          <table:table-cell office:value-type="string">
            <text:p>L., 1758</text:p>
          </table:table-cell>
          <table:table-cell/>
          <table:table-cell office:value-type="string">
            <text:p>Полевой жаворонок</text:p>
          </table:table-cell>
          <table:table-cell office:value-type="string">
            <text:p>Редко встречается и в зимнее время.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Anthus campestris</text:p>
          </table:table-cell>
          <table:table-cell/>
          <table:table-cell office:value-type="string">
            <text:p>(L., 1758)</text:p>
          </table:table-cell>
          <table:table-cell/>
          <table:table-cell office:value-type="string">
            <text:p>Полевой конёк</text:p>
          </table:table-cell>
          <table:table-cell office:value-type="string">
            <text:p><text:s/>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Anthus trivialis</text:p>
          </table:table-cell>
          <table:table-cell/>
          <table:table-cell office:value-type="string">
            <text:p>(L., 1758)</text:p>
          </table:table-cell>
          <table:table-cell/>
          <table:table-cell office:value-type="string">
            <text:p>Лесной конек</text:p>
          </table:table-cell>
          <table:table-cell office:value-type="string">
            <text:p>Одиночных птиц регистрировали С. Е. Черенков с коллегами 30.04. в Кордонной балке у лагеря и 2.05.2006 в посадках Зеленого сада (Летопись, 2007).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Anthus pratensis</text:p>
          </table:table-cell>
          <table:table-cell/>
          <table:table-cell office:value-type="string">
            <text:p>(L., 1758)</text:p>
          </table:table-cell>
          <table:table-cell/>
          <table:table-cell office:value-type="string">
            <text:p>Луговой конёк</text:p>
          </table:table-cell>
          <table:table-cell office:value-type="string">
            <text:p>Двух птиц наблюдали в Зелёном саду 24.04.2002 (Хохлов, Параушкин, 2004 а).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Motacilla flava</text:p>
          </table:table-cell>
          <table:table-cell/>
          <table:table-cell office:value-type="string">
            <text:p>L., 1758</text:p>
          </table:table-cell>
          <table:table-cell/>
          <table:table-cell office:value-type="string">
            <text:p>Жёлтая трясогузка</text:p>
          </table:table-cell>
          <table:table-cell office:value-type="string">
            <text:p>Изредка встречается и во время гнездового периода, но гнезд не находили.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Motacilla (flava) lutea</text:p>
          </table:table-cell>
          <table:table-cell/>
          <table:table-cell office:value-type="string">
            <text:p>(S. G. Gmelin, 1774)</text:p>
          </table:table-cell>
          <table:table-cell/>
          <table:table-cell office:value-type="string">
            <text:p>Желтолобая трясогузка</text:p>
          </table:table-cell>
          <table:table-cell office:value-type="string">
            <text:p>Ее наблюдали 4.05.2006 С. Е. Черенков с коллегами. Самец у пруда Нижний кордон и стайка (10-12 особей) встречены на берегу оз. Баскунчак у ручья, текущего из Кордонной балки (Летопись, 2007). Источник: Амосов, 2012</text:p>
          </table:table-cell>
          <table:table-cell office:value-type="string">
            <text:p>Очень редкий</text:p>
          </table:table-cell>
          <table:table-cell office:value-type="string">
            <text:p>пролетный вид</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Motacilla citreola</text:p>
          </table:table-cell>
          <table:table-cell/>
          <table:table-cell office:value-type="string">
            <text:p>Pall., 1776</text:p>
          </table:table-cell>
          <table:table-cell/>
          <table:table-cell office:value-type="string">
            <text:p>Желтоголовая трясогузка</text:p>
          </table:table-cell>
          <table:table-cell office:value-type="string">
            <text:p>Одна птица была встречена в конце августа 2001 г. Н. Д. Реуцким в ур. Суриков сад в заказнике (Летопись, 2002). Там же самец желтоголовой трясогузки зарегистрирован 7.05.2002 одновременно с жёлтыми трясогузками (Хохлов, Параушкин, 2004а). Одиночные самцы встречены 26 и 27.04.2006 на плотине у пруда Нижний кордон (Отчет Черенкова С. Е. и др., цит. по: Летопись, 2007). В 2009 г. одна особь была отмечена 24.04 и 2.05 около оз. Карасун и 5.05 рядом с нижним Кордонным прудом.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otacillidae</text:p>
          </table:table-cell>
          <table:table-cell/>
          <table:table-cell office:value-type="string">
            <text:p>Motacilla alba</text:p>
          </table:table-cell>
          <table:table-cell/>
          <table:table-cell office:value-type="string">
            <text:p>L., 1758</text:p>
          </table:table-cell>
          <table:table-cell/>
          <table:table-cell office:value-type="string">
            <text:p>Белая трясогузка</text:p>
          </table:table-cell>
          <table:table-cell office:value-type="string">
            <text:p>Во время весеннего пролета встречаются стайки по несколько десятков особей по берегу оз. Баскунчак, дороге на пос. Тургай и др. В небольшом числе встречаются в гнездовой период с начала апреля до начала октября в районе г. Б. Богдо, Кордонных прудах, у оз. Карасун, в Зеленом саду и некоторых других местах по 1-2 пары. Фиксируются ежегодно. Более обычна в соседних населенных пунктах.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Laniidae</text:p>
          </table:table-cell>
          <table:table-cell/>
          <table:table-cell office:value-type="string">
            <text:p>Lanius collurio</text:p>
          </table:table-cell>
          <table:table-cell/>
          <table:table-cell office:value-type="string">
            <text:p>L., 1758</text:p>
          </table:table-cell>
          <table:table-cell/>
          <table:table-cell office:value-type="string">
            <text:p>Обыкновенный жулан</text:p>
          </table:table-cell>
          <table:table-cell office:value-type="string">
            <text:p>Чаще встречается в конце апреля-начале мая, реже - в июне. Жуланов по 1-2 особи регистрировали в балках с древесно-кустарниковой растительностью и у озера Карасун ежегодно за весь период наблюдений в заповеднике.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Laniidae</text:p>
          </table:table-cell>
          <table:table-cell/>
          <table:table-cell office:value-type="string">
            <text:p>Lanius minor</text:p>
          </table:table-cell>
          <table:table-cell/>
          <table:table-cell office:value-type="string">
            <text:p>J. F. Gmelin, 1788</text:p>
          </table:table-cell>
          <table:table-cell/>
          <table:table-cell office:value-type="string">
            <text:p>Чернолобый сорокопут</text:p>
          </table:table-cell>
          <table:table-cell office:value-type="string">
            <text:p><text:s/>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Laniidae</text:p>
          </table:table-cell>
          <table:table-cell/>
          <table:table-cell office:value-type="string">
            <text:p>Lanius excubitor</text:p>
          </table:table-cell>
          <table:table-cell/>
          <table:table-cell office:value-type="string">
            <text:p>L., 1758</text:p>
          </table:table-cell>
          <table:table-cell/>
          <table:table-cell office:value-type="string">
            <text:p>Серый сорокопут</text:p>
          </table:table-cell>
          <table:table-cell office:value-type="string">
            <text:p><text:s/>Источник: Амосов, 2012</text:p>
          </table:table-cell>
          <table:table-cell office:value-type="string">
            <text:p>Очень 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Laniidae</text:p>
          </table:table-cell>
          <table:table-cell/>
          <table:table-cell office:value-type="string">
            <text:p>Lanius meridionalis</text:p>
          </table:table-cell>
          <table:table-cell/>
          <table:table-cell office:value-type="string">
            <text:p>Temminck, 1820</text:p>
          </table:table-cell>
          <table:table-cell/>
          <table:table-cell office:value-type="string">
            <text:p>Пустынный сорокопут</text:p>
          </table:table-cell>
          <table:table-cell office:value-type="string">
            <text:p>Раньше эта форма рассматривалась как подвид серого сорокопута, и наблюдения за ней специально не регистрировались. Все прежние летние встречи «серых» сорокопутов относятся, несомненно, к этому виду. Так, 23.05.2001 на южном склоне г. Б. Богдо Н. Д. Реуцкий наблюдал выводок из 3 слетков, взрослые птицы кормили молодых птиц (Летопись, 2002). 25.05.2003 пару сорокопутов отмечала Е. Э. Ткаченко на участке тамариксовых зарослей в километре южнее Кордонных прудов (Летопись, 2004). Она же наблюдала 11.08.2005 одного серого сорокопута, сидевшего на кусте боярышника в урочище Шарбулак (Летопись, 2006).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Oriolidae</text:p>
          </table:table-cell>
          <table:table-cell/>
          <table:table-cell office:value-type="string">
            <text:p>Oriolus oriolus</text:p>
          </table:table-cell>
          <table:table-cell/>
          <table:table-cell office:value-type="string">
            <text:p>(L., 1758)</text:p>
          </table:table-cell>
          <table:table-cell/>
          <table:table-cell office:value-type="string">
            <text:p>Обыкновенная иволга</text:p>
          </table:table-cell>
          <table:table-cell office:value-type="string">
            <text:p>Гнездование иволги в Богдинских лесонасаждениях в 40-х годах 20 столетия отмечал еще А. С. Мальчевский (1950).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urnidae</text:p>
          </table:table-cell>
          <table:table-cell/>
          <table:table-cell office:value-type="string">
            <text:p>Sturnus vulgaris</text:p>
          </table:table-cell>
          <table:table-cell/>
          <table:table-cell office:value-type="string">
            <text:p>L., 1758</text:p>
          </table:table-cell>
          <table:table-cell/>
          <table:table-cell office:value-type="string">
            <text:p>Обыкновенный скворец</text:p>
          </table:table-cell>
          <table:table-cell office:value-type="string">
            <text:p>Во второй половине лета скворцы собираются в стаи до нескольких тысяч особей и кочуют по территории.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turnidae</text:p>
          </table:table-cell>
          <table:table-cell/>
          <table:table-cell office:value-type="string">
            <text:p>Sturnus roseus</text:p>
          </table:table-cell>
          <table:table-cell/>
          <table:table-cell office:value-type="string">
            <text:p>(L., 1758)</text:p>
          </table:table-cell>
          <table:table-cell/>
          <table:table-cell office:value-type="string">
            <text:p>Розовый скворец</text:p>
          </table:table-cell>
          <table:table-cell office:value-type="string">
            <text:p>14.05.1999 одного розового скворца наблюдал на северо-западном берегу оз. Баскунчак и 15.05.99 шесть особей - у озера Карасун С. А. Букреев (1999). 8.06.2011 мы наблюдали его в бывшем пос. Зеленый сад.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Corvidae</text:p>
          </table:table-cell>
          <table:table-cell/>
          <table:table-cell office:value-type="string">
            <text:p>Pica pica</text:p>
          </table:table-cell>
          <table:table-cell/>
          <table:table-cell office:value-type="string">
            <text:p>(L., 1758)</text:p>
          </table:table-cell>
          <table:table-cell/>
          <table:table-cell office:value-type="string">
            <text:p>Сорока</text:p>
          </table:table-cell>
          <table:table-cell office:value-type="string">
            <text:p><text:s/>Источник: Амосов, 2012</text:p>
          </table:table-cell>
          <table:table-cell office:value-type="string">
            <text:p>Обыч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Corvidae</text:p>
          </table:table-cell>
          <table:table-cell/>
          <table:table-cell office:value-type="string">
            <text:p>Corvus monedula</text:p>
          </table:table-cell>
          <table:table-cell/>
          <table:table-cell office:value-type="string">
            <text:p>L., 1758</text:p>
          </table:table-cell>
          <table:table-cell/>
          <table:table-cell office:value-type="string">
            <text:p>Галка</text:p>
          </table:table-cell>
          <table:table-cell office:value-type="string">
            <text:p>В окрестностях заповедника гнездится в поселках Верхний, Средний и Нижний Баскунчак. На кормежке отмечается в разных частях заповедника, как в открытой степи, так и в лесных насаждениях. Наиболее вероятно гнездование галок в брошенных зданиях поселка Зеленый сад. Там галки встречаются в небольшом количестве в течение всего гнездового периода. Источник: Амосов, 2012</text:p>
          </table:table-cell>
          <table:table-cell office:value-type="string">
            <text:p>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Corvidae</text:p>
          </table:table-cell>
          <table:table-cell/>
          <table:table-cell office:value-type="string">
            <text:p>Corvus frugilegus</text:p>
          </table:table-cell>
          <table:table-cell/>
          <table:table-cell office:value-type="string">
            <text:p>L., 1758</text:p>
          </table:table-cell>
          <table:table-cell/>
          <table:table-cell office:value-type="string">
            <text:p>Грач</text:p>
          </table:table-cell>
          <table:table-cell office:value-type="string">
            <text:p>В заповеднике колоний грачей нет, в гнездовой период можно встретить небольшие стайки кормящихся особей. Ближайшими местами гнездования являются небольшой по площади участок леса у хутора Горелый и защитная полоса вдоль железной дороги у пос. В. Баскунчак. Источник: Амосов, 2012</text:p>
          </table:table-cell>
          <table:table-cell office:value-type="string">
            <text:p>Обычный</text:p>
          </table:table-cell>
          <table:table-cell office:value-type="string">
            <text:p>гнездящийся в окрестностях заповедника</text:p>
          </table:table-cell>
          <table:table-cell table:number-columns-repeated="4"/>
        </table:table-row>
        <table:table-row table:style-name="ro5">
          <table:table-cell office:value-type="string">
            <text:p>family</text:p>
          </table:table-cell>
          <table:table-cell office:value-type="string">
            <text:p>Corvidae</text:p>
          </table:table-cell>
          <table:table-cell/>
          <table:table-cell office:value-type="string">
            <text:p>Corvus (corone) cornix</text:p>
          </table:table-cell>
          <table:table-cell/>
          <table:table-cell office:value-type="string">
            <text:p>L., 1758</text:p>
          </table:table-cell>
          <table:table-cell/>
          <table:table-cell office:value-type="string">
            <text:p>Серая ворона</text:p>
          </table:table-cell>
          <table:table-cell office:value-type="string">
            <text:p>В заповеднике серую ворону чаще можно встретить в осенне-зимний период и весной (Ростов, 2006; наши данные). В 2002 г. в Зелёном саду было найдено 6 гнёзд серой вороны с птенцами и одно с одним яйцом обнаружено в балке Кордон (Хохлов, Параушкин, 2004 а). В последние годы вороны в заповеднике не гнездились, их встречи были редкими даже в Зеленом саду (Амосов, 2011а). Источник: Амосов, 2012</text:p>
          </table:table-cell>
          <table:table-cell office:value-type="string">
            <text:p>Обычный, но немногочислен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Bombycillidae</text:p>
          </table:table-cell>
          <table:table-cell/>
          <table:table-cell office:value-type="string">
            <text:p>Bombycilla garrulus</text:p>
          </table:table-cell>
          <table:table-cell/>
          <table:table-cell office:value-type="string">
            <text:p>(L., 1758)</text:p>
          </table:table-cell>
          <table:table-cell/>
          <table:table-cell office:value-type="string">
            <text:p>Свиристель</text:p>
          </table:table-cell>
          <table:table-cell office:value-type="string">
            <text:p>В 2002 г. отмечен в зимний период (Летопись, 2003). Стая из 18 особей наблюдали у Кордонной балки 28.04.2005 (Летопись, 2006); три свиристеля были обнаружены там же 28.10.11. Источник: Амосов, 2012</text:p>
          </table:table-cell>
          <table:table-cell office:value-type="string">
            <text:p>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Cettia cetti</text:p>
          </table:table-cell>
          <table:table-cell/>
          <table:table-cell office:value-type="string">
            <text:p>(Temminck, 1820)</text:p>
          </table:table-cell>
          <table:table-cell/>
          <table:table-cell office:value-type="string">
            <text:p>Соловьиная широкохвостка</text:p>
          </table:table-cell>
          <table:table-cell office:value-type="string">
            <text:p>Отмечена в тростниковых зарослях Кордонных прудов (Букреев, 1999). С. Е. Черенков считает соловьиную широкохвостку гнездящимся в заповеднике видом. Территориальный самец ежедневно с 24.04.2006 регистрировался по пению в Кордонной балке; пение от¬мечено 4.05 у нижнего пруда (Летопись, 2007).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Locustella luscinioides</text:p>
          </table:table-cell>
          <table:table-cell/>
          <table:table-cell office:value-type="string">
            <text:p>(Savi, 1824)</text:p>
          </table:table-cell>
          <table:table-cell/>
          <table:table-cell office:value-type="string">
            <text:p>Соловьиный сверчок</text:p>
          </table:table-cell>
          <table:table-cell office:value-type="string">
            <text:p>Впервые для территории заповедника отмечен 15-23.08.2003 в балке Кордонная (Ростов, 2004). С. Е. Черенков с коллегами считает его гнездящимся видом. Ими был зарегистрирован у плотины пруда Нижний кордон 26-27.04.2006 и 4.05 активно поющий самец. Птица держалась в тростниках на постоянном участке площадью 250-300 м2. (Летопись, 2007). Источник: Амосов, 2012</text:p>
          </table:table-cell>
          <table:table-cell office:value-type="string">
            <text:p>Очень 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Locustella fluviatilis</text:p>
          </table:table-cell>
          <table:table-cell/>
          <table:table-cell office:value-type="string">
            <text:p>(Wolf, 1810)</text:p>
          </table:table-cell>
          <table:table-cell/>
          <table:table-cell office:value-type="string">
            <text:p>Речной сверчок</text:p>
          </table:table-cell>
          <table:table-cell office:value-type="string">
            <text:p>Поющих самцов отмечали в Суриковской и Кордонной балках 22.05.2002 и 23 мая - на оз. Карасун (Н. Д. Реуцкий, цит. по: Летопись, 2003).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Locustella naevia</text:p>
          </table:table-cell>
          <table:table-cell/>
          <table:table-cell office:value-type="string">
            <text:p>(Boddaert, 1783)</text:p>
          </table:table-cell>
          <table:table-cell/>
          <table:table-cell office:value-type="string">
            <text:p>Обыкновенный сверчок</text:p>
          </table:table-cell>
          <table:table-cell office:value-type="string">
            <text:p>Отмечен в 2003 г. на территории заповедника сотрудниками РУДН во время пролета, его наблюдали в Кордонной балке (Летопись, 2004).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Acrocephalus schoenobaenus</text:p>
          </table:table-cell>
          <table:table-cell/>
          <table:table-cell office:value-type="string">
            <text:p>(L., 1758)</text:p>
          </table:table-cell>
          <table:table-cell/>
          <table:table-cell office:value-type="string">
            <text:p>Камышевка-барсучок</text:p>
          </table:table-cell>
          <table:table-cell office:value-type="string">
            <text:p>Возможно, нерегулярно гнездится. Поющего в тростнике самца слышали 23.04.2002 в балке Кордон. (Хохлов, Парауш- кин, 2004 а).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Acrocephalus dumetorum</text:p>
          </table:table-cell>
          <table:table-cell/>
          <table:table-cell office:value-type="string">
            <text:p>Blyth, 1849</text:p>
          </table:table-cell>
          <table:table-cell/>
          <table:table-cell office:value-type="string">
            <text:p>Садовая камышевка</text:p>
          </table:table-cell>
          <table:table-cell office:value-type="string">
            <text:p>Студенты РУДН отмечали этот вид в Кордонной балке. Обнаружена Н. Д. Реуцким в урочище Суриков сад на территории заказника в конце августа - начале сентября 2001 г. (Летопись, 2002). Стайку садовых камышовок наблюдала Е. Э. Ткаченко 10.03.2004 г. на озере Карасун (Летопись, 2005). В Кордонной балке в 2005 г. И. В. Параушкиным было поймано 3 птицы 26.04 и две - 29.04 (Летопись, 2006).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Acrocephalus palustris</text:p>
          </table:table-cell>
          <table:table-cell/>
          <table:table-cell office:value-type="string">
            <text:p>(Bechstein, 1798)</text:p>
          </table:table-cell>
          <table:table-cell/>
          <table:table-cell office:value-type="string">
            <text:p>Болотная камышевка</text:p>
          </table:table-cell>
          <table:table-cell office:value-type="string">
            <text:p>В 2001 г. студентами РУДН найдена в Кордонной балке. 22.05.2001 пение одного самца слышали в небольшой балке с пресным прудом к востоку от г. Б. Богдо (Летопись, 2002). В Кордонной балке И. В. Параушкиным с коллегами поймана сетями одна болотная камышевка 1.05.2005 (Летопись, 2006). Источник: Амосов, 2012</text:p>
          </table:table-cell>
          <table:table-cell office:value-type="string">
            <text:p>Редкий</text:p>
          </table:table-cell>
          <table:table-cell office:value-type="string">
            <text:p>пролетный и возможно 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Acrocephalus arundinaceus</text:p>
          </table:table-cell>
          <table:table-cell/>
          <table:table-cell office:value-type="string">
            <text:p>(L., 1758)</text:p>
          </table:table-cell>
          <table:table-cell/>
          <table:table-cell office:value-type="string">
            <text:p>Дроздовидная камышевка</text:p>
          </table:table-cell>
          <table:table-cell office:value-type="string">
            <text:p>Наблюдается в мае - июне в тростниковых зарослях у Кордонных прудов. Источник: Амосов, 2012</text:p>
          </table:table-cell>
          <table:table-cell office:value-type="string">
            <text:p>Редкий</text:p>
          </table:table-cell>
          <table:table-cell office:value-type="string">
            <text:p>пролетный и возможно 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Hippolais caligata</text:p>
          </table:table-cell>
          <table:table-cell/>
          <table:table-cell office:value-type="string">
            <text:p>(M. N. K. Lichtenstein, 1823)</text:p>
          </table:table-cell>
          <table:table-cell/>
          <table:table-cell office:value-type="string">
            <text:p>Северная бормотушка</text:p>
          </table:table-cell>
          <table:table-cell office:value-type="string">
            <text:p><text:s/>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Hippolais rama</text:p>
          </table:table-cell>
          <table:table-cell/>
          <table:table-cell office:value-type="string">
            <text:p>(Sykes, 1832)</text:p>
          </table:table-cell>
          <table:table-cell/>
          <table:table-cell office:value-type="string">
            <text:p>Южная бормотушка</text:p>
          </table:table-cell>
          <table:table-cell office:value-type="string">
            <text:p>А. С. Мальчевский, изучавший фауну птиц Богдинских лесных полос в 1939-1940 годах, приводил бормотушку Hippolias caligata как гнездящийся вид (Мальчевский, 1950). Эти сведения относятся, по-видимому, к южной бормотушке. В настоящее время бормотушка регистрировалась А. В. Ростовым в 2003 г. (Ростов, 2004). Гнезд южной бормотушки в последние годы не находили. Источник: Амосов, 2012</text:p>
          </table:table-cell>
          <table:table-cell office:value-type="string">
            <text:p>Очень редкий</text:p>
          </table:table-cell>
          <table:table-cell office:value-type="string">
            <text:p>возможно 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Sylvia atricapilla</text:p>
          </table:table-cell>
          <table:table-cell/>
          <table:table-cell office:value-type="string">
            <text:p>(L., 1758)</text:p>
          </table:table-cell>
          <table:table-cell/>
          <table:table-cell office:value-type="string">
            <text:p>Славка-черноголовка</text:p>
          </table:table-cell>
          <table:table-cell office:value-type="string">
            <text:p>Возможно, гнездится. Пара отмечена 23.04.2002 у Кордон¬ного пруда. Двух поющих самцов регистрировали 5.05.02 в окрестностях горы Б. Богдо (Хохлов, Параушкин, 2004 а).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Sylvia borin</text:p>
          </table:table-cell>
          <table:table-cell/>
          <table:table-cell office:value-type="string">
            <text:p>(Boddaert, 1783)</text:p>
          </table:table-cell>
          <table:table-cell/>
          <table:table-cell office:value-type="string">
            <text:p>Садовая славка</text:p>
          </table:table-cell>
          <table:table-cell office:value-type="string">
            <text:p>Стайки садовых славок наблюдаются в апреле - мае и августе - сентябре в Суриковской, Кордонной и других балках и карстовых воронках с древесно-кустарниковой растительностью и у озера Карасун. Источник: Амосов, 2012</text:p>
          </table:table-cell>
          <table:table-cell office:value-type="string">
            <text:p>Немногочислен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Sylvia communis</text:p>
          </table:table-cell>
          <table:table-cell/>
          <table:table-cell office:value-type="string">
            <text:p>Latham, 1787</text:p>
          </table:table-cell>
          <table:table-cell/>
          <table:table-cell office:value-type="string">
            <text:p>Серая славка</text:p>
          </table:table-cell>
          <table:table-cell office:value-type="string">
            <text:p>Отмечается в мае и начале июня и в августе - сентябре в Суриковской и Кордонной балках и в Зеленом саду. Источник: Амосов, 2012</text:p>
          </table:table-cell>
          <table:table-cell office:value-type="string">
            <text:p>Обычный</text:p>
          </table:table-cell>
          <table:table-cell office:value-type="string">
            <text:p>пролетный и редкий гнездящийся</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Sylvia curruca</text:p>
          </table:table-cell>
          <table:table-cell/>
          <table:table-cell office:value-type="string">
            <text:p>(L., 1758)</text:p>
          </table:table-cell>
          <table:table-cell/>
          <table:table-cell office:value-type="string">
            <text:p>Славка-мельничек</text:p>
          </table:table-cell>
          <table:table-cell office:value-type="string">
            <text:p>Возможно гнездится. Славки этого вида ежегодно встречаются в Кордонной, Суриковской балках и в Зеленом саду во второй половине апреля - мае. Наблюдая активное пение самца в Зеленом саду, С. Е. Черенков с коллегами предположили гнездование этого вида в заповеднике (Летопись, 2007). Но этот факт пока остается не доказанным.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Sylvia mystacea</text:p>
          </table:table-cell>
          <table:table-cell/>
          <table:table-cell office:value-type="string">
            <text:p>Menetries, 1832</text:p>
          </table:table-cell>
          <table:table-cell/>
          <table:table-cell office:value-type="string">
            <text:p>Белоусая славка</text:p>
          </table:table-cell>
          <table:table-cell office:value-type="string">
            <text:p>13.05.1999 была отмечена в небольшом количестве (большей частью самцы) в кустарниковых зарослях на юго-западном побережье оз. Баскунчак (Букреев, 1999). Гнездование возможно, С. Е. Черенков с коллегами встречал поющих самцов предположительно на гнездовых участках в Суриковской балке (Летопись, 2007).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Phylloscopus trochilus</text:p>
          </table:table-cell>
          <table:table-cell/>
          <table:table-cell office:value-type="string">
            <text:p>(L., 1758)</text:p>
          </table:table-cell>
          <table:table-cell/>
          <table:table-cell office:value-type="string">
            <text:p>Пеночка-весничка</text:p>
          </table:table-cell>
          <table:table-cell office:value-type="string">
            <text:p>Большинство встреч пеночек-весничек приходятся на апрель - начало мая, а также конец августа-сентябрь.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Phylloscopus collybita</text:p>
          </table:table-cell>
          <table:table-cell/>
          <table:table-cell office:value-type="string">
            <text:p>(Vieillot, 1817)</text:p>
          </table:table-cell>
          <table:table-cell/>
          <table:table-cell office:value-type="string">
            <text:p>Пеночка-теньковка</text:p>
          </table:table-cell>
          <table:table-cell office:value-type="string">
            <text:p>Встречается в конце апреля-июне в местах с древесно-кустарниковой растительностью.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Sylviidae</text:p>
          </table:table-cell>
          <table:table-cell/>
          <table:table-cell office:value-type="string">
            <text:p>Phylloscopus sibilatrix</text:p>
          </table:table-cell>
          <table:table-cell/>
          <table:table-cell office:value-type="string">
            <text:p>(Bechstein, 1793)</text:p>
          </table:table-cell>
          <table:table-cell/>
          <table:table-cell office:value-type="string">
            <text:p>Пеночка-трещотка</text:p>
          </table:table-cell>
          <table:table-cell office:value-type="string">
            <text:p>(статус вида нуждается в уточнении). В Волгоградской области гнездится (Чернобай, 2004).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Regulidae</text:p>
          </table:table-cell>
          <table:table-cell/>
          <table:table-cell office:value-type="string">
            <text:p>Regulus regulus</text:p>
          </table:table-cell>
          <table:table-cell/>
          <table:table-cell office:value-type="string">
            <text:p>(L., 1758)</text:p>
          </table:table-cell>
          <table:table-cell/>
          <table:table-cell office:value-type="string">
            <text:p>Желтоголовый королёк</text:p>
          </table:table-cell>
          <table:table-cell office:value-type="string">
            <text:p>Вид отмечен в октябре 1994 г. у озера Карасун (Русанов, 2011). Мы наблюдали корольков 8.10.2010 в Зеленом саду и у горы Б. Богдо, а также 5 птиц 27.09.11 в Зеленом саду. Источник: Амосов, 2012</text:p>
          </table:table-cell>
          <table:table-cell office:value-type="string">
            <text:p>Очень редкий</text:p>
          </table:table-cell>
          <table:table-cell office:value-type="string">
            <text:p>пролетный и зимующи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Ficedula hypoleuca</text:p>
          </table:table-cell>
          <table:table-cell/>
          <table:table-cell office:value-type="string">
            <text:p>(Pall., 1764)</text:p>
          </table:table-cell>
          <table:table-cell/>
          <table:table-cell office:value-type="string">
            <text:p>Мухоловка-пеструшка</text:p>
          </table:table-cell>
          <table:table-cell office:value-type="string">
            <text:p>Регистрируется в балках и других местах с наличием деревьев и кустарников с третьей декады апреля до первой половины мая, а осенью - в сентябре.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Ficedula parva</text:p>
          </table:table-cell>
          <table:table-cell/>
          <table:table-cell office:value-type="string">
            <text:p>(Bechstein, 1794)</text:p>
          </table:table-cell>
          <table:table-cell/>
          <table:table-cell office:value-type="string">
            <text:p>Малая мухоловка</text:p>
          </table:table-cell>
          <table:table-cell office:value-type="string">
            <text:p>Возможно, гнездится. На территории заповедника встречается со второй декады апреля до первой половины мая, реже - в июне и июле, а также с конца августа - в сентябре в Кордонной и Суриковской балках, у озера Карасун и в Зеленом саду. В эти периоды может достигать довольно высокой численности.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Muscicapa striata</text:p>
          </table:table-cell>
          <table:table-cell/>
          <table:table-cell office:value-type="string">
            <text:p>(Pall., 1764)</text:p>
          </table:table-cell>
          <table:table-cell/>
          <table:table-cell office:value-type="string">
            <text:p>Серая мухоловка</text:p>
          </table:table-cell>
          <table:table-cell office:value-type="string">
            <text:p>Возможно, гнездится. Чаще отмечается во время весеннего и осеннего пролета, редко встречается и с мая по август в местах, где произрастает древесно-кустарниковая растительность (Летопись, 2002-2007; Хохлов, Параушкин, 2004а; наши данные).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Saxicola rubetra</text:p>
          </table:table-cell>
          <table:table-cell/>
          <table:table-cell office:value-type="string">
            <text:p>(L., 1758)</text:p>
          </table:table-cell>
          <table:table-cell/>
          <table:table-cell office:value-type="string">
            <text:p>Луговой чекан</text:p>
          </table:table-cell>
          <table:table-cell office:value-type="string">
            <text:p>Возможно гнездится (Черенков С. Е. и др., цит. по: Летопись, 2007). Источник: Амосов, 2012</text:p>
          </table:table-cell>
          <table:table-cell office:value-type="string">
            <text:p>Редкий</text:p>
          </table:table-cell>
          <table:table-cell office:value-type="string">
            <text:p>пролетный вид</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Oenanthe oenanthe</text:p>
          </table:table-cell>
          <table:table-cell/>
          <table:table-cell office:value-type="string">
            <text:p>(L., 1758)</text:p>
          </table:table-cell>
          <table:table-cell/>
          <table:table-cell office:value-type="string">
            <text:p>Обыкновенная каменка</text:p>
          </table:table-cell>
          <table:table-cell office:value-type="string">
            <text:p>Предпочитает открытые участки с каменными россыпями, разрушенными каменными строениями, кучами мусора и т.п. Несколько пар были встречены вблизи ур. Зеленый сад 25.04.2001. Одну особь встретили 23.04.2002 у берега озера Баскунчак на территории балки Кордон, рядом с каменной плитой. Двух каменок, поочерёдно забиравшихся в каменную трещину, видели 26.04.2002 на горе Б. Богдо (Хохлов, Параушкин, 2004а).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Oenanthe pleschanka</text:p>
          </table:table-cell>
          <table:table-cell/>
          <table:table-cell office:value-type="string">
            <text:p>(Lepechin, 1770)</text:p>
          </table:table-cell>
          <table:table-cell/>
          <table:table-cell office:value-type="string">
            <text:p>Каменка-плешанка</text:p>
          </table:table-cell>
          <table:table-cell office:value-type="string">
            <text:p>Гнездится на каменистых обрывах балок (Суриковская, Белая и др.), горе Б. Богдо, обрывистых берегах Горькой речки, карстовых воронках и других местах.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Oenanthe isabellina</text:p>
          </table:table-cell>
          <table:table-cell/>
          <table:table-cell office:value-type="string">
            <text:p>(Temm., 1829)</text:p>
          </table:table-cell>
          <table:table-cell/>
          <table:table-cell office:value-type="string">
            <text:p>Каменка-плясунья</text:p>
          </table:table-cell>
          <table:table-cell office:value-type="string">
            <text:p>Обитает в местах с наличием обнажений различных пород (песчаника, гипса и др.), брошенных строений и их останков, строительного мусора, россыпей камней и т.п. В заповеднике встречается в районе г. Б. Богдо, на территории бывшего пионерского лагеря на Кордоне, урочище Шарбулак, окрестностях Горькой речки и озера Карасун, в Зеленом саду (в заброшенном поселке), около заброшенных кошар. Источник: Амосов, 2012</text:p>
          </table:table-cell>
          <table:table-cell office:value-type="string">
            <text:p>Обычны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Phoenicurus phoenicurus</text:p>
          </table:table-cell>
          <table:table-cell/>
          <table:table-cell office:value-type="string">
            <text:p>(L., 1758)</text:p>
          </table:table-cell>
          <table:table-cell/>
          <table:table-cell office:value-type="string">
            <text:p>Обыкновенная горихвостка</text:p>
          </table:table-cell>
          <table:table-cell office:value-type="string">
            <text:p>Встречается с конца апреля до сентября в местах с древесно-кустарниковой растительностью. Источник: Амосов, 2012</text:p>
          </table:table-cell>
          <table:table-cell office:value-type="string">
            <text:p>Редкий</text:p>
          </table:table-cell>
          <table:table-cell office:value-type="string">
            <text:p>пролетный и возможно гнездящийся</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Erithacus rubecula</text:p>
          </table:table-cell>
          <table:table-cell/>
          <table:table-cell office:value-type="string">
            <text:p>(L., 1758)</text:p>
          </table:table-cell>
          <table:table-cell/>
          <table:table-cell office:value-type="string">
            <text:p>Зарянка</text:p>
          </table:table-cell>
          <table:table-cell office:value-type="string">
            <text:p>Все встречи приходятся на апрель (самая ранняя дата 13.04.2004) и октябрь - ноябрь (самая поздняя 19.11.2010). Встречается в балках с древесно-кустарниковой растительностью и в ур. Зеленый сад.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Luscinia megarhynchos</text:p>
          </table:table-cell>
          <table:table-cell/>
          <table:table-cell office:value-type="string">
            <text:p>C. L. Brehm, 1831</text:p>
          </table:table-cell>
          <table:table-cell/>
          <table:table-cell office:value-type="string">
            <text:p>Южный соловей</text:p>
          </table:table-cell>
          <table:table-cell office:value-type="string">
            <text:p>Песню южного соловья слышал в заповеднике (конкретное место не указано) 25.04.2001 Н. Д. Реуцкий (Летопись, 2002). По материалам B.А. Хлебникова (1924) и В. Яковлева (1872) является гнездящимся видом Волго-Ахтубы (Русанов, 2011).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Luscinia luscinia</text:p>
          </table:table-cell>
          <table:table-cell/>
          <table:table-cell office:value-type="string">
            <text:p>(L., 1758)</text:p>
          </table:table-cell>
          <table:table-cell/>
          <table:table-cell office:value-type="string">
            <text:p>Обыкновенный соловей</text:p>
          </table:table-cell>
          <table:table-cell office:value-type="string">
            <text:p>Встречи обыкновенного соловья были в Кордонной и Суриковской балках и у озера Карасун в конце апреля - мае (Хохлов, Параушкин, 2004 а; Летопись, 2002 - 2010).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Luscinia svecica</text:p>
          </table:table-cell>
          <table:table-cell/>
          <table:table-cell office:value-type="string">
            <text:p>(L., 1758)</text:p>
          </table:table-cell>
          <table:table-cell/>
          <table:table-cell office:value-type="string">
            <text:p>Варакушка</text:p>
          </table:table-cell>
          <table:table-cell office:value-type="string">
            <text:p>Сообщений о встречах этого вида немного: весной 2001 г. в Кордонной балке (студенты РУДН); в мае 2003 г. там же и в других балках (сотруд¬ники РУДН) и 26.04.2006 у пруда Кордон (Летопись, 2002, 2004; Отчет C.Е. Черенкова и др., цит. по: Летопись, 2006).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Turdus pilaris</text:p>
          </table:table-cell>
          <table:table-cell/>
          <table:table-cell office:value-type="string">
            <text:p>L., 1758</text:p>
          </table:table-cell>
          <table:table-cell/>
          <table:table-cell office:value-type="string">
            <text:p>Рябинник</text:p>
          </table:table-cell>
          <table:table-cell office:value-type="string">
            <text:p>Редко встречается зимой. Во время весеннего (апрель - май) и осеннего (октябрь - начало ноября) стайки до двух - трех десятков особей отмечаются на территории с древесно-кустарниковой растительностью (Кордонная и Суриковская балка, берег озера Карасун, Зеленый сад и др.).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Turdus merula</text:p>
          </table:table-cell>
          <table:table-cell/>
          <table:table-cell office:value-type="string">
            <text:p>L., 1758</text:p>
          </table:table-cell>
          <table:table-cell/>
          <table:table-cell office:value-type="string">
            <text:p>Черный дрозд</text:p>
          </table:table-cell>
          <table:table-cell office:value-type="string">
            <text:p>Отмечен в апреле 2003 г. на пролете (Летопись, 2004). Стайку из 10 дроздов наблюдали 13.04.2004 в лоховых зарослях у озера Карасун (Летопись, 2005). Стайку из 60 дроздов наблюдали 7.04.2005 в Зеленом саду и 12.10.2005 - 15 дроздов встречены у оз. Карасун (Летопись, 2006). Осенний пролет дроздов отмечали: 3.10.2001 в Суриковской балке было учтено 32 птицы (Летопись, 2002); 13.10.2006 в тополевых зарослях Красного озера отмечено 6 птиц, и 15 - на маршруте по Зеленому саду, 20.10 - пара птиц в Суриковской балке (Летопись, 2007). Источник: Амосов, 2012</text:p>
          </table:table-cell>
          <table:table-cell office:value-type="string">
            <text:p>Немногочислен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Turdus iliacus</text:p>
          </table:table-cell>
          <table:table-cell/>
          <table:table-cell office:value-type="string">
            <text:p>L., 1766</text:p>
          </table:table-cell>
          <table:table-cell/>
          <table:table-cell office:value-type="string">
            <text:p>Белобровик</text:p>
          </table:table-cell>
          <table:table-cell office:value-type="string">
            <text:p>Небольшие стайки по 2-7 особей встречаются в местах произрастания деревьев и кустарников в апреле и в октябре.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Turdus philomelos</text:p>
          </table:table-cell>
          <table:table-cell/>
          <table:table-cell office:value-type="string">
            <text:p>C. L. Brehm, 1831</text:p>
          </table:table-cell>
          <table:table-cell/>
          <table:table-cell office:value-type="string">
            <text:p>Певчий дрозд</text:p>
          </table:table-cell>
          <table:table-cell office:value-type="string">
            <text:p>Во время пролета в апреле, а также в октябре (реже в августе - сентябре) встречаются стайки до нескольких десятков особей.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Muscicapidae</text:p>
          </table:table-cell>
          <table:table-cell/>
          <table:table-cell office:value-type="string">
            <text:p>Turdus viscivorus</text:p>
          </table:table-cell>
          <table:table-cell/>
          <table:table-cell office:value-type="string">
            <text:p>L., 1758</text:p>
          </table:table-cell>
          <table:table-cell/>
          <table:table-cell office:value-type="string">
            <text:p>Деряба</text:p>
          </table:table-cell>
          <table:table-cell office:value-type="string">
            <text:p>Трех птиц наблюдала Е. Э. Ткаченко 13.10.2006 в лоховых зарослях у Красного озера (Летопись, 2007).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Paradoxornithidae</text:p>
          </table:table-cell>
          <table:table-cell/>
          <table:table-cell office:value-type="string">
            <text:p>Panurus biarmicus</text:p>
          </table:table-cell>
          <table:table-cell/>
          <table:table-cell office:value-type="string">
            <text:p>(L., 1758)</text:p>
          </table:table-cell>
          <table:table-cell/>
          <table:table-cell office:value-type="string">
            <text:p>Усатая синица</text:p>
          </table:table-cell>
          <table:table-cell office:value-type="string">
            <text:p>Встречается в тростниковых зарослях ранней весной и поздней осенью. Этих синиц видели студенты РУДН в Кордонной балке и Н. Д. Реуцкий 26.04.2001 в небольшой балке с пресным водоемом к востоку от г. Б. Богдо. (Летопись, 2002). В мае 2003 г. ее встречали в зарослях тростника на нижнем пруду Кордонной балки (Летопись, 2004). Пару усатых синиц наблюдала 20.04.2004 Е. Э. Ткаченко в тростниковых зарослях балки Кордонная (Летопись, 2005). Отмечена С. Е. Черенковым 27.04.2006 в тростниках у нижнего пруда Кордон. (Летопись, 2007). Мы наблюдали усатую синицу 31.10.2009 и 4 особи в тростниковых зарослях нижнего пруда на Кордоне 31.03.2010.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Aegithalidae</text:p>
          </table:table-cell>
          <table:table-cell/>
          <table:table-cell office:value-type="string">
            <text:p>Aegithalos caudatus</text:p>
          </table:table-cell>
          <table:table-cell/>
          <table:table-cell office:value-type="string">
            <text:p>(L., 1758)</text:p>
          </table:table-cell>
          <table:table-cell/>
          <table:table-cell office:value-type="string">
            <text:p>Ополовник</text:p>
          </table:table-cell>
          <table:table-cell office:value-type="string">
            <text:p>Одиночная птица встречена С. Е. Черенковым с коллегами в сильно разреженной лесополосе у южного края Зеленого сада 1.05.2006 (Летопись, 2007). Четырех длиннохвостых синиц мы наблюдали в лесополосе Зеленого сада 7.10.2010. Источник: Амосов, 2012</text:p>
          </table:table-cell>
          <table:table-cell office:value-type="string">
            <text:p>Очень 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Paridae</text:p>
          </table:table-cell>
          <table:table-cell/>
          <table:table-cell office:value-type="string">
            <text:p>Remiz pendulinus</text:p>
          </table:table-cell>
          <table:table-cell/>
          <table:table-cell office:value-type="string">
            <text:p>(L., 1758)</text:p>
          </table:table-cell>
          <table:table-cell/>
          <table:table-cell office:value-type="string">
            <text:p>Обыкновенный ремез</text:p>
          </table:table-cell>
          <table:table-cell office:value-type="string">
            <text:p>Пять старых гнездовых построек ремеза найдены 25.04.2002 на деревьях и кустарниках, произрастающих по берегу пруда Кордон. 30.4 там же встречена пара птиц, одна из которых держала в клюве перо, очевидно птицы строили гнездо (Хохлов, Параушкин, 2004а).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Paridae</text:p>
          </table:table-cell>
          <table:table-cell/>
          <table:table-cell office:value-type="string">
            <text:p>Parus caeruleus</text:p>
          </table:table-cell>
          <table:table-cell/>
          <table:table-cell office:value-type="string">
            <text:p>L., 1758</text:p>
          </table:table-cell>
          <table:table-cell/>
          <table:table-cell office:value-type="string">
            <text:p>Лазоревка</text:p>
          </table:table-cell>
          <table:table-cell office:value-type="string">
            <text:p>Встречается чаще с марта по май и в октябре в зарослях деревьев и кустарников на всей территории заповедника. Источник: Амосов, 2012</text:p>
          </table:table-cell>
          <table:table-cell office:value-type="string">
            <text:p>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Paridae</text:p>
          </table:table-cell>
          <table:table-cell/>
          <table:table-cell office:value-type="string">
            <text:p>Parus major</text:p>
          </table:table-cell>
          <table:table-cell/>
          <table:table-cell office:value-type="string">
            <text:p>L., 1758</text:p>
          </table:table-cell>
          <table:table-cell/>
          <table:table-cell office:value-type="string">
            <text:p>Большая синица</text:p>
          </table:table-cell>
          <table:table-cell office:value-type="string">
            <text:p>Большие синицы встречаются повсеместно там, где произрастает древесная растительность (Хохлов, Параушкин, 2004а; наши данные) с октября по апрель. Источник: Амосов, 2012</text:p>
          </table:table-cell>
          <table:table-cell office:value-type="string">
            <text:p>Немногочисленны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Certhiidae</text:p>
          </table:table-cell>
          <table:table-cell/>
          <table:table-cell office:value-type="string">
            <text:p>Certhia familiaris</text:p>
          </table:table-cell>
          <table:table-cell/>
          <table:table-cell office:value-type="string">
            <text:p>L., 1758</text:p>
          </table:table-cell>
          <table:table-cell/>
          <table:table-cell office:value-type="string">
            <text:p>Обыкновенная пищуха</text:p>
          </table:table-cell>
          <table:table-cell office:value-type="string">
            <text:p>Одну птицу мы наблюдали 7.10.2010 г. в бывшем поселке Зеленый сад (Амосов, 2010 г). Источник: Амосов, 2012</text:p>
          </table:table-cell>
          <table:table-cell office:value-type="string">
            <text:p>Очень 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Passeridae</text:p>
          </table:table-cell>
          <table:table-cell/>
          <table:table-cell office:value-type="string">
            <text:p>Passer domesticus</text:p>
          </table:table-cell>
          <table:table-cell/>
          <table:table-cell office:value-type="string">
            <text:p>(L., 1758)</text:p>
          </table:table-cell>
          <table:table-cell/>
          <table:table-cell office:value-type="string">
            <text:p>Домовый воробей</text:p>
          </table:table-cell>
          <table:table-cell office:value-type="string">
            <text:p>Встречается в поселках В. и Н. Баскунчак, а на территории заповедника - в заброшенном поселке Зеленый сад. Источник: Амосов, 2012</text:p>
          </table:table-cell>
          <table:table-cell office:value-type="string">
            <text:p>Очень редкий</text:p>
          </table:table-cell>
          <table:table-cell office:value-type="string">
            <text:p>оседлый вид</text:p>
          </table:table-cell>
          <table:table-cell table:number-columns-repeated="4"/>
        </table:table-row>
        <table:table-row table:style-name="ro5">
          <table:table-cell office:value-type="string">
            <text:p>family</text:p>
          </table:table-cell>
          <table:table-cell office:value-type="string">
            <text:p>Passeridae</text:p>
          </table:table-cell>
          <table:table-cell/>
          <table:table-cell office:value-type="string">
            <text:p>Passer montanus</text:p>
          </table:table-cell>
          <table:table-cell/>
          <table:table-cell office:value-type="string">
            <text:p>(L., 1758)</text:p>
          </table:table-cell>
          <table:table-cell/>
          <table:table-cell office:value-type="string">
            <text:p>Полевой воробей</text:p>
          </table:table-cell>
          <table:table-cell office:value-type="string">
            <text:p><text:s/>Источник: Амосов, 2012</text:p>
          </table:table-cell>
          <table:table-cell office:value-type="string">
            <text:p>Обычный, местами даже многочисленный</text:p>
          </table:table-cell>
          <table:table-cell office:value-type="string">
            <text:p>оседлый</text:p>
          </table:table-cell>
          <table:table-cell table:number-columns-repeated="4"/>
        </table:table-row>
        <table:table-row table:style-name="ro5">
          <table:table-cell office:value-type="string">
            <text:p>family</text:p>
          </table:table-cell>
          <table:table-cell office:value-type="string">
            <text:p>Passeridae</text:p>
          </table:table-cell>
          <table:table-cell/>
          <table:table-cell office:value-type="string">
            <text:p>Petronia petronia</text:p>
          </table:table-cell>
          <table:table-cell/>
          <table:table-cell office:value-type="string">
            <text:p>(L., 1766)</text:p>
          </table:table-cell>
          <table:table-cell/>
          <table:table-cell office:value-type="string">
            <text:p>Каменный воробей</text:p>
          </table:table-cell>
          <table:table-cell office:value-type="string">
            <text:p>Вид найден Л. А. Мадридом Хименесом 26 и 29.05.2000 (Дипломная работа бакалавра Л. А. Мадрид Хименеса, 2002, кафедра системной экологии РУДН). Приводится А. В. Ростовым (2004) как гнездящийся. Источник: Амосов, 2012</text:p>
          </table:table-cell>
          <table:table-cell table:number-columns-repeated="6"/>
        </table:table-row>
        <table:table-row table:style-name="ro5">
          <table:table-cell office:value-type="string">
            <text:p>family</text:p>
          </table:table-cell>
          <table:table-cell office:value-type="string">
            <text:p>Passeridae</text:p>
          </table:table-cell>
          <table:table-cell/>
          <table:table-cell office:value-type="string">
            <text:p>Carpospiza brachydactyla</text:p>
          </table:table-cell>
          <table:table-cell/>
          <table:table-cell office:value-type="string">
            <text:p>(Bonaparte, 1850)</text:p>
          </table:table-cell>
          <table:table-cell/>
          <table:table-cell office:value-type="string">
            <text:p>Короткопалый воробей</text:p>
          </table:table-cell>
          <table:table-cell office:value-type="string">
            <text:p>Птиц этого вида обнаружил в окрестностях заповедника (у гипсового карьера) в 2000 г. С. А. Букреев (2001). Источник: Амосов, 2012</text:p>
          </table:table-cell>
          <table:table-cell office:value-type="string">
            <text:p>Очень редкий</text:p>
          </table:table-cell>
          <table:table-cell office:value-type="string">
            <text:p>Возможно, гнездится</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Fringilla coelebs</text:p>
          </table:table-cell>
          <table:table-cell/>
          <table:table-cell office:value-type="string">
            <text:p>L., 1758</text:p>
          </table:table-cell>
          <table:table-cell/>
          <table:table-cell office:value-type="string">
            <text:p>Зяблик</text:p>
          </table:table-cell>
          <table:table-cell office:value-type="string">
            <text:p>Песни зябликов мы слышали в мае - июне 2010 и 2011 г. Источник: Амосов, 2012</text:p>
          </table:table-cell>
          <table:table-cell office:value-type="string">
            <text:p>Обычный</text:p>
          </table:table-cell>
          <table:table-cell office:value-type="string">
            <text:p>пролетный и редкий возможно гнездящийся</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Fringilla montifringilla</text:p>
          </table:table-cell>
          <table:table-cell/>
          <table:table-cell office:value-type="string">
            <text:p>(PaLL., 1811)</text:p>
          </table:table-cell>
          <table:table-cell/>
          <table:table-cell office:value-type="string">
            <text:p>Юрок</text:p>
          </table:table-cell>
          <table:table-cell office:value-type="string">
            <text:p><text:s/>Источник: Амосов, 2012</text:p>
          </table:table-cell>
          <table:table-cell office:value-type="string">
            <text:p>Обычный</text:p>
          </table:table-cell>
          <table:table-cell office:value-type="string">
            <text:p>пролетный и редкий зимующи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Chloris chloris</text:p>
          </table:table-cell>
          <table:table-cell/>
          <table:table-cell office:value-type="string">
            <text:p>(L., 1758)</text:p>
          </table:table-cell>
          <table:table-cell/>
          <table:table-cell office:value-type="string">
            <text:p>Обыкновенная зеленушка</text:p>
          </table:table-cell>
          <table:table-cell office:value-type="string">
            <text:p>Отмечена 1.11.2006 (Летопись, 2007) и 31.10.2009 в зарослях лоха у оз. Карасун и на тополях в Кордонной балке и у оз. Красное. Встречи были и в последующие годы поздней осенью и зимой. Источник: Амосов, 2012</text:p>
          </table:table-cell>
          <table:table-cell office:value-type="string">
            <text:p>Редкий</text:p>
          </table:table-cell>
          <table:table-cell office:value-type="string">
            <text:p>пролетный и зимующи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Spinus spinus</text:p>
          </table:table-cell>
          <table:table-cell/>
          <table:table-cell office:value-type="string">
            <text:p>(L., 1758)</text:p>
          </table:table-cell>
          <table:table-cell/>
          <table:table-cell office:value-type="string">
            <text:p>Чиж</text:p>
          </table:table-cell>
          <table:table-cell office:value-type="string">
            <text:p>Редко встречается летом. Источник: Амосов, 2012</text:p>
          </table:table-cell>
          <table:table-cell office:value-type="string">
            <text:p>Обычны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Carduelis carduelis</text:p>
          </table:table-cell>
          <table:table-cell/>
          <table:table-cell office:value-type="string">
            <text:p>(L., 1758)</text:p>
          </table:table-cell>
          <table:table-cell/>
          <table:table-cell office:value-type="string">
            <text:p>Щегол</text:p>
          </table:table-cell>
          <table:table-cell office:value-type="string">
            <text:p>Небольшие транзитные стайки и одиночные птицы отмечались в Кордонной балке и в лесопосадках Зеленого сада в апреле - начале мая (Летопись, 2004 - 2007).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Acanthis cannabina</text:p>
          </table:table-cell>
          <table:table-cell/>
          <table:table-cell office:value-type="string">
            <text:p>(L., 1758)</text:p>
          </table:table-cell>
          <table:table-cell/>
          <table:table-cell office:value-type="string">
            <text:p>Коноплянка</text:p>
          </table:table-cell>
          <table:table-cell office:value-type="string">
            <text:p>Три особи зарегистрированы 23.04.2002 у пруда в балке Кордон, 24.4 одна коноплянка была отловлена и окольцована (Хохлов, Параушкин, 2004 а). Встречена Е. Э. Ткаченко в апреле 2003 г. в Суриковской балке (Летопись, 2004). Группу из 4 коноплянок обнаружили в пос. Зеленый сад 6.05.2005 (Летопись, 2006).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Acanthis flammea</text:p>
          </table:table-cell>
          <table:table-cell/>
          <table:table-cell office:value-type="string">
            <text:p>(L., 1758)</text:p>
          </table:table-cell>
          <table:table-cell/>
          <table:table-cell office:value-type="string">
            <text:p>Обыкновенная чечетка</text:p>
          </table:table-cell>
          <table:table-cell office:value-type="string">
            <text:p>Небольшие стайки встречаются поздней осенью и зимой (с ноября по начало марта). Источник: Амосов, 2012</text:p>
          </table:table-cell>
          <table:table-cell office:value-type="string">
            <text:p>Обычны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Carpodacus erythrinus</text:p>
          </table:table-cell>
          <table:table-cell/>
          <table:table-cell office:value-type="string">
            <text:p>(Pall., 1770)</text:p>
          </table:table-cell>
          <table:table-cell/>
          <table:table-cell office:value-type="string">
            <text:p>Обыкновенная чечевица</text:p>
          </table:table-cell>
          <table:table-cell office:value-type="string">
            <text:p>Стаи пролетных чечевиц достигают иногда до сотни особей. Источник: Амосов, 2012</text:p>
          </table:table-cell>
          <table:table-cell office:value-type="string">
            <text:p>Обычны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Loxia curvirostra</text:p>
          </table:table-cell>
          <table:table-cell/>
          <table:table-cell office:value-type="string">
            <text:p>(Linnaeus, 1758)</text:p>
          </table:table-cell>
          <table:table-cell/>
          <table:table-cell office:value-type="string">
            <text:p>Клест-еловик</text:p>
          </table:table-cell>
          <table:table-cell office:value-type="string">
            <text:p>Летом 1940 г. А. С. Мальчевский (1950) отмечал клеста в лесополосах Бог- динской лесомелиоративной станции (участок заповедника Зеленый сад). Статус залетного клестеловик имеет во всем Нижнем Поволжье (Русанов, 2011). Источник: Амосов, 2012</text:p>
          </table:table-cell>
          <table:table-cell/>
          <table:table-cell office:value-type="string">
            <text:p>Залетны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Pyrrhula pyrrhula</text:p>
          </table:table-cell>
          <table:table-cell/>
          <table:table-cell office:value-type="string">
            <text:p>(L., 1758)</text:p>
          </table:table-cell>
          <table:table-cell/>
          <table:table-cell office:value-type="string">
            <text:p>Обыкновенный снегирь</text:p>
          </table:table-cell>
          <table:table-cell office:value-type="string">
            <text:p>Небольшие стайки по 3-5 особей были встречены нами 2.11.2010 в Зеленом саду и в Кордонной балке. Источник: Амосов, 2012</text:p>
          </table:table-cell>
          <table:table-cell office:value-type="string">
            <text:p>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Fringillidae</text:p>
          </table:table-cell>
          <table:table-cell/>
          <table:table-cell office:value-type="string">
            <text:p>Coccothraustes coccothraustes</text:p>
          </table:table-cell>
          <table:table-cell/>
          <table:table-cell office:value-type="string">
            <text:p>(L., 1758)</text:p>
          </table:table-cell>
          <table:table-cell/>
          <table:table-cell office:value-type="string">
            <text:p>Обыкновенный дубонос</text:p>
          </table:table-cell>
          <table:table-cell office:value-type="string">
            <text:p>В гнездовой период не отмечен. В 2005 г. два дубоноса среагировали на манковых птиц при отлове в балке «Кордонная» (сообщение Параушкина И. В. и др., цит. по: Летопись, 2006). В 2006 г. неоднократно пары и стайки до 10 особей отмечались в балках с развитой древесной растительностью (Суриковская, Кордонная) (отчет С. Е. Черенкова и др., цит. по: Летопись, 2007). Мы наблюдали стайку дубоносов из 10 особей в Кордонной балке 8.10.2009. В последующие годы осенние встречи были ежегодными. Источник: Амосов, 2012</text:p>
          </table:table-cell>
          <table:table-cell office:value-type="string">
            <text:p>Редкий</text:p>
          </table:table-cell>
          <table:table-cell office:value-type="string">
            <text:p>пролетный</text:p>
          </table:table-cell>
          <table:table-cell table:number-columns-repeated="4"/>
        </table:table-row>
        <table:table-row table:style-name="ro5">
          <table:table-cell office:value-type="string">
            <text:p>family</text:p>
          </table:table-cell>
          <table:table-cell office:value-type="string">
            <text:p>Emberizidae</text:p>
          </table:table-cell>
          <table:table-cell/>
          <table:table-cell office:value-type="string">
            <text:p>Miliaria calandra</text:p>
          </table:table-cell>
          <table:table-cell/>
          <table:table-cell office:value-type="string">
            <text:p>L., 1758</text:p>
          </table:table-cell>
          <table:table-cell/>
          <table:table-cell office:value-type="string">
            <text:p>Просянка</text:p>
          </table:table-cell>
          <table:table-cell office:value-type="string">
            <text:p>Поющего на кустарнике самца отмечали 24.04.2002 на берегу озера Баскунчак в окрестностях балки Кордон (Хохлов, Параушкин, 2004а). В. В. Хохлов и И. В. Параушкин считают, что гнездование просянки приурочено к окрестностям горы Большое Богдо, где ими отмечено 27.04.2003 три территориальных пары овсянок этого вида (Летопись, 2004). Источник: Амосов, 2012</text:p>
          </table:table-cell>
          <table:table-cell office:value-type="string">
            <text:p>Очень 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Emberizidae</text:p>
          </table:table-cell>
          <table:table-cell/>
          <table:table-cell office:value-type="string">
            <text:p>Emberiza citronella</text:p>
          </table:table-cell>
          <table:table-cell/>
          <table:table-cell office:value-type="string">
            <text:p>L., 1758</text:p>
          </table:table-cell>
          <table:table-cell/>
          <table:table-cell office:value-type="string">
            <text:p>Обыкновенная овсянка</text:p>
          </table:table-cell>
          <table:table-cell office:value-type="string">
            <text:p>Четырёх пролетающих птиц отметили В. В. Хохлов и И. В. Параушкин (2004а) 24.04.2002 в балке Кордон, ещё двух птиц сидящих на кустарнике видели 28 апреля в урочище Зелёный сад. 13.04.2004 стайки овсянок отмечены Е. Э. Ткаченко в лоховых зарослях на берегу оз. Карасун (Летопись, 2005). 1.04.2005 две стайки овсянок по 9 и 11 птиц зарегистрированы в степи между Зеленым садом и Кордонными прудами, и 4 птицы в кустарниковых зарослях в балке Кордонная (Летопись, 2006). Наиболее поздняя встреча овсянок - 3.11.2006 в балке Пещерная (Летопись, 2007). Мы обыкновенных овсянок наблюдали 8, 19 и 27 октября в количестве 1-3 ос. на Кордоне, у озера Карасун и у дороги в Красной лощине. Источник: Амосов, 2012</text:p>
          </table:table-cell>
          <table:table-cell office:value-type="string">
            <text:p>Редкий</text:p>
          </table:table-cell>
          <table:table-cell office:value-type="string">
            <text:p>зимующий</text:p>
          </table:table-cell>
          <table:table-cell table:number-columns-repeated="4"/>
        </table:table-row>
        <table:table-row table:style-name="ro5">
          <table:table-cell office:value-type="string">
            <text:p>family</text:p>
          </table:table-cell>
          <table:table-cell office:value-type="string">
            <text:p>Emberizidae</text:p>
          </table:table-cell>
          <table:table-cell/>
          <table:table-cell office:value-type="string">
            <text:p>Emberiza hortulana</text:p>
          </table:table-cell>
          <table:table-cell/>
          <table:table-cell office:value-type="string">
            <text:p>L., 1758</text:p>
          </table:table-cell>
          <table:table-cell/>
          <table:table-cell office:value-type="string">
            <text:p>Садовая овсянка</text:p>
          </table:table-cell>
          <table:table-cell office:value-type="string">
            <text:p>Встречается со второй половины марта и до сентября в зарослях деревьев и кустарников на всей территории заповедника. О гнездовании садовой овсянки свидетельствуют только косвенные факты: пребывание вида в течение всего гнездового периода и пение самцов. Сообщений о находке гнезд нет. Источник: Амосов, 2012</text:p>
          </table:table-cell>
          <table:table-cell office:value-type="string">
            <text:p>Редкий</text:p>
          </table:table-cell>
          <table:table-cell office:value-type="string">
            <text:p>гнездящийся</text:p>
          </table:table-cell>
          <table:table-cell table:number-columns-repeated="4"/>
        </table:table-row>
        <table:table-row table:style-name="ro5">
          <table:table-cell office:value-type="string">
            <text:p>family</text:p>
          </table:table-cell>
          <table:table-cell office:value-type="string">
            <text:p>Emberizidae</text:p>
          </table:table-cell>
          <table:table-cell/>
          <table:table-cell office:value-type="string">
            <text:p>Granativora bruniceps</text:p>
          </table:table-cell>
          <table:table-cell/>
          <table:table-cell office:value-type="string">
            <text:p>(J. F. Brandt, 1841)</text:p>
          </table:table-cell>
          <table:table-cell/>
          <table:table-cell office:value-type="string">
            <text:p>Жёлчная овсянка</text:p>
          </table:table-cell>
          <table:table-cell office:value-type="string">
            <text:p>Известно, что в системе Богдинских искусственных лесных насаждений жёлчная овсянка была обнаружена на гнездовании еще в 1940 году (Мальчевский, 1946, 1950). Наблюдается в заповеднике с конца апреля и до сентября там, где есть древесно-кустарниковая или кустарничковая растительность: в районе между Кордоном и г. Б. Богдо, оз. Карасун, Зеленом саду и др. местах. В мае - июне самцы активно поют (Букреев, 1999; Амосов, 2010 г). Источник: Амосов, 2012</text:p>
          </table:table-cell>
          <table:table-cell office:value-type="string">
            <text:p>Обычный</text:p>
          </table:table-cell>
          <table:table-cell office:value-type="string">
            <text:p>гнездящийся вид</text:p>
          </table:table-cell>
          <table:table-cell table:number-columns-repeated="4"/>
        </table:table-row>
        <table:table-row table:style-name="ro5">
          <table:table-cell office:value-type="string">
            <text:p>family</text:p>
          </table:table-cell>
          <table:table-cell office:value-type="string">
            <text:p>Emberizidae</text:p>
          </table:table-cell>
          <table:table-cell/>
          <table:table-cell office:value-type="string">
            <text:p>Schoeniclus schoeniclus</text:p>
          </table:table-cell>
          <table:table-cell/>
          <table:table-cell office:value-type="string">
            <text:p>(L., 1758)</text:p>
          </table:table-cell>
          <table:table-cell/>
          <table:table-cell office:value-type="string">
            <text:p>Камышовая овсянка</text:p>
          </table:table-cell>
          <table:table-cell office:value-type="string">
            <text:p>Встречается в тростниковых зарослях Кордонных прудов, у озера Карасун, в устье Горькой речки по несколько особей. Так в 2010 году у прудов Кордон 31.03 было зарегистрировано 7 особей, а 19.4 - 1 особь. Источник: Амосов, 2012</text:p>
          </table:table-cell>
          <table:table-cell office:value-type="string">
            <text:p>Очень редкий</text:p>
          </table:table-cell>
          <table:table-cell office:value-type="string">
            <text:p>пролетный</text:p>
          </table:table-cell>
          <table:table-cell table:number-columns-repeated="4"/>
        </table:table-row>
        <table:table-row table:style-name="ro5" table:number-rows-repeated="1048349">
          <table:table-cell table:number-columns-repeated="15"/>
        </table:table-row>
        <table:table-row table:style-name="ro5">
          <table:table-cell table:number-columns-repeated="15"/>
        </table:table-row>
        <table:named-expressions/>
      </table:table>
      <table:table table:name="species synonym" table:style-name="ta1" table:print="false">
        <table:table-column table:style-name="co1" table:number-columns-repeated="6" table:default-cell-style-name="Default"/>
        <table:table-row table:style-name="ro1">
          <table:table-cell office:value-type="string">
            <text:p>sp.</text:p>
          </table:table-cell>
          <table:table-cell office:value-type="string">
            <text:p>name</text:p>
          </table:table-cell>
          <table:table-cell office:value-type="string">
            <text:p>abbreviation</text:p>
          </table:table-cell>
          <table:table-cell office:value-type="string">
            <text:p>autor</text:p>
          </table:table-cell>
          <table:table-cell office:value-type="string">
            <text:p>aut_abbr</text:p>
          </table:table-cell>
          <table:table-cell office:value-type="string">
            <text:p>synonymy</text:p>
          </table:table-cell>
        </table:table-row>
      </table:table>
      <table:table table:name=""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3P0" style:volatile="true">
      <number:number number:decimal-places="2" number:min-integer-digits="1" number:grouping="true"/>
      <number:text>р.</number:text>
    </number:number-style>
    <number:number-style style:name="N113">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2" number:min-integer-digits="1" number:grouping="true"/>
      <number:text>р.</number:text>
    </number:number-style>
    <number:number-style style:name="N114">
      <style:text-properties fo:color="#ff0000"/>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0" number:min-integer-digits="1" number:grouping="true"/>
      <number:text>р. </number:text>
    </number:number-style>
    <number:number-style style:name="N120P1" style:volatile="true">
      <number:text>-</number:text>
      <number:number number:decimal-places="0" number:min-integer-digits="1" number:grouping="true"/>
      <number:text>р. </number:text>
    </number:number-style>
    <number:number-style style:name="N120P2" style:volatile="true">
      <number:text> -р.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р. </number:text>
    </number:number-style>
    <number:number-style style:name="N122P1" style:volatile="true">
      <number:text>-</number:text>
      <number:number number:decimal-places="2" number:min-integer-digits="1" number:grouping="true"/>
      <number:text>р. </number:text>
    </number:number-style>
    <number:number-style style:name="N122P2" style:volatile="true">
      <number:text> -</number:text>
      <number:number number:decimal-places="0" number:min-integer-digits="0"/>
      <number:text>р.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Обычный_20_3" style:display-name="Обычный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5">15.04.2015</text:date>, <text:time>14:40:46</text:time></text:p>
        </style:region-right>
      </style:header>
      <style:header-left style:display="false"/>
      <style:footer>
        <text:p>Página <text:page-number>1</text:page-number> /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style:master-page style:name="PageStyle_5f_Лист1_20_2" style:display-name="PageStyle_Лист1 2"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5-04-13T13:28:38</meta:creation-date>
    <dc:date>2015-04-15T14:40:46.43</dc:date>
    <dc:language>es-ES</dc:language>
    <meta:editing-cycles>8</meta:editing-cycles>
    <meta:editing-duration>PT32M19S</meta:editing-duration>
    <dc:creator>Konstantin Grebennikov</dc:creator>
    <meta:document-statistic meta:table-count="13" meta:cell-count="2189" meta:object-count="0"/>
    <meta:user-defined meta:name="Info 1"/>
    <meta:user-defined meta:name="Info 2"/>
    <meta:user-defined meta:name="Info 3"/>
    <meta:user-defined meta:name="Info 4"/>
  </office:meta>
</office:document-meta>
</file>